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5A00000048418A9D34.png"/>
  <manifest:file-entry manifest:media-type="" manifest:full-path="Pictures/TablePreview1.svm"/>
  <manifest:file-entry manifest:media-type="image/png" manifest:full-path="Pictures/100002010000005A00000048E13B7D7D.png"/>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 style:family="graphic" style:parent-style-name="standard">
      <style:graphic-properties draw:fill="solid" draw:fill-color="#cccccc" draw:textarea-horizontal-align="center" draw:textarea-vertical-align="middle"/>
    </style:style>
    <style:style style:name="gr4" style:family="graphic" style:parent-style-name="standard">
      <style:graphic-properties draw:fill="solid" draw:fill-color="#cccccc" draw:textarea-horizontal-align="center" draw:textarea-vertical-align="middle" style:protect="position size"/>
    </style:style>
    <style:style style:name="gr5" style:family="graphic" style:parent-style-name="standard">
      <style:graphic-properties draw:fill="solid" draw:fill-color="#c0c0c0" draw:textarea-horizontal-align="center" draw:textarea-vertical-align="middle" style:protect="position 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8"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style:protect="position size"/>
    </style:style>
    <style:style style:name="gr9" style:family="graphic" style:parent-style-name="standard">
      <style:graphic-properties draw:stroke="none" svg:stroke-width="0.026cm" svg:stroke-color="#800000" draw:stroke-linejoin="miter" draw:fill="solid" draw:fill-color="#94bd5e"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protect="position size"/>
    </style:style>
    <style:style style:name="gr10" style:family="graphic" style:parent-style-name="standard">
      <style:graphic-properties draw:stroke="none" svg:stroke-width="0.026cm" svg:stroke-color="#800000" draw:stroke-linejoin="miter" draw:fill="solid" draw:fill-color="#6b2394"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protect="position size"/>
    </style:style>
    <style:style style:name="gr11" style:family="graphic" style:parent-style-name="standard">
      <style:graphic-properties draw:marker-end="Arrow" draw:marker-end-width="0.3cm" draw:textarea-horizontal-align="center" draw:textarea-vertical-align="middle" style:protect="position size"/>
    </style:style>
    <style:style style:name="gr12" style:family="graphic" style:parent-style-name="standard">
      <style:graphic-properties draw:textarea-horizontal-align="center" draw:textarea-vertical-align="middle" style:protect="position size"/>
    </style:style>
    <style:style style:name="gr13" style:family="graphic" style:parent-style-name="standard">
      <style:graphic-properties draw:fill="solid" draw:fill-color="#cccccc" draw:textarea-horizontal-align="justify" draw:textarea-vertical-align="middle" draw:auto-grow-height="false" style:protect="position size"/>
    </style:style>
    <style:style style:name="gr14" style:family="graphic" style:parent-style-name="standard">
      <style:graphic-properties draw:stroke="none" svg:stroke-color="#000000" draw:fill="none" draw:fill-color="#ffffff" draw:textarea-horizontal-align="left" draw:auto-grow-height="true" draw:auto-grow-width="false" fo:min-height="0.677cm" fo:min-width="6.886cm" style:protect="position size"/>
    </style:style>
    <style:style style:name="gr15" style:family="graphic" style:parent-style-name="standard">
      <style:graphic-properties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draw:auto-grow-height="true" fo:min-height="13.365cm"/>
    </style:style>
    <style:style style:name="pr3" style:family="presentation" style:parent-style-name="template-subtitle">
      <style:graphic-properties draw:fill-color="#ffffff" draw:auto-grow-height="false" fo:min-height="14.42cm" style:protect="position size"/>
    </style:style>
    <style:style style:name="pr4" style:family="presentation" style:parent-style-name="template-notes">
      <style:graphic-properties draw:fill-color="#ffffff" fo:min-height="13.364cm"/>
    </style:style>
    <style:style style:name="pr5" style:family="presentation" style:parent-style-name="template-title">
      <style:graphic-properties draw:auto-grow-height="false" fo:min-height="2.739cm" style:protect="position size"/>
    </style:style>
    <style:style style:name="pr6" style:family="presentation" style:parent-style-name="template-outline1" style:list-style-name="L2">
      <style:graphic-properties draw:auto-grow-height="false" fo:min-height="14.42cm" style:protect="position size"/>
    </style:style>
    <style:style style:name="pr7" style:family="presentation" style:parent-style-name="template-outline1" style:list-style-name="L2">
      <style:graphic-properties draw:auto-grow-height="false" fo:min-height="14.42cm" style:protect="position size"/>
    </style:style>
    <style:style style:name="pr8" style:family="presentation" style:parent-style-name="template-outline1" style:list-style-name="L2">
      <style:graphic-properties draw:auto-grow-height="false" fo:min-height="14.42cm" style:protect="position size"/>
    </style:style>
    <style:style style:name="pr9" style:family="presentation" style:parent-style-name="template-outline1" style:list-style-name="L2">
      <style:graphic-properties draw:auto-grow-height="false" fo:min-height="14.42cm" style:protect="position size"/>
    </style:style>
    <style:style style:name="pr10" style:family="presentation" style:parent-style-name="template-outline1" style:list-style-name="L2">
      <style:graphic-properties draw:auto-grow-height="false" fo:min-height="14.42cm" style:protect="position size"/>
    </style:style>
    <style:style style:name="pr11" style:family="presentation" style:parent-style-name="template-outline1" style:list-style-name="L2">
      <style:graphic-properties draw:auto-grow-height="false" fo:min-height="14.42cm" style:protect="position size"/>
    </style:style>
    <style:style style:name="pr12" style:family="presentation" style:parent-style-name="template-title">
      <style:graphic-properties draw:auto-grow-height="false" fo:min-height="3.506cm" style:protect="position size"/>
    </style:style>
    <style:style style:name="pr13" style:family="presentation" style:parent-style-name="template-outline1" style:list-style-name="L2">
      <style:graphic-properties draw:auto-grow-height="false" fo:min-height="14.42cm" style:protect="position size"/>
    </style:style>
    <style:style style:name="pr14" style:family="presentation" style:parent-style-name="template-outline1" style:list-style-name="L2">
      <style:graphic-properties draw:auto-grow-height="false" fo:min-height="14.42cm" style:protect="position size"/>
    </style:style>
    <style:style style:name="pr15" style:family="presentation" style:parent-style-name="template-outline1" style:list-style-name="L2">
      <style:graphic-properties draw:auto-grow-height="false" fo:min-height="14.42cm" style:protect="position size"/>
    </style:style>
    <style:style style:name="pr16" style:family="presentation" style:parent-style-name="template-outline1" style:list-style-name="L2">
      <style:graphic-properties draw:auto-grow-height="false" fo:min-height="14.42cm" style:protect="position size"/>
    </style:style>
    <style:style style:name="pr17" style:family="presentation" style:parent-style-name="template-outline1" style:list-style-name="L2">
      <style:graphic-properties draw:auto-grow-height="false" fo:min-height="14.42cm" style:protect="position size"/>
    </style:style>
    <style:style style:name="pr18" style:family="presentation" style:parent-style-name="template-outline1" style:list-style-name="L2">
      <style:graphic-properties draw:auto-grow-height="false" fo:min-height="14.42cm" style:protect="position size"/>
    </style:style>
    <style:style style:name="pr19" style:family="presentation" style:parent-style-name="template-outline1" style:list-style-name="L2">
      <style:graphic-properties draw:auto-grow-height="false" fo:min-height="14.42cm" style:protect="position size"/>
    </style:style>
    <style:style style:name="pr20" style:family="presentation" style:parent-style-name="template-outline1" style:list-style-name="L2">
      <style:graphic-properties draw:auto-grow-height="false" fo:min-height="14.42cm" style:protect="position size"/>
    </style:style>
    <style:style style:name="pr21" style:family="presentation" style:parent-style-name="template-title">
      <style:graphic-properties draw:auto-grow-height="false" fo:min-height="3.506cm"/>
    </style:style>
    <style:style style:name="pr22" style:family="presentation" style:parent-style-name="template-outline1" style:list-style-name="L2">
      <style:graphic-properties draw:auto-grow-height="false" fo:min-height="14.42cm"/>
    </style:style>
    <style:style style:name="pr23" style:family="presentation" style:parent-style-name="template-outline1" style:list-style-name="L2">
      <style:graphic-properties draw:auto-grow-height="false" fo:min-height="14.42cm" style:protect="position size"/>
    </style:style>
    <style:style style:name="pr24" style:family="presentation" style:parent-style-name="template-outline1" style:list-style-name="L2">
      <style:graphic-properties draw:auto-grow-height="false" fo:min-height="14.42cm" style:protect="position size"/>
    </style:style>
    <style:style style:name="pr25" style:family="presentation" style:parent-style-name="template-outline1" style:list-style-name="L2">
      <style:graphic-properties draw:auto-grow-height="false" fo:min-height="14.42cm" style:protect="position size"/>
    </style:style>
    <style:style style:name="pr26" style:family="presentation" style:parent-style-name="template-outline1" style:list-style-name="L2">
      <style:graphic-properties draw:auto-grow-height="false" fo:min-height="14.42cm" style:protect="position size"/>
    </style:style>
    <style:style style:name="pr27" style:family="presentation" style:parent-style-name="template-outline1" style:list-style-name="L2">
      <style:graphic-properties draw:auto-grow-height="false" fo:min-height="14.42cm" style:protect="position size"/>
    </style:style>
    <style:style style:name="pr28" style:family="presentation" style:parent-style-name="template-outline1" style:list-style-name="L2">
      <style:graphic-properties fo:min-height="14.605cm" style:protect="position size"/>
    </style:style>
    <style:style style:name="pr29" style:family="presentation" style:parent-style-name="template-outline1" style:list-style-name="L2">
      <style:graphic-properties draw:auto-grow-height="false" fo:min-height="14.42cm" style:protect="position size"/>
    </style:style>
    <style:style style:name="pr30" style:family="presentation" style:parent-style-name="template-outline1" style:list-style-name="L2">
      <style:graphic-properties draw:auto-grow-height="false" fo:min-height="14.42cm" style:protect="position size"/>
    </style:style>
    <style:style style:name="pr31" style:family="presentation" style:parent-style-name="template-outline1" style:list-style-name="L2">
      <style:graphic-properties draw:auto-grow-height="false" fo:min-height="14.42cm" style:protect="position size"/>
    </style:style>
    <style:style style:name="pr32" style:family="presentation" style:parent-style-name="template-outline1" style:list-style-name="L2">
      <style:graphic-properties draw:auto-grow-height="false" fo:min-height="14.42cm" style:protect="position size"/>
    </style:style>
    <style:style style:name="pr33" style:family="presentation" style:parent-style-name="template-outline1" style:list-style-name="L2">
      <style:graphic-properties draw:auto-grow-height="false" fo:min-height="14.42cm" style:protect="position size"/>
    </style:style>
    <style:style style:name="pr34" style:family="presentation" style:parent-style-name="template-outline1" style:list-style-name="L2">
      <style:graphic-properties draw:auto-grow-height="false" fo:min-height="14.42cm" style:protect="position size"/>
    </style:style>
    <style:style style:name="pr35" style:family="presentation" style:parent-style-name="template-outline1" style:list-style-name="L2">
      <style:graphic-properties draw:auto-grow-height="false" fo:min-height="14.42cm" style:protect="position size"/>
    </style:style>
    <style:style style:name="pr36" style:family="presentation" style:parent-style-name="template-outline1" style:list-style-name="L2">
      <style:graphic-properties draw:auto-grow-height="false" fo:min-height="14.42cm" style:protect="position size"/>
    </style:style>
    <style:style style:name="pr37" style:family="presentation" style:parent-style-name="template-outline1" style:list-style-name="L2">
      <style:graphic-properties draw:auto-grow-height="false" fo:min-height="14.42cm" style:protect="position size"/>
    </style:style>
    <style:style style:name="pr38" style:family="presentation" style:parent-style-name="template-outline1" style:list-style-name="L2">
      <style:graphic-properties draw:auto-grow-height="false" fo:min-height="14.42cm" style:protect="position size"/>
    </style:style>
    <style:style style:name="pr39" style:family="presentation" style:parent-style-name="template-outline1" style:list-style-name="L2">
      <style:graphic-properties draw:auto-grow-height="false" fo:min-height="14.42cm" style:protect="position size"/>
    </style:style>
    <style:style style:name="pr40" style:family="presentation" style:parent-style-name="template-outline1" style:list-style-name="L2">
      <style:graphic-properties draw:auto-grow-height="false" fo:min-height="14.42cm" style:protect="position size"/>
    </style:style>
    <style:style style:name="pr41" style:family="presentation" style:parent-style-name="template-outline1" style:list-style-name="L2">
      <style:graphic-properties draw:auto-grow-height="false" fo:min-height="14.42cm" style:protect="position size"/>
    </style:style>
    <style:style style:name="pr42" style:family="presentation" style:parent-style-name="template-outline1" style:list-style-name="L2">
      <style:graphic-properties draw:auto-grow-height="false" fo:min-height="14.42cm" style:protect="position size"/>
    </style:style>
    <style:style style:name="pr43" style:family="presentation" style:parent-style-name="template-outline1" style:list-style-name="L2">
      <style:graphic-properties draw:auto-grow-height="false" fo:min-height="14.42cm" style:protect="position size"/>
    </style:style>
    <style:style style:name="pr44" style:family="presentation" style:parent-style-name="template-outline1" style:list-style-name="L2">
      <style:graphic-properties draw:auto-grow-height="false" fo:min-height="14.42cm" style:protect="position size"/>
    </style:style>
    <style:style style:name="pr45" style:family="presentation" style:parent-style-name="template-outline1" style:list-style-name="L2">
      <style:graphic-properties draw:auto-grow-height="false" fo:min-height="14.42cm" style:protect="position size"/>
    </style:style>
    <style:style style:name="pr46" style:family="presentation" style:parent-style-name="template-outline1" style:list-style-name="L2">
      <style:graphic-properties draw:auto-grow-height="false" fo:min-height="14.42cm" style:protect="position size"/>
    </style:style>
    <style:style style:name="pr47" style:family="presentation" style:parent-style-name="template-outline1" style:list-style-name="L2">
      <style:graphic-properties draw:auto-grow-height="false" fo:min-height="14.42cm" style:protect="position size"/>
    </style:style>
    <style:style style:name="pr48" style:family="presentation" style:parent-style-name="template-outline1" style:list-style-name="L2">
      <style:graphic-properties draw:auto-grow-height="false" fo:min-height="14.42cm" style:protect="position size"/>
    </style:style>
    <style:style style:name="pr49" style:family="presentation" style:parent-style-name="template-outline1" style:list-style-name="L2">
      <style:graphic-properties draw:auto-grow-height="false" fo:min-height="14.42cm" style:protect="position size"/>
    </style:style>
    <style:style style:name="pr50" style:family="presentation" style:parent-style-name="template-outline1" style:list-style-name="L2">
      <style:graphic-properties draw:auto-grow-height="false" fo:min-height="14.42cm" style:protect="position size"/>
    </style:style>
    <style:style style:name="pr51" style:family="presentation" style:parent-style-name="template-outline1" style:list-style-name="L2">
      <style:graphic-properties draw:auto-grow-height="false" fo:min-height="14.42cm" style:protect="position size"/>
    </style:style>
    <style:style style:name="pr52" style:family="presentation" style:parent-style-name="template-outline1" style:list-style-name="L2">
      <style:graphic-properties draw:auto-grow-height="false" fo:min-height="14.42cm" style:protect="position size"/>
    </style:style>
    <style:style style:name="pr53" style:family="presentation" style:parent-style-name="template-outline1" style:list-style-name="L2">
      <style:graphic-properties draw:auto-grow-height="false" fo:min-height="14.42cm" style:protect="position size"/>
    </style:style>
    <style:style style:name="pr54" style:family="presentation" style:parent-style-name="template-outline1" style:list-style-name="L2">
      <style:graphic-properties draw:auto-grow-height="false" fo:min-height="14.42cm" style:protect="position size"/>
    </style:style>
    <style:style style:name="pr55" style:family="presentation" style:parent-style-name="template-outline1" style:list-style-name="L2">
      <style:graphic-properties draw:auto-grow-height="false" fo:min-height="14.42cm" style:protect="position size"/>
    </style:style>
    <style:style style:name="pr56" style:family="presentation" style:parent-style-name="template-outline1" style:list-style-name="L2">
      <style:graphic-properties draw:auto-grow-height="false" fo:min-height="14.42cm" style:protect="position size"/>
    </style:style>
    <style:style style:name="pr57" style:family="presentation" style:parent-style-name="template-outline1" style:list-style-name="L2">
      <style:graphic-properties draw:auto-grow-height="false" fo:min-height="14.42cm" style:protect="position size"/>
    </style:style>
    <style:style style:name="pr58" style:family="presentation" style:parent-style-name="template-outline1" style:list-style-name="L2">
      <style:graphic-properties draw:auto-grow-height="false" fo:min-height="14.42cm" style:protect="position size"/>
    </style:style>
    <style:style style:name="pr59" style:family="presentation" style:parent-style-name="template-outline1" style:list-style-name="L2">
      <style:graphic-properties draw:auto-grow-height="false" fo:min-height="14.42cm" style:protect="position size"/>
    </style:style>
    <style:style style:name="pr60" style:family="presentation" style:parent-style-name="template-outline1" style:list-style-name="L2">
      <style:graphic-properties draw:auto-grow-height="false" fo:min-height="14.42cm" style:protect="position size"/>
    </style:style>
    <style:style style:name="pr61" style:family="presentation" style:parent-style-name="template-outline1" style:list-style-name="L2">
      <style:graphic-properties draw:auto-grow-height="false" fo:min-height="14.42cm" style:protect="position size"/>
    </style:style>
    <style:style style:name="pr62" style:family="presentation" style:parent-style-name="template-outline1" style:list-style-name="L2">
      <style:graphic-properties draw:auto-grow-height="false" fo:min-height="14.42cm" style:protect="position size"/>
    </style:style>
    <style:style style:name="pr63" style:family="presentation" style:parent-style-name="template-outline1" style:list-style-name="L2">
      <style:graphic-properties draw:auto-grow-height="false" fo:min-height="14.42cm" style:protect="position size"/>
    </style:style>
    <style:style style:name="pr64" style:family="presentation" style:parent-style-name="template-outline1" style:list-style-name="L2">
      <style:graphic-properties draw:auto-grow-height="false" fo:min-height="14.42cm" style:protect="position size"/>
    </style:style>
    <style:style style:name="pr65" style:family="presentation" style:parent-style-name="template-outline1" style:list-style-name="L2">
      <style:graphic-properties draw:auto-grow-height="false" fo:min-height="14.42cm" style:protect="position size"/>
    </style:style>
    <style:style style:name="pr66" style:family="presentation" style:parent-style-name="template-outline1" style:list-style-name="L2">
      <style:graphic-properties draw:auto-grow-height="false" fo:min-height="14.42cm" style:protect="position size"/>
    </style:style>
    <style:style style:name="pr67" style:family="presentation" style:parent-style-name="template-outline1" style:list-style-name="L2">
      <style:graphic-properties draw:auto-grow-height="false" fo:min-height="14.42cm" style:protect="position size"/>
    </style:style>
    <style:style style:name="pr68" style:family="presentation" style:parent-style-name="template-outline1" style:list-style-name="L2">
      <style:graphic-properties draw:auto-grow-height="false" fo:min-height="14.42cm" style:protect="position size"/>
    </style:style>
    <style:style style:name="pr69" style:family="presentation" style:parent-style-name="template-outline1" style:list-style-name="L2">
      <style:graphic-properties draw:auto-grow-height="false" fo:min-height="14.42cm" style:protect="position size"/>
    </style:style>
    <style:style style:name="pr70" style:family="presentation" style:parent-style-name="template-outline1" style:list-style-name="L2">
      <style:graphic-properties draw:auto-grow-height="false" fo:min-height="14.42cm" style:protect="position size"/>
    </style:style>
    <style:style style:name="pr71" style:family="presentation" style:parent-style-name="template-outline1" style:list-style-name="L2">
      <style:graphic-properties draw:auto-grow-height="false" fo:min-height="14.42cm" style:protect="position size"/>
    </style:style>
    <style:style style:name="pr72" style:family="presentation" style:parent-style-name="template-outline1" style:list-style-name="L2">
      <style:graphic-properties draw:auto-grow-height="false" fo:min-height="14.42cm" style:protect="position size"/>
    </style:style>
    <style:style style:name="co1" style:family="table-column">
      <style:table-column-properties style:column-width="7.314cm" style:use-optimal-column-width="false"/>
    </style:style>
    <style:style style:name="co2" style:family="table-column">
      <style:table-column-properties style:column-width="6.954cm" style:use-optimal-column-width="false"/>
    </style:style>
    <style:style style:name="co3" style:family="table-column">
      <style:table-column-properties style:column-width="11.132cm" style:use-optimal-column-width="false"/>
    </style:style>
    <style:style style:name="ro1" style:family="table-row">
      <style:table-row-properties style:row-height="0.972cm"/>
    </style:style>
    <style:style style:name="ro2" style:family="table-row">
      <style:table-row-properties style:row-height="1.683cm"/>
    </style:style>
    <style:style style:name="ce1" style:family="table-cell">
      <style:graphic-properties draw:fill="solid" draw:fill-color="#000000" style:repeat="repeat"/>
      <style:paragraph-properties fo:border="0.001cm solid #000000"/>
      <style:text-properties fo:color="#ffffff"/>
    </style:style>
    <style:style style:name="ce2" style:family="table-cell">
      <style:graphic-properties style:repeat="repeat"/>
      <style:paragraph-properties fo:border="0.001cm solid #000000"/>
      <style:text-properties fo:color="#ffffff"/>
    </style:style>
    <style:style style:name="ce3" style:family="table-cell">
      <style:graphic-properties style:repeat="repeat"/>
      <style:paragraph-properties fo:border="0.001cm solid #000000"/>
    </style:style>
    <style:style style:name="ce4" style:family="table-cell">
      <style:graphic-properties draw:fill="solid" draw:fill-color="#ffffff" style:repeat="repeat"/>
      <style:paragraph-properties fo:border="0.001cm solid #000000"/>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paragraph-properties>
    </style:style>
    <style:style style:name="P5" style:family="paragraph">
      <style:paragraph-properties fo:margin-top="0cm" fo:margin-bottom="0cm">
        <style:tab-stops/>
      </style:paragraph-properties>
    </style:style>
    <style:style style:name="P6" style:family="paragraph">
      <style:paragraph-properties fo:text-align="center"/>
    </style:style>
    <style:style style:name="P7" style:family="paragraph">
      <style:paragraph-properties>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2pt" fo:font-weight="normal" style:font-size-asian="12pt" style:font-weight-asian="normal" style:font-size-complex="12pt" style:font-weight-complex="normal"/>
    </style:style>
    <style:style style:name="P9"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4pt" fo:font-weight="normal" style:font-size-asian="14pt" style:font-weight-asian="normal" style:font-size-complex="14pt" style:font-weight-complex="normal"/>
    </style:style>
    <style:style style:name="P10"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8pt" fo:font-weight="normal" style:font-size-asian="8pt" style:font-weight-asian="normal" style:font-size-complex="8pt" style:font-weight-complex="normal"/>
    </style:style>
    <style:style style:name="P11" style:family="paragraph">
      <style:paragraph-properties fo:margin-top="0cm" fo:margin-bottom="0cm">
        <style:tab-stops/>
      </style:paragraph-properties>
      <style:text-properties fo:font-size="24pt" style:font-size-asian="24pt" style:font-size-complex="24pt"/>
    </style:style>
    <style:style style:name="P12" style:family="paragraph">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P13" style:family="paragraph">
      <style:paragraph-properties fo:margin-top="0cm" fo:margin-bottom="2.896cm"/>
    </style:style>
    <style:style style:name="P14" style:family="paragraph">
      <style:paragraph-properties fo:margin-top="0cm" fo:margin-bottom="2.032cm"/>
    </style:style>
    <style:style style:name="P15" style:family="paragraph">
      <style:paragraph-properties fo:text-align="center"/>
      <style:text-properties fo:font-family="Courier" style:font-family-generic="modern" style:font-pitch="variable" fo:font-size="16pt" style:font-size-asian="16pt" style:font-size-complex="16pt"/>
    </style:style>
    <style:style style:name="P16" style:family="paragraph">
      <style:paragraph-properties fo:text-align="center"/>
      <style:text-properties fo:font-family="Courier" style:font-family-generic="modern" style:font-pitch="variable"/>
    </style:style>
    <style:style style:name="P17" style:family="paragraph">
      <style:paragraph-properties>
        <style:tab-stops/>
      </style:paragraph-properties>
      <style:text-properties fo:font-size="24pt" style:font-size-asian="24pt" style:font-size-complex="24pt"/>
    </style:style>
    <style:style style:name="P18" style:family="paragraph">
      <style:paragraph-properties style:text-autospace="none"/>
    </style:style>
    <style:style style:name="P19" style:family="paragraph">
      <style:paragraph-properties fo:text-align="center" style:text-autospace="none"/>
      <style:text-properties fo:color="#000000" fo:font-family="Courier" style:font-family-generic="modern" style:font-pitch="variable" fo:font-size="18pt" fo:font-weight="normal" style:font-size-asian="18pt" style:font-weight-asian="normal" style:font-size-complex="18pt" style:font-weight-complex="normal"/>
    </style:style>
    <style:style style:name="P20" style:family="paragraph">
      <style:paragraph-properties fo:text-align="center" style:text-autospace="none"/>
      <style:text-properties fo:color="#000000" fo:font-family="Courier" style:font-family-generic="modern" style:font-pitch="variable" fo:font-size="18pt" fo:font-style="normal" fo:font-weight="normal" style:font-size-asian="18pt" style:font-style-asian="normal" style:font-weight-asian="normal" style:font-size-complex="18pt" style:font-style-complex="normal" style:font-weight-complex="normal"/>
    </style:style>
    <style:style style:name="P21" style:family="paragraph">
      <style:paragraph-properties fo:margin-top="0cm" fo:margin-bottom="6.731cm">
        <style:tab-stops/>
      </style:paragraph-properties>
    </style:style>
    <style:style style:name="P22" style:family="paragraph">
      <style:paragraph-properties fo:margin-top="0cm" fo:margin-bottom="6.731cm">
        <style:tab-stops/>
      </style:paragraph-properties>
      <style:text-properties fo:font-size="24pt" style:font-size-asian="24pt" style:font-size-complex="24pt"/>
    </style:style>
    <style:style style:name="P23"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0pt" fo:font-weight="normal" style:font-size-asian="10pt" style:font-weight-asian="normal" style:font-size-complex="10pt" style:font-weight-complex="normal"/>
    </style:style>
    <style:style style:name="P24" style:family="paragraph">
      <style:paragraph-properties fo:margin-top="0cm" fo:margin-bottom="7.188cm"/>
    </style:style>
    <style:style style:name="P25" style:family="paragraph">
      <style:paragraph-properties fo:margin-top="0cm" fo:margin-bottom="0cm">
        <style:tab-stops/>
      </style:paragraph-properties>
      <style:text-properties fo:font-family="Verdana" style:font-family-generic="swiss" style:font-pitch="variable" fo:font-size="20pt" style:font-size-asian="20pt" style:font-size-complex="20pt"/>
    </style:style>
    <style:style style:name="P26" style:family="paragraph">
      <style:paragraph-properties fo:margin-top="0cm" fo:margin-bottom="8.052cm"/>
    </style:style>
    <style:style style:name="P27" style:family="paragraph">
      <style:paragraph-properties fo:margin-top="0cm" fo:margin-bottom="3.175cm">
        <style:tab-stops/>
      </style:paragraph-properties>
    </style:style>
    <style:style style:name="P28" style:family="paragraph">
      <style:paragraph-properties fo:margin-top="0cm" fo:margin-bottom="1.905cm">
        <style:tab-stops/>
      </style:paragraph-properties>
    </style:style>
    <style:style style:name="P29" style:family="paragraph">
      <style:paragraph-properties fo:margin-top="0cm" fo:margin-bottom="3.175cm">
        <style:tab-stops/>
      </style:paragraph-properties>
      <style:text-properties fo:font-size="24pt" style:font-size-asian="24pt" style:font-size-complex="24pt"/>
    </style:style>
    <style:style style:name="P30" style:family="paragraph">
      <style:paragraph-properties style:text-autospace="none" style:writing-mode="lr-tb"/>
    </style:style>
    <style:style style:name="P31" style:family="paragraph">
      <style:paragraph-properties fo:text-align="start" style:text-autospace="none"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8pt" fo:font-weight="normal" style:font-size-asian="18pt" style:font-weight-asian="normal" style:font-size-complex="18pt" style:font-weight-complex="normal"/>
    </style:style>
    <style:style style:name="P32" style:family="paragraph">
      <style:paragraph-properties style:text-autospace="none" style:line-break="normal" style:writing-mode="lr-tb"/>
    </style:style>
    <style:style style:name="P33" style:family="paragraph">
      <style:paragraph-properties fo:text-align="start" style:text-autospace="none" style:line-break="normal"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8pt" fo:font-weight="normal" style:font-size-asian="18pt" style:font-weight-asian="normal" style:font-size-complex="18pt" style:font-weight-complex="normal"/>
    </style:style>
    <style:style style:name="P34" style:family="paragraph">
      <style:paragraph-properties>
        <style:tab-stops/>
      </style:paragraph-properties>
      <style:text-properties fo:color="#808080" fo:font-size="24pt" style:font-size-asian="24pt" style:font-size-complex="24pt"/>
    </style:style>
    <style:style style:name="P35" style:family="paragraph">
      <style:paragraph-properties fo:text-align="center" style:text-autospace="none" style:writing-mode="lr-tb"/>
      <style:text-properties fo:color="#000000" fo:font-family="Courier" style:font-family-generic="modern" style:font-pitch="variable" fo:font-size="20pt" fo:font-style="normal" fo:font-weight="normal" style:font-size-asian="20pt" style:font-style-asian="normal" style:font-weight-asian="normal" style:font-size-complex="20pt" style:font-style-complex="normal" style:font-weight-complex="normal"/>
    </style:style>
    <style:style style:name="P36" style:family="paragraph">
      <style:paragraph-properties fo:text-align="center"/>
      <style:text-properties fo:font-family="Courier" style:font-family-generic="modern" style:font-pitch="variable" fo:font-size="12pt" style:font-size-asian="12pt" style:font-size-complex="12pt"/>
    </style:style>
    <style:style style:name="P37" style:family="paragraph">
      <style:paragraph-properties fo:text-align="center"/>
      <style:text-properties fo:font-size="12pt" style:font-size-asian="12pt" style:font-size-complex="12pt"/>
    </style:style>
    <style:style style:name="P38" style:family="paragraph">
      <style:paragraph-properties>
        <style:tab-stops/>
      </style:paragraph-properties>
      <style:text-properties fo:color="#808080"/>
    </style:style>
    <style:style style:name="P39" style:family="paragraph">
      <style:paragraph-properties>
        <style:tab-stops/>
      </style:paragraph-properties>
      <style:text-properties fo:color="#000000"/>
    </style:style>
    <style:style style:name="P40" style:family="paragraph">
      <style:paragraph-properties fo:margin-top="0cm" fo:margin-bottom="1.194cm">
        <style:tab-stops/>
      </style:paragraph-properties>
    </style:style>
    <style:style style:name="P41" style:family="paragraph">
      <style:paragraph-properties fo:margin-top="0cm" fo:margin-bottom="2.337cm">
        <style:tab-stops/>
      </style:paragraph-properties>
    </style:style>
    <style:style style:name="P42" style:family="paragraph">
      <style:paragraph-properties fo:margin-top="0cm" fo:margin-bottom="1.194cm">
        <style:tab-stops/>
      </style:paragraph-properties>
      <style:text-properties fo:color="#000000"/>
    </style:style>
    <style:style style:name="P43" style:family="paragraph">
      <style:paragraph-properties>
        <style:tab-stops/>
      </style:paragraph-properties>
      <style:text-properties fo:color="#808080" fo:font-size="20pt" style:font-size-asian="20pt" style:font-size-complex="20pt"/>
    </style:style>
    <style:style style:name="P44" style:family="paragraph">
      <style:paragraph-properties fo:margin-top="0cm" fo:margin-bottom="4.115cm"/>
    </style:style>
    <style:style style:name="P45" style:family="paragraph">
      <style:paragraph-properties fo:text-align="start"/>
    </style:style>
    <style:style style:name="P46" style:family="paragraph">
      <style:paragraph-properties fo:text-align="start"/>
      <style:text-properties fo:font-family="Courier" style:font-family-generic="modern" style:font-pitch="variable" fo:font-size="14pt" style:font-size-asian="14pt" style:font-size-complex="14pt"/>
    </style:style>
    <style:style style:name="P47" style:family="paragraph">
      <style:text-properties fo:font-size="32pt" style:font-size-asian="32pt" style:font-size-complex="32pt"/>
    </style:style>
    <style:style style:name="P48" style:family="paragraph">
      <style:paragraph-properties fo:text-align="start" style:text-autospace="none"/>
      <style:text-properties fo:color="#000000" fo:font-family="Courier" style:font-family-generic="modern" style:font-pitch="variable" fo:font-weight="normal" style:font-weight-asian="normal" style:font-weight-complex="normal"/>
    </style:style>
    <style:style style:name="P49" style:family="paragraph">
      <style:paragraph-properties style:writing-mode="lr-tb"/>
    </style:style>
    <style:style style:name="P50" style:family="paragraph">
      <style:paragraph-properties text:enable-numbering="false" fo:margin-left="0cm" fo:margin-right="0cm" fo:line-height="100%" fo:text-align="center" fo:text-indent="0cm" style:writing-mode="lr-tb"/>
    </style:style>
    <style:style style:name="P51" style:family="paragraph">
      <style:paragraph-properties text:enable-numbering="false" fo:margin-left="0cm" fo:margin-right="0cm" fo:line-height="100%" fo:text-align="center" fo:text-indent="0cm" style:writing-mode="lr-tb"/>
      <style:text-properties fo:font-size="24.1000003814697pt"/>
    </style:style>
    <style:style style:name="P52" style:family="paragraph">
      <style:paragraph-properties text:enable-numbering="false" fo:margin-left="0cm" fo:margin-right="0cm" fo:line-height="100%" fo:text-align="center" fo:text-indent="0cm" style:line-break="normal" style:writing-mode="lr-tb"/>
    </style:style>
    <style:style style:name="P53" style:family="paragraph">
      <style:paragraph-properties text:enable-numbering="false" fo:margin-left="0cm" fo:margin-right="0cm" fo:line-height="100%" fo:text-align="center" fo:text-indent="0cm" style:line-break="normal" style:writing-mode="lr-tb"/>
      <style:text-properties fo:color="#ffffff" fo:font-size="20pt" style:font-size-asian="20pt" style:font-size-complex="20pt"/>
    </style:style>
    <style:style style:name="P54" style:family="paragraph">
      <style:paragraph-properties fo:margin-top="0cm" fo:margin-bottom="4.445cm">
        <style:tab-stops/>
      </style:paragraph-properties>
    </style:style>
    <style:style style:name="P55" style:family="paragraph">
      <style:paragraph-properties fo:margin-top="0cm" fo:margin-bottom="4.445cm">
        <style:tab-stops/>
      </style:paragraph-properties>
      <style:text-properties fo:color="#808080" fo:font-size="24pt" style:font-size-asian="24pt" style:font-size-complex="24pt"/>
    </style:style>
    <style:style style:name="P56" style:family="paragraph">
      <style:paragraph-properties fo:text-align="start" style:text-autospace="none"/>
      <style:text-properties fo:color="#000000" fo:font-family="Courier" style:font-family-generic="modern" style:font-pitch="variable" fo:font-size="16pt" fo:font-weight="normal" style:font-size-asian="16pt" style:font-weight-asian="normal" style:font-size-complex="16pt" style:font-weight-complex="normal"/>
    </style:style>
    <style:style style:name="P57" style:family="paragraph">
      <style:paragraph-properties fo:margin-top="0cm" fo:margin-bottom="3.302cm">
        <style:tab-stops/>
      </style:paragraph-properties>
    </style:style>
    <style:style style:name="P58" style:family="paragraph">
      <style:paragraph-properties fo:margin-top="0cm" fo:margin-bottom="0cm">
        <style:tab-stops/>
      </style:paragraph-properties>
      <style:text-properties fo:color="#808080" fo:font-size="20pt" style:font-size-asian="20pt" style:font-size-complex="20pt"/>
    </style:style>
    <style:style style:name="P59" style:family="paragraph">
      <style:paragraph-properties fo:text-align="start" style:text-autospace="none">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6pt" fo:font-weight="normal" style:font-size-asian="16pt" style:font-weight-asian="normal" style:font-size-complex="16pt" style:font-weight-complex="normal"/>
    </style:style>
    <style:style style:name="P60" style:family="paragraph">
      <style:paragraph-properties fo:margin-top="0cm" fo:margin-bottom="0cm">
        <style:tab-stops/>
      </style:paragraph-properties>
      <style:text-properties fo:color="#808080" fo:font-size="24pt" style:font-size-asian="24pt" style:font-size-complex="24pt"/>
    </style:style>
    <style:style style:name="P61" style:family="paragraph">
      <style:paragraph-properties style:text-autospace="none" style:writing-mode="lr-tb">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line-height="100%" fo:text-align="center" style:text-autospace="none" style:writing-mode="lr-tb">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6pt" fo:font-style="normal"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style>
    <style:style style:name="P63" style:family="paragraph">
      <style:paragraph-properties fo:margin-top="0cm" fo:margin-bottom="10.389cm">
        <style:tab-stops/>
      </style:paragraph-properties>
      <style:text-properties fo:font-size="24pt" style:font-size-asian="24pt" style:font-size-complex="24pt"/>
    </style:style>
    <style:style style:name="P64" style:family="paragraph">
      <style:paragraph-properties fo:margin-top="0cm" fo:margin-bottom="4.978cm">
        <style:tab-stops/>
      </style:paragraph-properties>
    </style:style>
    <style:style style:name="P65" style:family="paragraph">
      <style:paragraph-properties fo:margin-top="0cm" fo:margin-bottom="4.978cm">
        <style:tab-stops/>
      </style:paragraph-properties>
      <style:text-properties fo:color="#808080"/>
    </style:style>
    <style:style style:name="P66" style:family="paragraph">
      <style:paragraph-properties fo:text-align="start"/>
      <style:text-properties fo:font-family="Courier" style:font-family-generic="modern" style:font-pitch="variable" fo:font-size="12pt" style:font-size-asian="12pt" style:font-size-complex="12pt"/>
    </style:style>
    <style:style style:name="P67" style:family="paragraph">
      <style:paragraph-properties fo:text-align="start" style:text-autospace="none"/>
      <style:text-properties fo:color="#000000" fo:font-family="Courier" style:font-family-generic="modern" style:font-pitch="variable" fo:font-size="12pt" fo:font-weight="normal" style:font-size-asian="12pt" style:font-weight-asian="normal" style:font-size-complex="12pt" style:font-weight-complex="normal"/>
    </style:style>
    <style:style style:name="P68" style:family="paragraph">
      <style:paragraph-properties fo:text-align="start" style:text-autospace="none"/>
    </style:style>
    <style:style style:name="P69" style:family="paragraph">
      <style:paragraph-properties fo:margin-top="0cm" fo:margin-bottom="8.992cm">
        <style:tab-stops/>
      </style:paragraph-properties>
    </style:style>
    <style:style style:name="P70" style:family="paragraph">
      <style:paragraph-properties fo:margin-top="0cm" fo:margin-bottom="8.992cm">
        <style:tab-stops/>
      </style:paragraph-properties>
      <style:text-properties fo:color="#808080" fo:font-size="24pt" style:font-size-asian="24pt" style:font-size-complex="24pt"/>
    </style:style>
    <style:style style:name="P71" style:family="paragraph">
      <style:paragraph-properties fo:text-align="center"/>
      <style:text-properties fo:font-size="18.1000003814697pt"/>
    </style:style>
    <style:style style:name="P72" style:family="paragraph">
      <style:text-properties fo:font-size="18.1000003814697pt"/>
    </style:style>
    <style:style style:name="P73" style:family="paragraph">
      <style:text-properties fo:font-size="16pt" fo:font-style="normal" style:font-size-asian="16pt" style:font-style-asian="normal" style:font-size-complex="16pt" style:font-style-complex="normal"/>
    </style:style>
    <style:style style:name="P74" style:family="paragraph">
      <style:paragraph-properties fo:text-align="center"/>
      <style:text-properties fo:color="#000000" fo:font-family="Courier" style:font-family-generic="modern" style:font-pitch="variable" fo:font-weight="normal" style:font-weight-asian="normal" style:font-weight-complex="normal"/>
    </style:style>
    <style:style style:name="P75" style:family="paragraph">
      <style:paragraph-properties fo:margin-top="0cm" fo:margin-bottom="3.175cm"/>
    </style:style>
    <style:style style:name="P76" style:family="paragraph">
      <style:paragraph-properties fo:text-align="start"/>
      <style:text-properties fo:font-family="Courier" style:font-family-generic="modern" style:font-pitch="variable"/>
    </style:style>
    <style:style style:name="P77" style:family="paragraph">
      <style:paragraph-properties fo:text-align="center" style:text-autospace="none" style:writing-mode="lr-tb"/>
      <style:text-properties fo:color="#818181" fo:font-family="Courier" style:font-family-generic="modern" style:font-pitch="variable" fo:font-size="18.1000003814697pt" style:text-underline-style="none" fo:font-weight="normal" style:font-family-asian="Arial-BoldMT" style:font-family-generic-asian="swiss" style:font-size-asian="18pt" style:font-weight-asian="normal" style:font-family-complex="Arial-BoldMT" style:font-family-generic-complex="swiss" style:font-size-complex="18pt" style:font-weight-complex="normal"/>
    </style:style>
    <style:style style:name="P78" style:family="paragraph">
      <style:text-properties fo:font-size="20pt"/>
    </style:style>
    <style:style style:name="P79"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80" style:family="paragraph">
      <style:paragraph-properties>
        <style:tab-stops/>
      </style:paragraph-properties>
      <style:text-properties fo:font-family="Verdana" style:font-family-generic="swiss" style:font-pitch="variable" fo:font-size="24pt" style:font-size-asian="24pt" style:font-size-complex="24pt"/>
    </style:style>
    <style:style style:name="P81" style:family="paragraph">
      <style:paragraph-properties>
        <style:tab-stops/>
      </style:paragraph-properties>
      <style:text-properties fo:color="#000000" fo:font-size="24pt" style:font-size-asian="24pt" style:font-size-complex="24pt"/>
    </style:style>
    <style:style style:name="P82" style:family="paragraph">
      <style:paragraph-properties>
        <style:tab-stops/>
      </style:paragraph-properties>
      <style:text-properties fo:color="#000000" fo:font-family="Verdana" style:font-family-generic="swiss" style:font-pitch="variable" fo:font-size="20pt" style:font-size-asian="20pt" style:font-size-complex="20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8" style:family="text">
      <style:text-properties fo:color="#000000" fo:font-family="Courier" style:font-family-generic="modern" style:font-pitch="variable" fo:font-size="12pt" fo:language="en" fo:country="US" fo:font-weight="normal" style:font-family-asian="'ＭＳ Ｐゴシック'" style:font-family-generic-asian="modern" style:font-pitch-asian="variable" style:font-size-asian="12pt" style:font-weight-asian="normal" style:font-family-complex="'ＭＳ Ｐゴシック'" style:font-family-generic-complex="modern" style:font-pitch-complex="variable" style:font-size-complex="12pt" style:font-weight-complex="normal"/>
    </style:style>
    <style:style style:name="T9" style:family="text">
      <style:text-properties fo:color="#000000" fo:font-family="Courier" style:font-family-generic="modern" style:font-pitch="variable" fo:font-size="12pt" fo:language="en" fo:country="US"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10" style:family="text">
      <style:text-properties fo:color="#000000" style:text-outline="false" style:text-line-through-style="none" fo:font-family="Courier" style:font-family-generic="modern" style:font-pitch="variable" fo:font-size="12pt" fo:language="en" fo:country="US"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11" style:family="text">
      <style:text-properties fo:color="#ff0000" fo:font-family="Courier" style:font-family-generic="modern" style:font-pitch="variable" fo:font-size="12pt" fo:language="en" fo:country="US"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12" style:family="text">
      <style:text-properties fo:color="#000000" fo:font-family="Courier" style:font-family-generic="modern" style:font-pitch="variable" fo:font-size="8pt" fo:language="en" fo:country="US" fo:font-weight="normal" style:font-family-asian="'ＭＳ Ｐゴシック'" style:font-family-generic-asian="modern" style:font-pitch-asian="variable" style:font-size-asian="8pt" style:font-weight-asian="normal" style:font-family-complex="'ＭＳ Ｐゴシック'" style:font-family-generic-complex="modern" style:font-pitch-complex="variable" style:font-size-complex="8pt" style:font-weight-complex="normal"/>
    </style:style>
    <style:style style:name="T13" style:family="text">
      <style:text-properties fo:color="#0000ff" fo:font-family="Courier" style:font-family-generic="modern" style:font-pitch="variable" fo:font-size="8pt" fo:language="en" fo:country="US" fo:font-weight="normal" style:font-family-asian="'ＭＳ Ｐゴシック'" style:font-family-generic-asian="modern" style:font-pitch-asian="variable" style:font-size-asian="8pt" style:font-weight-asian="normal" style:font-family-complex="'ＭＳ Ｐゴシック'" style:font-family-generic-complex="modern" style:font-pitch-complex="variable" style:font-size-complex="8pt" style:font-weight-complex="normal"/>
    </style:style>
    <style:style style:name="T14" style:family="text">
      <style:text-properties fo:color="#000000" fo:font-family="Courier" style:font-family-generic="modern" style:font-pitch="variable" fo:font-size="8pt" fo:language="en" fo:country="US" fo:font-weight="normal" style:font-family-asian="Arial" style:font-family-generic-asian="swiss" style:font-pitch-asian="variable" style:font-size-asian="8pt" style:font-weight-asian="normal" style:font-family-complex="Arial" style:font-family-generic-complex="swiss" style:font-pitch-complex="variable" style:font-size-complex="8pt" style:font-weight-complex="normal"/>
    </style:style>
    <style:style style:name="T15" style:family="text">
      <style:text-properties fo:color="#0000ff" fo:font-family="Courier" style:font-family-generic="modern" style:font-pitch="variable" fo:font-size="8pt" fo:language="en" fo:country="US" fo:font-weight="normal" style:font-family-asian="Arial" style:font-family-generic-asian="swiss" style:font-pitch-asian="variable" style:font-size-asian="8pt" style:font-weight-asian="normal" style:font-family-complex="Arial" style:font-family-generic-complex="swiss" style:font-pitch-complex="variable" style:font-size-complex="8pt" style:font-weight-complex="normal"/>
    </style:style>
    <style:style style:name="T16" style:family="text">
      <style:text-properties fo:color="#000000" fo:font-family="Courier" style:font-family-generic="modern" style:font-pitch="variable" fo:font-size="16pt"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7" style:family="text">
      <style:text-properties fo:color="#0000ff" fo:font-family="Courier" style:font-family-generic="modern" style:font-pitch="variable" fo:font-size="16pt"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8" style:family="text">
      <style:text-properties fo:color="#000000" fo:font-family="Courier" style:font-family-generic="modern" style:font-pitch="variable" fo:font-size="18pt"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9" style:family="text">
      <style:text-properties fo:color="#000000" fo:font-family="Courier" style:font-family-generic="modern" style:font-pitch="variable" fo:font-size="18pt"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20" style:family="text">
      <style:text-properties fo:color="#000000" fo:font-family="Courier" style:font-family-generic="modern" style:font-pitch="variable" fo:font-size="10pt" fo:language="en" fo:country="US" fo:font-weight="normal" style:font-family-asian="'ＭＳ Ｐゴシック'" style:font-family-generic-asian="modern" style:font-pitch-asian="variable" style:font-size-asian="10pt" style:font-weight-asian="normal" style:font-family-complex="'ＭＳ Ｐゴシック'" style:font-family-generic-complex="modern" style:font-pitch-complex="variable" style:font-size-complex="10pt" style:font-weight-complex="normal"/>
    </style:style>
    <style:style style:name="T21" style:family="text">
      <style:text-properties fo:color="#000000" fo:font-family="Courier" style:font-family-generic="modern" style:font-pitch="variable" fo:font-size="10pt" fo:language="en" fo:country="US"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22" style:family="text">
      <style:text-properties fo:color="#0000ff" fo:font-family="Courier" style:font-family-generic="modern" style:font-pitch="variable" fo:font-size="10pt" fo:language="en" fo:country="US"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23" style:family="text">
      <style:text-properties fo:font-family="Courier" style:font-family-generic="modern" style:font-pitch="variable" fo:font-size="10pt" fo:language="en" fo:country="US" fo:font-weight="normal" style:font-size-asian="10pt" style:font-weight-asian="normal" style:font-size-complex="10pt" style:font-weight-complex="normal"/>
    </style:style>
    <style:style style:name="T24" style:family="text">
      <style:text-properties fo:color="#0000ff" fo:font-family="Courier" style:font-family-generic="modern" style:font-pitch="variable" fo:font-size="10pt" fo:language="en" fo:country="US" fo:font-weight="normal" style:font-size-asian="10pt" style:font-weight-asian="normal" style:font-size-complex="10pt" style:font-weight-complex="normal"/>
    </style:style>
    <style:style style:name="T25"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Verdana" style:font-family-generic="swiss" style:font-pitch="variable" fo:font-size="16pt" fo:font-style="normal" fo:text-shadow="none" style:text-underline-style="none" fo:font-weight="normal" style:letter-kerning="tru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27" style:family="text">
      <style:text-properties fo:color="#000000" fo:font-family="Courier" style:font-family-generic="modern"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28" style:family="text">
      <style:text-properties fo:color="#000000" fo:font-family="Courier" style:font-family-generic="modern"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29" style:family="text">
      <style:text-properties fo:color="#000000" style:text-outline="false" style:text-line-through-style="none" style:text-position="0% 100%" fo:font-family="Courier" style:font-family-generic="modern"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30" style:family="text">
      <style:text-properties fo:color="#000000" style:text-outline="false" style:text-line-through-style="none" style:text-position="0% 100%" fo:font-family="Courier" style:font-family-generic="modern"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31"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32" style:family="text">
      <style:text-properties fo:color="#0000ff" fo:font-family="Courier" style:font-family-generic="modern" style:font-pitch="variable" fo:font-size="20pt" fo:language="en" fo:country="US" fo:font-style="normal"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style>
    <style:style style:name="T33" style:family="text">
      <style:text-properties fo:color="#000000" fo:font-family="Courier" style:font-family-generic="modern" style:font-pitch="variable" fo:font-size="20pt" fo:language="en" fo:country="US" fo:font-style="normal"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style>
    <style:style style:name="T34" style:family="text">
      <style:text-properties fo:color="#000000" fo:font-family="Courier" style:font-family-generic="modern" style:font-pitch="variable" fo:font-size="20pt" fo:language="en" fo:country="US" fo:font-style="normal" style:text-underline-style="none" fo:font-weight="normal" style:font-family-asian="Arial-BoldMT" style:font-family-generic-asian="swiss" style:font-size-asian="20pt" style:font-style-asian="normal" style:font-weight-asian="normal" style:font-family-complex="Arial-BoldMT" style:font-family-generic-complex="swiss" style:font-size-complex="20pt" style:font-style-complex="normal" style:font-weight-complex="normal"/>
    </style:style>
    <style:style style:name="T35" style:family="text">
      <style:text-properties fo:color="#0000ff" fo:font-family="Courier" style:font-family-generic="modern" style:font-pitch="variable" fo:font-size="12pt"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36" style:family="text">
      <style:text-properties fo:color="#008000" fo:font-family="Courier" style:font-family-generic="modern" style:font-pitch="variable" fo:font-size="12pt"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37" style:family="text">
      <style:text-properties fo:color="#808000" fo:font-family="Courier" style:font-family-generic="modern" style:font-pitch="variable" fo:font-size="12pt"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38" style:family="text">
      <style:text-properties fo:color="#000000" fo:font-family="Courier" style:font-family-generic="modern" style:font-pitch="variable" fo:font-size="12pt"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39" style:family="text">
      <style:text-properties fo:color="#800080" fo:font-family="Courier" style:font-family-generic="modern" style:font-pitch="variable" fo:font-size="12pt"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40" style:family="text">
      <style:text-properties fo:color="#000000" fo:font-family="Courier" style:font-family-generic="modern" style:font-pitch="variable" fo:font-size="12pt" fo:font-weight="normal" style:font-size-asian="12pt" style:font-weight-asian="normal" style:font-size-complex="12pt" style:font-weight-complex="normal"/>
    </style:style>
    <style:style style:name="T41" style:family="text">
      <style:text-properties fo:color="#000080" style:text-outline="false" style:text-line-through-style="none" fo:font-family="Courier" style:font-family-generic="moder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42" style:family="text">
      <style:text-properties fo:color="#000080" fo:font-family="Courier" style:font-family-generic="modern" style:font-pitch="variable" fo:font-size="12pt" fo:font-weight="normal" style:font-family-asian="Arial" style:font-family-generic-asian="swiss" style:font-pitch-asian="variable" style:font-size-asian="12pt" style:font-weight-asian="normal" style:font-family-complex="Arial" style:font-family-generic-complex="swiss" style:font-pitch-complex="variable" style:font-size-complex="12pt" style:font-weight-complex="normal"/>
    </style:style>
    <style:style style:name="T43" style:family="text">
      <style:text-properties fo:font-family="Courier" style:font-family-generic="modern" style:font-pitch="variable" fo:font-size="16pt" style:font-size-asian="16pt" style:font-size-complex="16pt"/>
    </style:style>
    <style:style style:name="T44"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45" style:family="text">
      <style:text-properties fo:font-family="Courier" style:font-family-generic="modern" style:font-pitch="variable" fo:font-size="14pt" style:font-size-asian="14pt" style:font-size-complex="14pt"/>
    </style:style>
    <style:style style:name="T46" style:family="text">
      <style:text-properties fo:color="#0000ff" fo:font-family="Courier" style:font-family-generic="modern" style:font-pitch="variable" fo:font-size="14pt" style:font-size-asian="14pt" style:font-size-complex="14pt"/>
    </style:style>
    <style:style style:name="T47"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48" style:family="text">
      <style:text-properties fo:color="#000000" fo:font-family="Courier" style:font-family-generic="modern"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49" style:family="text">
      <style:text-properties fo:color="#ffffff" fo:font-family="Arial" style:font-pitch="variable" fo:font-size="20pt" style:font-size-asian="20pt" style:font-size-complex="20pt"/>
    </style:style>
    <style:style style:name="T50" style:family="text">
      <style:text-properties fo:color="#ffffff" fo:font-family="Arial" style:font-family-generic="swiss" style:font-pitch="variable" fo:font-size="20pt" style:font-family-asian="'AR PL ShanHeiSun Uni'" style:font-family-generic-asian="system" style:font-pitch-asian="variable" style:font-size-asian="20pt" style:font-size-complex="20pt"/>
    </style:style>
    <style:style style:name="T51" style:family="text">
      <style:text-properties fo:color="#000000" fo:font-family="Courier" style:font-family-generic="modern" style:font-pitch="variable" fo:font-size="16pt" fo:language="en" fo:country="US"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52" style:family="text">
      <style:text-properties fo:color="#000000" fo:font-family="Courier" style:font-family-generic="modern"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53" style:family="text">
      <style:text-properties fo:color="#0000ff" fo:font-family="Courier" style:font-family-generic="modern"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54" style:family="text">
      <style:text-properties fo:color="#000000" style:text-outline="false" style:text-line-through-style="none" style:text-position="0% 100%" fo:font-family="Courier" style:font-family-generic="modern"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Verdana" style:font-family-generic="swiss" style:font-pitch="variable" fo:font-size="15pt" fo:font-style="normal" fo:text-shadow="none" style:text-underline-style="none" fo:font-weight="normal" style:letter-kerning="true" style:font-family-asian="Verdana" style:font-family-generic-asian="swiss" style:font-pitch-asian="variable" style:font-size-asian="15pt" style:font-style-asian="normal" style:font-weight-asian="normal" style:font-family-complex="Verdan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56" style:family="text">
      <style:text-properties fo:font-family="Courier" style:font-family-generic="modern" style:font-pitch="variable" fo:font-size="12pt" style:font-size-asian="12pt" style:font-size-complex="12pt"/>
    </style:style>
    <style:style style:name="T57" style:family="text">
      <style:text-properties fo:color="#000000" fo:font-family="Courier" style:font-family-generic="modern" style:font-pitch="variable" fo:font-size="12pt" fo:language="en" fo:country="US"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style>
    <style:style style:name="T58" style:family="text">
      <style:text-properties fo:color="#000000" fo:font-family="Courier" style:font-family-generic="modern" style:font-pitch="variable" fo:font-size="12pt" fo:language="en" fo:country="US" fo:font-style="italic" style:text-underline-style="none" fo:font-weight="normal" style:font-family-asian="Monaco" style:font-family-generic-asian="modern" style:font-pitch-asian="fixed" style:font-size-asian="12pt" style:font-style-asian="italic" style:font-weight-asian="normal" style:font-family-complex="Monaco" style:font-family-generic-complex="modern" style:font-pitch-complex="fixed" style:font-size-complex="12pt" style:font-style-complex="italic" style:font-weight-complex="normal"/>
    </style:style>
    <style:style style:name="T59" style:family="text">
      <style:text-properties fo:color="#000000" fo:font-family="Courier" style:font-family-generic="modern" style:font-pitch="variable" fo:font-size="12pt" fo:language="en" fo:country="US" style:text-underline-style="none" fo:font-weight="normal" style:font-family-asian="'ＭＳ Ｐゴシック'" style:font-family-generic-asian="modern" style:font-pitch-asian="variable" style:font-size-asian="12pt" style:font-weight-asian="normal" style:font-family-complex="'ＭＳ Ｐゴシック'" style:font-family-generic-complex="modern" style:font-pitch-complex="variable" style:font-size-complex="12pt" style:font-weight-complex="normal"/>
    </style:style>
    <style:style style:name="T60" style:family="text">
      <style:text-properties fo:color="#000000" fo:font-family="Courier" style:font-family-generic="modern" style:font-pitch="variable" fo:font-size="12pt" fo:language="en" fo:country="US"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style>
    <style:style style:name="T61" style:family="text">
      <style:text-properties fo:color="#000000" style:text-outline="false" style:text-line-through-style="none" style:text-position="0% 100%" fo:font-family="Courier" style:font-family-generic="modern" style:font-pitch="variable" fo:font-size="12pt" fo:language="en" fo:country="US" fo:font-style="normal" fo:text-shadow="none" style:text-underline-style="none" fo:font-weight="normal" style:font-family-asian="'Lucida Console'" style:font-pitch-asian="fixed" style:font-size-asian="12pt" style:font-style-asian="normal" style:font-weight-asian="normal" style:font-family-complex="'Lucida Console'" style:font-pitch-complex="fixed" style:font-size-complex="12pt" style:font-style-complex="normal" style:font-weight-complex="normal" style:text-emphasize="none" style:font-relief="none"/>
    </style:style>
    <style:style style:name="T62" style:family="text">
      <style:text-properties fo:color="#000000" fo:font-family="Courier" style:font-family-generic="modern" style:font-pitch="variable" fo:font-size="12pt" fo:language="en" fo:country="US" style:text-underline-style="none"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63" style:family="text">
      <style:text-properties fo:color="#000000" fo:font-family="Courier" style:font-family-generic="modern" style:font-pitch="variable" fo:font-size="12pt" fo:language="en" fo:country="US" style:text-underline-style="none" fo:font-weight="normal" style:font-family-asian="Arial-BoldMT" style:font-family-generic-asian="swiss" style:font-size-asian="12pt" style:font-weight-asian="normal" style:font-family-complex="Arial-BoldMT" style:font-family-generic-complex="swiss" style:font-size-complex="12pt" style:font-weight-complex="normal"/>
    </style:style>
    <style:style style:name="T64" style:family="text">
      <style:text-properties fo:font-size="18pt"/>
    </style:style>
    <style:style style:name="T65" style:family="text">
      <style:text-properties fo:font-size="16pt" fo:font-style="normal" style:font-size-asian="16pt" style:font-style-asian="normal" style:font-size-complex="16pt" style:font-style-complex="normal"/>
    </style:style>
    <style:style style:name="T66" style:family="text">
      <style:text-properties fo:color="#0000ff" fo:font-family="Courier" style:font-family-generic="modern"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7" style:family="text">
      <style:text-properties fo:color="#0000ff" style:text-outline="false" style:text-line-through-style="none" style:text-position="0% 100%" fo:font-family="Courier" style:font-family-generic="modern"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68" style:family="text">
      <style:text-properties fo:font-family="Courier" style:font-family-generic="modern" style:font-pitch="variable"/>
    </style:style>
    <style:style style:name="T69" style:family="text">
      <style:text-properties fo:color="#000000" fo:font-family="Courier" style:font-family-generic="modern" style:font-pitch="variable" fo:font-size="18pt" fo:language="en" fo:country="US" style:text-underline-style="none" fo:font-weight="normal" style:font-family-asian="Arial-BoldMT" style:font-family-generic-asian="swiss" style:font-size-asian="18pt" style:font-weight-asian="normal" style:font-family-complex="Arial-BoldMT" style:font-family-generic-complex="swiss" style:font-size-complex="18pt" style:font-weight-complex="normal"/>
    </style:style>
    <style:style style:name="T70" style:family="text">
      <style:text-properties fo:color="#ffffff"/>
    </style:style>
    <style:style style:name="T71" style:family="text">
      <style:text-properties fo:color="#0000ff"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72" style:family="text">
      <style:text-properties fo:color="#0000ff"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73" style:family="text">
      <style:text-properties fo:color="#0000ff"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2" draw:layer="layout" svg:width="25.4cm" svg:height="14.605cm" svg:x="1.27cm" svg:y="5.08cm" presentation:class="subtitle" presentation:user-transformed="true">
          <draw:text-box>
            <text:p text:style-name="P1"><text:span text:style-name="T1">Cor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3" draw:text-style-name="P2" draw:layer="layout" svg:width="25.4cm" svg:height="14.605cm" svg:x="1.27cm" svg:y="5.081cm">
          <draw:text-box>
            <text:p><text:span text:style-name="T1">Annotation Driven Configuration</text:span></text:p>
            <text:p><text:span text:style-name="T1"/></text:p>
            <text:p><text:span text:style-name="T1">Chapter 4</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Objectives</text:span><text:span text:style-name="T2"><text:line-break/></text:span><text:span text:style-name="T2"/></text:p>
          </draw:text-box>
        </draw:frame>
        <draw:frame presentation:style-name="pr6" draw:text-style-name="P4" draw:layer="layout" svg:width="25.4cm" svg:height="14.605cm" svg:x="1.27cm" svg:y="5.081cm" presentation:class="outline" presentation:user-transformed="true">
          <draw:text-box>
            <text:list text:style-name="L2">
              <text:list-item>
                <text:p text:style-name="P4"><text:span text:style-name="T3">Explain and use Annotation based Configuration</text:span></text:p>
              </text:list-item>
              <text:list-item>
                <text:p text:style-name="P4"><text:span text:style-name="T3">Discuss Best Practices for Configuration choices</text:span></text:p>
              </text:list-item>
              <text:list-item>
                <text:p text:style-name="P4"><text:span text:style-name="T3">Use @PostConstruct and @PreDestroy</text:span></text:p>
              </text:list-item>
              <text:list-item>
                <text:p text:style-name="P4"><text:span text:style-name="T3">Explain and use Spring's “Stereotype” Annotations</text:span></text:p>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Chapter Topics</text:span><text:span text:style-name="T2"><text:line-break/></text:span><text:span text:style-name="T2"/></text:p>
          </draw:text-box>
        </draw:frame>
        <draw:frame presentation:style-name="pr7" draw:text-style-name="P4" draw:layer="layout" svg:width="25.4cm" svg:height="14.605cm" svg:x="1.27cm" svg:y="5.081cm" presentation:class="outline" presentation:user-transformed="true">
          <draw:text-box>
            <text:list text:style-name="L2">
              <text:list-item>
                <text:p text:style-name="P4"><text:span text:style-name="T3">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Optional)</text:span></text:p>
              </text:list-item>
              <text:list-item>
                <text:p text:style-name="P4"><text:span text:style-name="T4">JSR-330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5" draw:text-style-name="P3" draw:layer="layout" svg:width="22.225cm" svg:height="2.54cm" svg:x="1.27cm" svg:y="1.271cm" presentation:class="title" presentation:user-transformed="true">
          <draw:text-box>
            <text:p><text:span text:style-name="T5">Food For Thought (1 Of 2)</text:span><text:span text:style-name="T5"><text:line-break/></text:span><text:span text:style-name="T5"/></text:p>
          </draw:text-box>
        </draw:frame>
        <draw:frame presentation:style-name="pr8" draw:text-style-name="P5" draw:layer="layout" svg:width="25.4cm" svg:height="14.605cm" svg:x="1.27cm" svg:y="5.081cm" presentation:class="outline" presentation:user-transformed="true">
          <draw:text-box>
            <text:list text:style-name="L2">
              <text:list-item>
                <text:p text:style-name="P5"><text:span text:style-name="T3">Java based configuration is the “new kid” on the block</text:span></text:p>
                <text:list>
                  <text:list-item>
                    <text:p><text:span text:style-name="T6">One of 3 bean creation styles supported by Spring</text:span></text:p>
                  </text:list-item>
                </text:list>
              </text:list-item>
              <text:list-item>
                <text:p text:style-name="P5"><text:span text:style-name="T3">It has become the preferred style for bean creation among Spring developers for many reasons</text:span></text:p>
                <text:list>
                  <text:list-item>
                    <text:p><text:span text:style-name="T6">Compile time type checking</text:span></text:p>
                  </text:list-item>
                  <text:list-item>
                    <text:p><text:span text:style-name="T6">Refactoring support</text:span></text:p>
                  </text:list-item>
                  <text:list-item>
                    <text:p><text:span text:style-name="T6">The fact that it is implemented using programming code</text:span></text:p>
                    <text:list>
                      <text:list-item>
                        <text:p><text:span text:style-name="T7">Developers are programmers, after all</text:span></text:p>
                      </text:list-item>
                    </text:list>
                  </text:list-item>
                  <text:list-item>
                    <text:p><text:span text:style-name="T6">Centralization of configuration</text:span></text:p>
                  </text:list-item>
                  <text:list-item>
                    <text:p><text:span text:style-name="T6">Separation of concerns</text:span></text:p>
                  </text:list-item>
                  <text:list-item>
                    <text:p><text:span text:style-name="T6">It lends itself well to partitioning (via Imports)</text:span></text:p>
                  </text:list-item>
                  <text:list-item>
                    <text:p><text:span text:style-name="T6">It lends itself well to abstraction</text:span></text:p>
                  </text:list-item>
                  <text:list-item>
                    <text:p><text:span text:style-name="T6">It lends itself well to profiling</text:span></text:p>
                  </text:list-item>
                </text:list>
              </text:list-item>
            </text:list>
          </draw:text-box>
        </draw:frame>
        <draw:frame draw:style-name="gr2" draw:text-style-name="P6" draw:layer="layout" svg:width="3.174cm" svg:height="2.539cm" svg:x="23.491cm" svg:y="1.272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5" draw:text-style-name="P3" draw:layer="layout" svg:width="22.225cm" svg:height="2.54cm" svg:x="1.27cm" svg:y="1.271cm" presentation:class="title" presentation:user-transformed="true">
          <draw:text-box>
            <text:p><text:span text:style-name="T5">Food For Thought (2 Of 2)</text:span><text:span text:style-name="T5"><text:line-break/></text:span><text:span text:style-name="T5"/></text:p>
          </draw:text-box>
        </draw:frame>
        <draw:frame presentation:style-name="pr9" draw:text-style-name="P5" draw:layer="layout" svg:width="25.4cm" svg:height="14.605cm" svg:x="1.27cm" svg:y="5.081cm" presentation:class="outline" presentation:user-transformed="true">
          <draw:text-box>
            <text:list text:style-name="L2">
              <text:list-item>
                <text:p text:style-name="P5"><text:span text:style-name="T3">But 2 other styles of bean creation predate Java based config</text:span></text:p>
                <text:list>
                  <text:list-item>
                    <text:p><text:span text:style-name="T6">Both of these styles are still supported today</text:span></text:p>
                  </text:list-item>
                  <text:list-item>
                    <text:p><text:span text:style-name="T6">You will still find (and perhaps have to support) lots of legacy Spring applications that employ these alternate styles</text:span></text:p>
                  </text:list-item>
                </text:list>
              </text:list-item>
              <text:list-item>
                <text:p text:style-name="P5"><text:span text:style-name="T3">So in this and the next chapter we explore these alternatives to Java based configuration</text:span></text:p>
                <text:list>
                  <text:list-item>
                    <text:p><text:span text:style-name="T6">Annotation based configuration (in this chapter)</text:span></text:p>
                  </text:list-item>
                  <text:list-item>
                    <text:p><text:span text:style-name="T6">XML based configuration (optionally, later in the course)</text:span></text:p>
                  </text:list-item>
                </text:list>
              </text:list-item>
            </text:list>
          </draw:text-box>
        </draw:frame>
        <draw:frame draw:style-name="gr2" draw:text-style-name="P6" draw:layer="layout" svg:width="3.174cm" svg:height="2.539cm" svg:x="23.491cm" svg:y="1.273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5">Java Based Configuration</text:span><text:span text:style-name="T5"><text:line-break/></text:span><text:span text:style-name="T5"/></text:p>
          </draw:text-box>
        </draw:frame>
        <draw:rect draw:style-name="gr3" draw:text-style-name="P8" draw:layer="layout" svg:width="25.4cm" svg:height="6.198cm" svg:x="1.27cm" svg:y="6.281cm">
          <text:p text:style-name="P7"><text:span text:style-name="T8">@Configuration</text:span></text:p>
          <text:p text:style-name="P7"><text:span text:style-name="T9">public class ApplicationConfig {</text:span></text:p>
          <text:p text:style-name="P7"><text:span text:style-name="T8"><text:s text:c="4"/></text:span><text:span text:style-name="T9">@Bean</text:span><text:span text:style-name="T8"> </text:span><text:span text:style-name="T9">public TransferService transferService() {</text:span></text:p>
          <text:p text:style-name="P7"><text:span text:style-name="T8"><text:s text:c="8"/></text:span><text:span text:style-name="T9">return </text:span><text:span text:style-name="T10">new TransferServiceImpl(accountRepository())</text:span><text:span text:style-name="T9">; </text:span></text:p>
          <text:p text:style-name="P7"><text:span text:style-name="T9"><text:s text:c="4"/></text:span><text:span text:style-name="T9">}</text:span><text:span text:style-name="T8"> </text:span></text:p>
          <text:p text:style-name="P7"><text:span text:style-name="T9"><text:s text:c="4"/></text:span><text:span text:style-name="T10">@Bean</text:span><text:span text:style-name="T9"> public AccountRepository accountRepository() { </text:span></text:p>
          <text:p text:style-name="P7"><text:span text:style-name="T10"><text:s text:c="8"/></text:span><text:span text:style-name="T10">return new</text:span><text:span text:style-name="T9"> JdbcAccountRepositoryImpl(dataSource());</text:span></text:p>
          <text:p text:style-name="P7"><text:span text:style-name="T9"><text:s text:c="4"/></text:span><text:span text:style-name="T9">}</text:span></text:p>
          <text:p text:style-name="P7"><text:span text:style-name="T9"><text:s text:c="4"/></text:span><text:span text:style-name="T10">@Bean</text:span><text:span text:style-name="T9"> public DataSource dataSource() {</text:span></text:p>
          <text:p text:style-name="P7"><text:span text:style-name="T9"><text:s text:c="8"/></text:span><text:span text:style-name="T9">DataSource dataSource = new BasicDataSource();</text:span></text:p>
          <text:p text:style-name="P7"><text:span text:style-name="T9"><text:s text:c="8"/></text:span><text:span text:style-name="T11">/* ... */</text:span></text:p>
          <text:p><text:span text:style-name="T10"><text:s text:c="8"/></text:span><text:span text:style-name="T10">return dataSource;</text:span></text:p>
          <text:p><text:span text:style-name="T9"><text:s text:c="3"/></text:span><text:span text:style-name="T9">}</text:span></text:p>
          <text:p><text:span text:style-name="T9">} <text:s text:c="95"/></text:span></text:p>
        </draw:rect>
        <draw:rect draw:style-name="gr4" draw:text-style-name="P9" draw:layer="layout" svg:width="25.4cm" svg:height="3.226cm" svg:x="1.27cm" svg:y="12.725cm">
          <text:p text:style-name="P7"><text:span text:style-name="T9">@SpringBootApplication</text:span></text:p>
          <text:p text:style-name="P7"><text:span text:style-name="T9">public class Application {</text:span></text:p>
          <text:p text:style-name="P7"><text:span text:style-name="T9"><text:s text:c="4"/></text:span><text:span text:style-name="T9">public static void main(String [] args) {</text:span></text:p>
          <text:p text:style-name="P7"><text:span text:style-name="T9"><text:s text:c="8"/></text:span><text:span text:style-name="T9">ApplicationContext context = SpringApplication.run(ApplicationConfig.class);</text:span></text:p>
          <text:p text:style-name="P7"><text:span text:style-name="T9"><text:s text:c="8"/></text:span><text:span text:style-name="T9">...</text:span></text:p>
          <text:p text:style-name="P7"><text:span text:style-name="T9"><text:s text:c="4"/></text:span><text:span text:style-name="T9">}</text:span></text:p>
          <text:p text:style-name="P7"><text:span text:style-name="T9">} <text:s text:c="95"/></text:span></text:p>
        </draw:rect>
        <draw:frame presentation:style-name="pr10" draw:text-style-name="P5" draw:layer="layout" svg:width="25.4cm" svg:height="14.605cm" svg:x="1.27cm" svg:y="5.082cm" presentation:class="outline" presentation:user-transformed="true">
          <draw:text-box>
            <text:list text:style-name="L2">
              <text:list-item>
                <text:p text:style-name="P5"><text:span text:style-name="T3">Configuration is external to the bean class itself</text:span></text:p>
              </text:list-item>
            </text:list>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5">Annotation Based Equivalent</text:span><text:span text:style-name="T5"><text:line-break/></text:span><text:span text:style-name="T5"/></text:p>
          </draw:text-box>
        </draw:frame>
        <draw:rect draw:style-name="gr4" draw:text-style-name="P10" draw:layer="layout" svg:width="25.4cm" svg:height="1.93cm" svg:x="1.27cm" svg:y="6.381cm">
          <text:p text:style-name="P7"><text:span text:style-name="T12">package com.bank</text:span></text:p>
          <text:p text:style-name="P7"><text:span text:style-name="T13">@Component</text:span><text:span text:style-name="T12"> <text:s text:c="55"/>// This bean constructs itself.</text:span></text:p>
          <text:p text:style-name="P7"><text:span text:style-name="T14">public class TransferServiceImpl implements TransferService {</text:span></text:p>
          <text:p text:style-name="P7"><text:span text:style-name="T14"><text:s text:c="4"/></text:span><text:span text:style-name="T15">@Autowired</text:span><text:span text:style-name="T14"> private AccountRepository accountRepository; <text:s text:c="6"/>// Inject an instance of this type of bean into</text:span></text:p>
          <text:p text:style-name="P7"><text:span text:style-name="T12"><text:s text:c="4"/></text:span><text:span text:style-name="T14">public TransferServiceImpl(...) {...} <text:s text:c="24"/>// the component. Type must be unique within the</text:span></text:p>
          <text:p text:style-name="P7"><text:span text:style-name="T14">} <text:s text:c="64"/>// factory. <text:s text:c="69"/></text:span></text:p>
        </draw:rect>
        <draw:rect draw:style-name="gr4" draw:text-style-name="P10" draw:layer="layout" svg:width="25.4cm" svg:height="2.489cm" svg:x="1.27cm" svg:y="15.034cm">
          <text:p text:style-name="P7"><text:span text:style-name="T14">@SpringBootApplication</text:span></text:p>
          <text:p text:style-name="P7"><text:span text:style-name="T14">public class Application {</text:span></text:p>
          <text:p text:style-name="P7"><text:span text:style-name="T14"><text:s text:c="4"/></text:span><text:span text:style-name="T14">public static void main(String [] args) {</text:span></text:p>
          <text:p text:style-name="P7"><text:span text:style-name="T14"><text:s text:c="24"/></text:span><text:span text:style-name="T14">// Instantiate the showroom and its factory.</text:span></text:p>
          <text:p text:style-name="P7"><text:span text:style-name="T14"><text:s text:c="8"/></text:span><text:span text:style-name="T14">ApplicationContext context = SpringApplication.run(ApplicationConfig.class);</text:span></text:p>
          <text:p text:style-name="P7"><text:span text:style-name="T14"><text:s text:c="8"/></text:span><text:span text:style-name="T14">...</text:span></text:p>
          <text:p text:style-name="P7"><text:span text:style-name="T14"><text:s text:c="4"/></text:span><text:span text:style-name="T14">}</text:span></text:p>
          <text:p text:style-name="P7"><text:span text:style-name="T14">} <text:s text:c="145"/></text:span></text:p>
        </draw:rect>
        <draw:rect draw:style-name="gr4" draw:text-style-name="P10" draw:layer="layout" svg:width="25.4cm" svg:height="1.93cm" svg:x="1.271cm" svg:y="8.579cm">
          <text:p text:style-name="P7"><text:span text:style-name="T12">package com.bank</text:span></text:p>
          <text:p text:style-name="P7"><text:span text:style-name="T13">@Component</text:span><text:span text:style-name="T12"> <text:s text:c="55"/>// This bean constructs itself.</text:span></text:p>
          <text:p text:style-name="P7"><text:span text:style-name="T14">public class JDBCAccountRepository implements AccountRepository {</text:span></text:p>
          <text:p text:style-name="P7"><text:span text:style-name="T14"><text:s text:c="4"/></text:span><text:span text:style-name="T15">@Autowired</text:span><text:span text:style-name="T14"> private DataSource dataSource; <text:s text:c="20"/>// Inject an instance of this type of bean into</text:span></text:p>
          <text:p text:style-name="P7"><text:span text:style-name="T12"><text:s text:c="4"/></text:span><text:span text:style-name="T14">public JDBCAccountRepository(...) {...} <text:s text:c="22"/>// the component. Type must be unique within </text:span></text:p>
          <text:p text:style-name="P7"><text:span text:style-name="T14">} <text:s text:c="64"/>// factory. <text:s text:c="69"/></text:span></text:p>
        </draw:rect>
        <draw:rect draw:style-name="gr4" draw:text-style-name="P10" draw:layer="layout" svg:width="25.4cm" svg:height="1.651cm" svg:x="1.27cm" svg:y="10.792cm">
          <text:p text:style-name="P7"><text:span text:style-name="T12">package com.bank</text:span></text:p>
          <text:p text:style-name="P7"><text:span text:style-name="T13">@Component</text:span><text:span text:style-name="T12"> <text:s text:c="55"/>// This bean constructs itself.</text:span></text:p>
          <text:p text:style-name="P7"><text:span text:style-name="T14">public class MySQLDataSource extends BasicDataSource {</text:span></text:p>
          <text:p text:style-name="P7"><text:span text:style-name="T12"><text:s text:c="4"/></text:span><text:span text:style-name="T14">public MySQLDataSourceAccountRepository(...) {...}</text:span></text:p>
          <text:p text:style-name="P7"><text:span text:style-name="T14">} <text:s text:c="145"/></text:span></text:p>
        </draw:rect>
        <draw:rect draw:style-name="gr4" draw:text-style-name="P10" draw:layer="layout" svg:width="25.4cm" svg:height="1.93cm" svg:x="1.27cm" svg:y="12.774cm">
          <text:p text:style-name="P7"><text:span text:style-name="T12">package com.bank</text:span></text:p>
          <text:p text:style-name="P7"><text:span text:style-name="T12">@Configuration <text:s text:c="20"/></text:span></text:p>
          <text:p text:style-name="P7"><text:span text:style-name="T13">@ComponentScan("com.bank")</text:span><text:span text:style-name="T12"> <text:s text:c="39"/>// Scan the file system for classes defined with the @Component annotation.</text:span></text:p>
          <text:p text:style-name="P7"><text:span text:style-name="T14">public class ApplicationConfig { <text:s text:c="33"/>// For a tortured analogy, think of this as a kind of outsourcing.</text:span></text:p>
          <text:p text:style-name="P7"><text:span text:style-name="T12"><text:s text:c="4"/></text:span><text:span text:style-name="T13">// No @Bean definitions.</text:span><text:span text:style-name="T12"> <text:s text:c="37"/>// The configuration class is the source of the bean, but the bean</text:span></text:p>
          <text:p><text:span text:style-name="T14">} <text:s text:c="64"/>// is manufactured externally. <text:s text:c="50"/></text:span></text:p>
        </draw:rect>
        <draw:frame presentation:style-name="pr11" draw:text-style-name="P11" draw:layer="layout" svg:width="25.4cm" svg:height="14.605cm" svg:x="1.27cm" svg:y="5.083cm" presentation:class="outline" presentation:user-transformed="true">
          <draw:text-box>
            <text:list text:style-name="L2">
              <text:list-item>
                <text:p text:style-name="P5"><text:span text:style-name="T3">Configuration is internal to the bean class itself</text:span></text:p>
              </text:list-item>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template" presentation:presentation-page-layout-name="AL2T1">
        <office:forms form:automatic-focus="false" form:apply-design-mode="false"/>
        <draw:frame presentation:style-name="pr12" draw:text-style-name="P12" draw:layer="layout" svg:width="22.225cm" svg:height="2.54cm" svg:x="1.27cm" svg:y="1.271cm" presentation:class="title" presentation:user-transformed="true">
          <draw:text-box>
            <text:p><text:span text:style-name="T5">What Does The @Component Annotation Do?</text:span></text:p>
          </draw:text-box>
        </draw:frame>
        <draw:frame presentation:style-name="pr13" draw:text-style-name="P11" draw:layer="layout" svg:width="25.4cm" svg:height="14.605cm" svg:x="1.27cm" svg:y="5.081cm" presentation:class="outline" presentation:user-transformed="true">
          <draw:text-box>
            <text:list text:style-name="L2">
              <text:list-item>
                <text:p text:style-name="P5"><text:span text:style-name="T3">It tells Spring that the class to which it is attached is a Spring bean that</text:span></text:p>
                <text:list>
                  <text:list-item>
                    <text:p><text:span text:style-name="T6">Initializes itself</text:span></text:p>
                    <text:list>
                      <text:list-item>
                        <text:p><text:span text:style-name="T7">Rather than being initialized by a @Configuration class</text:span></text:p>
                      </text:list-item>
                    </text:list>
                  </text:list-item>
                  <text:list-item>
                    <text:p><text:span text:style-name="T6">Is found by a @Configuration class</text:span></text:p>
                    <text:list>
                      <text:list-item>
                        <text:p><text:span text:style-name="T7">Under the package specified as an argument to the @ComponentScan annotation attached to its @Configuration class</text:span></text:p>
                      </text:list-item>
                    </text:list>
                  </text:list-item>
                  <text:list-item>
                    <text:p><text:span text:style-name="T6">Is stored in the ApplicationContext generated by the @Configuration class that scans for it</text:span></text:p>
                  </text:list-item>
                  <text:list-item>
                    <text:p><text:span text:style-name="T6">Is retrieved from the ApplicationContext generated by the @Configuration class that manufactured it</text:span></text:p>
                  </text:list-item>
                </text:list>
              </text:list-item>
            </text:list>
          </draw:text-box>
        </draw:frame>
        <draw:frame draw:style-name="gr2" draw:text-style-name="P6" draw:layer="layout" svg:width="3.174cm" svg:height="2.539cm" svg:x="23.49cm" svg:y="1.273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12" draw:text-style-name="P12" draw:layer="layout" svg:width="22.225cm" svg:height="2.54cm" svg:x="1.27cm" svg:y="1.273cm" presentation:class="title" presentation:user-transformed="true">
          <draw:text-box>
            <text:p><text:span text:style-name="T5">What Does The @ComponentScan Annotation Do?</text:span></text:p>
          </draw:text-box>
        </draw:frame>
        <draw:frame presentation:style-name="pr14" draw:text-style-name="P11" draw:layer="layout" svg:width="25.4cm" svg:height="14.605cm" svg:x="1.27cm" svg:y="5.083cm" presentation:class="outline" presentation:user-transformed="true">
          <draw:text-box>
            <text:list text:style-name="L2">
              <text:list-item>
                <text:p text:style-name="P5"><text:span text:style-name="T3">It tells the Configuration class to which it is attached where to look for beans annotated with the @Component (or derived) annotation</text:span></text:p>
                <text:list>
                  <text:list-item>
                    <text:p><text:span text:style-name="T6">The corresponding beans are added to the ApplicationContext created by the Configuration class</text:span></text:p>
                  </text:list-item>
                </text:list>
              </text:list-item>
            </text:list>
          </draw:text-box>
        </draw:frame>
        <draw:frame draw:style-name="gr2" draw:text-style-name="P6" draw:layer="layout" svg:width="3.174cm" svg:height="2.539cm" svg:x="23.49cm" svg:y="1.275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5">What Does The @Autowired Annotation Do?</text:span><text:span text:style-name="T5"><text:line-break/></text:span><text:span text:style-name="T5"/></text:p>
          </draw:text-box>
        </draw:frame>
        <draw:frame presentation:style-name="pr15" draw:text-style-name="P11" draw:layer="layout" svg:width="25.398cm" svg:height="14.605cm" svg:x="1.272cm" svg:y="5.081cm" presentation:class="outline" presentation:user-transformed="true">
          <draw:text-box>
            <text:list text:style-name="L2">
              <text:list-item>
                <text:p text:style-name="P5"><text:span text:style-name="T3">Dependency Injection</text:span></text:p>
                <text:list>
                  <text:list-item>
                    <text:p text:style-name="P13"><text:span text:style-name="T6">Constructor Injection</text:span></text:p>
                  </text:list-item>
                  <text:list-item>
                    <text:p text:style-name="P13"><text:span text:style-name="T6">Setter Injection</text:span></text:p>
                  </text:list-item>
                  <text:list-item>
                    <text:p text:style-name="P14"><text:span text:style-name="T6">Property Injection</text:span></text:p>
                  </text:list-item>
                </text:list>
              </text:list-item>
              <text:list-item>
                <text:p><text:span text:style-name="T3">Autowiring requires a unique dependency of the correct type to exist, or an Exception will be thrown</text:span></text:p>
              </text:list-item>
              <text:list-item>
                <text:p><text:span text:style-name="T3">Demonstration: ComponentScanningAutowiring</text:span></text:p>
              </text:list-item>
            </text:list>
          </draw:text-box>
        </draw:frame>
        <draw:rect draw:style-name="gr4" draw:text-style-name="P15" draw:layer="layout" svg:width="25.398cm" svg:height="2.515cm" svg:x="1.27cm" svg:y="7.245cm">
          <text:p><text:span text:style-name="T16">@Autowired</text:span></text:p>
          <text:p><text:span text:style-name="T16">public TransferServiceImpl(AccountRepository accountRepository) {</text:span></text:p>
          <text:p><text:span text:style-name="T16"><text:s text:c="4"/></text:span><text:span text:style-name="T16">this.accountRepository = accountRepository;</text:span></text:p>
          <text:p><text:span text:style-name="T16">} <text:s text:c="70"/></text:span></text:p>
        </draw:rect>
        <draw:rect draw:style-name="gr4" draw:text-style-name="P16" draw:layer="layout" svg:width="25.398cm" svg:height="2.515cm" svg:x="1.27cm" svg:y="11.145cm">
          <text:p><text:span text:style-name="T16">@Autowired</text:span></text:p>
          <text:p><text:span text:style-name="T16">public setAccountRepository(AccountRepository accountRepository) {</text:span></text:p>
          <text:p><text:span text:style-name="T16"><text:s text:c="4"/></text:span><text:span text:style-name="T16">this.accountRepository = accountRepository;</text:span></text:p>
          <text:p><text:span text:style-name="T16">} <text:s text:c="70"/></text:span></text:p>
        </draw:rect>
        <draw:rect draw:style-name="gr4" draw:text-style-name="P16" draw:layer="layout" svg:width="25.398cm" svg:height="1.655cm" svg:x="1.27cm" svg:y="15.045cm">
          <text:p><text:span text:style-name="T16">@Autowired</text:span></text:p>
          <text:p><text:span text:style-name="T16">private AccountRepository accountRepository; <text:s text:c="27"/></text:span></text:p>
        </draw:rect>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12" draw:text-style-name="P12" draw:layer="layout" svg:width="25.4cm" svg:height="2.54cm" svg:x="1.27cm" svg:y="1.27cm" presentation:class="title" presentation:user-transformed="true">
          <draw:text-box>
            <text:p><text:span text:style-name="T5">Autowiring Requirements/Limits</text:span><text:span text:style-name="T5"><text:line-break/></text:span><text:span text:style-name="T5"/></text:p>
          </draw:text-box>
        </draw:frame>
        <draw:frame presentation:style-name="pr16" draw:text-style-name="P17" draw:layer="layout" svg:width="25.397cm" svg:height="14.605cm" svg:x="1.273cm" svg:y="5.08cm" presentation:class="outline" presentation:user-transformed="true">
          <draw:text-box>
            <text:list text:style-name="L2">
              <text:list-item>
                <text:p text:style-name="P4"><text:span text:style-name="T3">Constructor Injection via Autowiring</text:span></text:p>
                <text:list>
                  <text:list-item>
                    <text:p><text:span text:style-name="T6">Represents a mandatory dependency</text:span></text:p>
                  </text:list-item>
                </text:list>
              </text:list-item>
            </text:list>
            <text:list text:style-name="L3">
              <text:list-item>
                <text:list>
                  <text:list-item>
                    <text:list>
                      <text:list-item>
                        <text:p><text:span text:style-name="T7">Or a NoSuchBeanDefinitionException will be thrown</text:span></text:p>
                      </text:list-item>
                    </text:list>
                  </text:list-item>
                </text:list>
              </text:list-item>
            </text:list>
            <text:list text:style-name="L2">
              <text:list-item>
                <text:p><text:span text:style-name="T3">Property/Method Injection via Autowiring</text:span></text:p>
                <text:list>
                  <text:list-item>
                    <text:p text:style-name="P13"><text:span text:style-name="T6">Also represents a mandatory dependency unless explicitly overridden, in which case the dependency is injected only if a dependent object of the right type exists</text:span></text:p>
                  </text:list-item>
                </text:list>
              </text:list-item>
              <text:list-item>
                <text:p><text:span text:style-name="T3">Field Injection via Autowiring</text:span></text:p>
                <text:list>
                  <text:list-item>
                    <text:p><text:span text:style-name="T6">Eliminates the need for the setter</text:span></text:p>
                    <text:list>
                      <text:list-item>
                        <text:p><text:span text:style-name="T7">Works even on private attributes</text:span></text:p>
                      </text:list-item>
                    </text:list>
                  </text:list-item>
                </text:list>
              </text:list-item>
            </text:list>
          </draw:text-box>
        </draw:frame>
        <draw:rect draw:style-name="gr5" draw:text-style-name="P16" draw:layer="layout" svg:width="25.397cm" svg:height="2.515cm" svg:x="1.27cm" svg:y="11.953cm">
          <text:p><text:span text:style-name="T16">@Autowired</text:span><text:span text:style-name="T17">(required=false)</text:span></text:p>
          <text:p><text:span text:style-name="T16">public setAccountRepository(AccountRepository accountRepository) {</text:span></text:p>
          <text:p><text:span text:style-name="T16"><text:s text:c="4"/></text:span><text:span text:style-name="T16">this.accountRepository = accountRepository;</text:span></text:p>
          <text:p><text:span text:style-name="T16">} <text:s text:c="70"/></text:spa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17" draw:text-style-name="P17" draw:layer="layout" svg:width="25.4cm" svg:height="14.605cm" svg:x="1.271cm" svg:y="5.081cm" presentation:class="outline" presentation:user-transformed="true">
          <draw:text-box>
            <text:list text:style-name="L2">
              <text:list-item>
                <text:p text:style-name="P4"><text:span text:style-name="T3">Java 8 offers another way to inject optional dependencies</text:span></text:p>
                <text:list>
                  <text:list-item>
                    <text:p><text:span text:style-name="T6">Optional&lt;T&gt; was introduced to handle null reference errors</text:span></text:p>
                  </text:list-item>
                </text:list>
              </text:list-item>
            </text:list>
          </draw:text-box>
        </draw:frame>
        <draw:frame presentation:style-name="pr5" draw:text-style-name="P3" draw:layer="layout" svg:width="25.4cm" svg:height="2.54cm" svg:x="1.27cm" svg:y="1.27cm" presentation:class="title" presentation:user-transformed="true">
          <draw:text-box>
            <text:p><text:span text:style-name="T2">Java 8 Optional&lt;T&gt;</text:span><text:span text:style-name="T2"><text:line-break/></text:span><text:span text:style-name="T2"/></text:p>
          </draw:text-box>
        </draw:frame>
        <draw:rect draw:style-name="gr4" draw:text-style-name="P19" draw:layer="layout" svg:width="25.4cm" svg:height="4.699cm" svg:x="1.27cm" svg:y="8.497cm">
          <text:p text:style-name="P18"><text:span text:style-name="T18">@Autowired(required=false) <text:s text:c="18"/>// Spring Style</text:span></text:p>
          <text:p text:style-name="P18"><text:span text:style-name="T18">AccountService accountService;</text:span></text:p>
          <text:p text:style-name="P18"><text:span text:style-name="T18">public void doSomething() {</text:span></text:p>
          <text:p text:style-name="P18"><text:span text:style-name="T18"><text:s text:c="2"/></text:span><text:span text:style-name="T18">if (accountService != null) {</text:span></text:p>
          <text:p text:style-name="P18"><text:span text:style-name="T18"><text:s text:c="6"/></text:span><text:span text:style-name="T18">// do something</text:span></text:p>
          <text:p text:style-name="P18"><text:span text:style-name="T18"><text:s text:c="2"/></text:span><text:span text:style-name="T18">}</text:span></text:p>
          <text:p text:style-name="P18"><text:span text:style-name="T18">} <text:s text:c="62"/></text:span></text:p>
        </draw:rect>
        <draw:rect draw:style-name="gr4" draw:text-style-name="P20" draw:layer="layout" svg:width="25.4cm" svg:height="5.334cm" svg:x="1.27cm" svg:y="13.498cm">
          <text:p text:style-name="P18"><text:span text:style-name="T19">@Autowired <text:s text:c="33"/>// Java Equivalent</text:span></text:p>
          <text:p text:style-name="P18"><text:span text:style-name="T19">Optional&lt;AccountService&gt; accountService;</text:span></text:p>
          <text:p text:style-name="P18"><text:span text:style-name="T19">public void doSomething() {</text:span></text:p>
          <text:p text:style-name="P18"><text:span text:style-name="T19"><text:s text:c="2"/></text:span><text:span text:style-name="T19">accountService.ifPresent(s -&gt; {</text:span></text:p>
          <text:p text:style-name="P18"><text:span text:style-name="T19"><text:s text:c="4"/></text:span><text:span text:style-name="T19">// s is the AccountService instance,</text:span></text:p>
          <text:p text:style-name="P18"><text:span text:style-name="T19"><text:s text:c="4"/></text:span><text:span text:style-name="T19">// use s to do something</text:span></text:p>
          <text:p text:style-name="P18"><text:span text:style-name="T19"><text:s text:c="2"/></text:span><text:span text:style-name="T19">});</text:span></text:p>
          <text:p text:style-name="P18"><text:span text:style-name="T19">} <text:s text:c="62"/></text:span></text:p>
        </draw:rect>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12" draw:text-style-name="P12" draw:layer="layout" svg:width="22.225cm" svg:height="2.54cm" svg:x="1.27cm" svg:y="1.271cm" presentation:class="title" presentation:user-transformed="true">
          <draw:text-box>
            <text:p><text:span text:style-name="T5">Resolving Autowiring Ambiguity (1 Of 4)</text:span></text:p>
          </draw:text-box>
        </draw:frame>
        <draw:frame presentation:style-name="pr18" draw:text-style-name="P22" draw:layer="layout" svg:width="25.395cm" svg:height="14.605cm" svg:x="1.273cm" svg:y="5.081cm" presentation:class="outline" presentation:user-transformed="true">
          <draw:text-box>
            <text:list text:style-name="L2">
              <text:list-item>
                <text:p text:style-name="P21"><text:span text:style-name="T3">What if the factory declares multiple beans of the same Autowired type?</text:span></text:p>
              </text:list-item>
              <text:list-item>
                <text:p text:style-name="P4"><text:span text:style-name="T3">How does Spring know which one to inject?</text:span></text:p>
              </text:list-item>
            </text:list>
          </draw:text-box>
        </draw:frame>
        <draw:rect draw:style-name="gr5" draw:text-style-name="P23" draw:layer="layout" svg:width="25.4cm" svg:height="2.388cm" svg:x="1.274cm" svg:y="7.28cm">
          <text:p text:style-name="P7"><text:span text:style-name="T20">@Component</text:span></text:p>
          <text:p text:style-name="P7"><text:span text:style-name="T21">public class TransferServiceImpl implements TransferService {</text:span></text:p>
          <text:p text:style-name="P7"><text:span text:style-name="T21"><text:s text:c="4"/></text:span><text:span text:style-name="T22">@Autowired</text:span><text:span text:style-name="T21"> <text:s text:c="63"/>// Inject an instance of an</text:span></text:p>
          <text:p text:style-name="P7"><text:span text:style-name="T21"><text:s text:c="4"/></text:span><text:span text:style-name="T21">public TransferServiceImpl(</text:span><text:span text:style-name="T22">AccountRepository </text:span><text:span text:style-name="T21">accountRepository) { ... } <text:s text:c="2"/>// AccountRepository. <text:s text:c="4"/></text:span></text:p>
          <text:p text:style-name="P7"><text:span text:style-name="T20"><text:s text:c="4"/></text:span><text:span text:style-name="T20">...</text:span></text:p>
          <text:p text:style-name="P7"><text:span text:style-name="T20">}</text:span><text:span text:style-name="T21"> <text:s text:c="115"/></text:span></text:p>
        </draw:rect>
        <draw:rect draw:style-name="gr5" draw:text-style-name="P23" draw:layer="layout" svg:width="25.4cm" svg:height="1.676cm" svg:x="1.275cm" svg:y="9.98cm">
          <text:p text:style-name="P7"><text:span text:style-name="T23">@Component</text:span></text:p>
          <text:p text:style-name="P7"><text:span text:style-name="T21">public class JDBCAccountRepository implements </text:span><text:span text:style-name="T22">AccountRepository</text:span><text:span text:style-name="T21"> { <text:s text:c="12"/>// This is an AccountRepository.</text:span></text:p>
          <text:p text:style-name="P7"><text:span text:style-name="T21"><text:s text:c="4"/></text:span><text:span text:style-name="T21">...</text:span></text:p>
          <text:p text:style-name="P7"><text:span text:style-name="T21">} <text:s text:c="115"/></text:span></text:p>
        </draw:rect>
        <draw:rect draw:style-name="gr5" draw:text-style-name="P23" draw:layer="layout" svg:width="25.4cm" svg:height="1.676cm" svg:x="1.27cm" svg:y="12.022cm">
          <text:p text:style-name="P7"><text:span text:style-name="T23">@Component</text:span></text:p>
          <text:p text:style-name="P7"><text:span text:style-name="T21">public class HibernateAccountRepository implements </text:span><text:span text:style-name="T22">AccountRepository</text:span><text:span text:style-name="T21"> { <text:s text:c="7"/>// But so it this.</text:span></text:p>
          <text:p text:style-name="P7"><text:span text:style-name="T21"><text:s text:c="4"/></text:span><text:span text:style-name="T21">...</text:span></text:p>
          <text:p text:style-name="P7"><text:span text:style-name="T21">} <text:s text:c="115"/></text:span></text:p>
        </draw:rect>
        <draw:frame draw:style-name="gr2" draw:text-style-name="P6" draw:layer="layout" svg:width="3.174cm" svg:height="2.539cm" svg:x="23.495cm" svg:y="1.27cm">
          <draw:image xlink:href="Pictures/100002010000005A00000048418A9D3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emplate" presentation:presentation-page-layout-name="AL2T1">
        <office:forms form:automatic-focus="false" form:apply-design-mode="false"/>
        <draw:frame presentation:style-name="pr12" draw:text-style-name="P12" draw:layer="layout" svg:width="22.225cm" svg:height="2.54cm" svg:x="1.27cm" svg:y="1.271cm" presentation:class="title" presentation:user-transformed="true">
          <draw:text-box>
            <text:p><text:span text:style-name="T5">Resolving Autowiring Ambiguity (2 Of 4)</text:span></text:p>
          </draw:text-box>
        </draw:frame>
        <draw:frame presentation:style-name="pr19" draw:text-style-name="P25" draw:layer="layout" svg:width="25.395cm" svg:height="14.605cm" svg:x="1.274cm" svg:y="5.081cm" presentation:class="outline" presentation:user-transformed="true">
          <draw:text-box>
            <text:list text:style-name="L2">
              <text:list-item>
                <text:p text:style-name="P5"><text:span text:style-name="T6">While it is rare to have 2 beans of the same type within a single application, without modification, the aforementioned example would throw a NoSuchBeanDefinitionException</text:span></text:p>
                <text:list>
                  <text:list-item>
                    <text:p text:style-name="P24"><text:span text:style-name="T7">To avoid this exception, you must give Spring enough information so that it can figure out which bean to inject</text:span></text:p>
                  </text:list-item>
                </text:list>
              </text:list-item>
              <text:list-item>
                <text:p><text:span text:style-name="T6">The @Qualifier annotation can also be used with method or field injection</text:span></text:p>
              </text:list-item>
            </text:list>
          </draw:text-box>
        </draw:frame>
        <draw:rect draw:style-name="gr5" draw:text-style-name="P23" draw:layer="layout" svg:width="25.4cm" svg:height="2.743cm" svg:x="1.274cm" svg:y="9.879cm">
          <text:p text:style-name="P7"><text:span text:style-name="T20">@Component</text:span></text:p>
          <text:p text:style-name="P7"><text:span text:style-name="T21">public class TransferServiceImpl implements TransferService {</text:span></text:p>
          <text:p text:style-name="P7"><text:span text:style-name="T21"><text:s text:c="4"/></text:span><text:span text:style-name="T21">@Autowired <text:s text:c="63"/></text:span></text:p>
          <text:p text:style-name="P7"><text:span text:style-name="T21"><text:s text:c="4"/></text:span><text:span text:style-name="T21">public TransferServiceImpl</text:span></text:p>
          <text:p text:style-name="P7"><text:span text:style-name="T21"><text:s text:c="4"/></text:span><text:span text:style-name="T21">(</text:span><text:span text:style-name="T22">@Qualifier("jdbcAccountRepository")</text:span><text:span text:style-name="T21"> </text:span><text:span text:style-name="T22">AccountRepository </text:span><text:span text:style-name="T21">accountRepository) { ... } <text:s text:c="2"/>// Identify the Autowired </text:span></text:p>
          <text:p text:style-name="P7"><text:span text:style-name="T20"><text:s text:c="4"/></text:span><text:span text:style-name="T20">... <text:s text:c="80"/>// component by its type</text:span></text:p>
          <text:p text:style-name="P7"><text:span text:style-name="T20">}</text:span><text:span text:style-name="T21"> <text:s text:c="86"/>// and name. <text:s text:c="16"/></text:span></text:p>
        </draw:rect>
        <draw:rect draw:style-name="gr5" draw:text-style-name="P23" draw:layer="layout" svg:width="25.4cm" svg:height="1.676cm" svg:x="1.275cm" svg:y="12.979cm">
          <text:p text:style-name="P7"><text:span text:style-name="T23">@Component</text:span><text:span text:style-name="T24">(</text:span><text:span text:style-name="T22">"jdbcAccountRepository")</text:span><text:span text:style-name="T21"> <text:s text:c="52"/>// Give the component a</text:span></text:p>
          <text:p text:style-name="P7"><text:span text:style-name="T21">public class JdbcAccountRepository implements </text:span><text:span text:style-name="T22">AccountRepository</text:span><text:span text:style-name="T21"> { <text:s text:c="22"/>// name.</text:span></text:p>
          <text:p text:style-name="P7"><text:span text:style-name="T21"><text:s text:c="4"/></text:span><text:span text:style-name="T21">...</text:span></text:p>
          <text:p text:style-name="P7"><text:span text:style-name="T21">} <text:s text:c="115"/></text:span></text:p>
        </draw:rect>
        <draw:rect draw:style-name="gr5" draw:text-style-name="P23" draw:layer="layout" svg:width="25.4cm" svg:height="1.676cm" svg:x="1.27cm" svg:y="15.021cm">
          <text:p text:style-name="P7"><text:span text:style-name="T23">@Component</text:span><text:span text:style-name="T24">(</text:span><text:span text:style-name="T22">"hibernateAccountRepository")</text:span><text:span text:style-name="T21"> <text:s text:c="47"/>// Give the component a</text:span></text:p>
          <text:p text:style-name="P7"><text:span text:style-name="T21">public class HibernateAccountRepository implements </text:span><text:span text:style-name="T22">AccountRepository</text:span><text:span text:style-name="T21"> { <text:s text:c="17"/>// name.</text:span></text:p>
          <text:p text:style-name="P7"><text:span text:style-name="T21"><text:s text:c="4"/></text:span><text:span text:style-name="T21">...</text:span></text:p>
          <text:p text:style-name="P7"><text:span text:style-name="T21">} <text:s text:c="115"/></text:span></text:p>
        </draw:rect>
        <draw:frame draw:style-name="gr2" draw:text-style-name="P6" draw:layer="layout" svg:width="3.174cm" svg:height="2.539cm" svg:x="23.495cm" svg:y="1.271cm">
          <draw:image xlink:href="Pictures/100002010000005A00000048418A9D34.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emplate" presentation:presentation-page-layout-name="AL2T1">
        <office:forms form:automatic-focus="false" form:apply-design-mode="false"/>
        <draw:frame presentation:style-name="pr12" draw:text-style-name="P12" draw:layer="layout" svg:width="22.225cm" svg:height="2.54cm" svg:x="1.27cm" svg:y="1.271cm" presentation:class="title" presentation:user-transformed="true">
          <draw:text-box>
            <text:p><text:span text:style-name="T5">Resolving Autowiring Ambiguity (3 Of 4)</text:span></text:p>
          </draw:text-box>
        </draw:frame>
        <draw:frame presentation:style-name="pr20" draw:text-style-name="P11" draw:layer="layout" svg:width="25.395cm" svg:height="14.605cm" svg:x="1.274cm" svg:y="5.081cm" presentation:class="outline" presentation:user-transformed="true">
          <draw:text-box>
            <text:list text:style-name="L2">
              <text:list-item>
                <text:p text:style-name="P5"><text:span text:style-name="T3">If you don't explicitly assign a name to a Component, Spring will name it for you, based on the following rule</text:span></text:p>
                <text:list>
                  <text:list-item>
                    <text:p text:style-name="P26"><text:span text:style-name="T6">Decapitalize the non-qualified classname</text:span></text:p>
                  </text:list-item>
                </text:list>
              </text:list-item>
            </text:list>
          </draw:text-box>
        </draw:frame>
        <draw:rect draw:style-name="gr5" draw:text-style-name="P23" draw:layer="layout" svg:width="25.4cm" svg:height="2.743cm" svg:x="1.274cm" svg:y="8.379cm">
          <text:p text:style-name="P7"><text:span text:style-name="T20">@Component <text:s text:c="77"/>// But what's the name of</text:span></text:p>
          <text:p text:style-name="P7"><text:span text:style-name="T21">public class TransferServiceImpl implements TransferService { <text:s text:c="26"/>// this component?</text:span></text:p>
          <text:p text:style-name="P7"><text:span text:style-name="T21"><text:s text:c="4"/></text:span><text:span text:style-name="T21">@Autowired <text:s text:c="73"/>// transferServiceImpl</text:span></text:p>
          <text:p text:style-name="P7"><text:span text:style-name="T21"><text:s text:c="4"/></text:span><text:span text:style-name="T21">public TransferServiceImpl</text:span></text:p>
          <text:p text:style-name="P7"><text:span text:style-name="T21"><text:s text:c="4"/></text:span><text:span text:style-name="T21">(</text:span><text:span text:style-name="T22">@Qualifier("jdbcAccountRepository")</text:span><text:span text:style-name="T21"> </text:span><text:span text:style-name="T22">AccountRepository </text:span><text:span text:style-name="T21">accountRepository) { ... }</text:span></text:p>
          <text:p text:style-name="P7"><text:span text:style-name="T20"><text:s text:c="4"/></text:span><text:span text:style-name="T20">...</text:span></text:p>
          <text:p text:style-name="P7"><text:span text:style-name="T20">}</text:span><text:span text:style-name="T21"> <text:s text:c="115"/></text:span></text:p>
        </draw:rect>
        <draw:rect draw:style-name="gr5" draw:text-style-name="P23" draw:layer="layout" svg:width="25.4cm" svg:height="1.676cm" svg:x="1.275cm" svg:y="11.479cm">
          <text:p text:style-name="P7"><text:span text:style-name="T23">@Component</text:span><text:span text:style-name="T21"> <text:s text:c="77"/>// Let the component take</text:span></text:p>
          <text:p text:style-name="P7"><text:span text:style-name="T21">public class JdbcAccountRepository implements </text:span><text:span text:style-name="T22">AccountRepository</text:span><text:span text:style-name="T21"> { <text:s text:c="22"/>// on a default name,</text:span></text:p>
          <text:p text:style-name="P7"><text:span text:style-name="T21"><text:s text:c="4"/></text:span><text:span text:style-name="T21">... <text:s text:c="80"/>// derived from the class</text:span></text:p>
          <text:p text:style-name="P7"><text:span text:style-name="T21">} <text:s text:c="86"/>// name. <text:s text:c="20"/></text:span></text:p>
        </draw:rect>
        <draw:rect draw:style-name="gr5" draw:text-style-name="P23" draw:layer="layout" svg:width="25.4cm" svg:height="1.676cm" svg:x="1.27cm" svg:y="13.521cm">
          <text:p text:style-name="P7"><text:span text:style-name="T23">@Component</text:span><text:span text:style-name="T21"> <text:s text:c="77"/>// Let the component take</text:span></text:p>
          <text:p text:style-name="P7"><text:span text:style-name="T21">public class HibernateAccountRepository implements </text:span><text:span text:style-name="T22">AccountRepository</text:span><text:span text:style-name="T21"> { <text:s text:c="17"/>// on a default name,</text:span></text:p>
          <text:p text:style-name="P7"><text:span text:style-name="T21"><text:s text:c="4"/></text:span><text:span text:style-name="T21">... <text:s text:c="80"/>// derived from the class</text:span></text:p>
          <text:p text:style-name="P7"><text:span text:style-name="T21">} <text:s text:c="86"/>// name. <text:s text:c="20"/></text:span></text:p>
        </draw:rect>
        <draw:frame draw:style-name="gr2" draw:text-style-name="P6" draw:layer="layout" svg:width="3.174cm" svg:height="2.539cm" svg:x="23.495cm" svg:y="1.272cm">
          <draw:image xlink:href="Pictures/100002010000005A00000048418A9D3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21" draw:text-style-name="P12" draw:layer="layout" svg:width="22.225cm" svg:height="2.54cm" svg:x="1.27cm" svg:y="1.272cm" presentation:class="title" presentation:user-transformed="true">
          <draw:text-box>
            <text:p><text:span text:style-name="T5">Resolving Autowiring Ambiguity (4 Of 4)</text:span></text:p>
          </draw:text-box>
        </draw:frame>
        <draw:frame presentation:style-name="pr22" draw:text-style-name="P11" draw:layer="layout" svg:width="25.395cm" svg:height="14.605cm" svg:x="1.274cm" svg:y="5.082cm" presentation:class="outline" presentation:user-transformed="true">
          <draw:text-box>
            <text:list text:style-name="L2">
              <text:list-item>
                <text:p text:style-name="P5"><text:span text:style-name="T3">Autowiring resolution rules</text:span></text:p>
                <text:list>
                  <text:list-item>
                    <text:p><text:span text:style-name="T6">Look for a unique bean of the required type</text:span></text:p>
                  </text:list-item>
                  <text:list-item>
                    <text:p><text:span text:style-name="T6">Use @Qualifier if supplied</text:span></text:p>
                    <text:list>
                      <text:list-item>
                        <text:p><text:span text:style-name="T7">In which case, look for a bean of the required type with the Qualifier name</text:span></text:p>
                      </text:list-item>
                    </text:list>
                  </text:list-item>
                  <text:list-item>
                    <text:p><text:span text:style-name="T6">Use the parameter or bean name</text:span></text:p>
                    <text:list>
                      <text:list-item>
                        <text:p><text:span text:style-name="T6">In which case, look for a bean of the required type with the parameter/attribute name</text:span></text:p>
                      </text:list-item>
                    </text:list>
                  </text:list-item>
                </text:list>
              </text:list-item>
            </text:list>
          </draw:text-box>
        </draw:frame>
        <draw:frame draw:style-name="gr6" draw:text-style-name="P6" draw:layer="layout" svg:width="3.174cm" svg:height="2.539cm" svg:x="23.495cm" svg:y="1.273cm">
          <draw:image xlink:href="Pictures/100002010000005A00000048418A9D3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12" draw:text-style-name="P12" draw:layer="layout" svg:width="22.225cm" svg:height="2.54cm" svg:x="1.27cm" svg:y="1.272cm" presentation:class="title" presentation:user-transformed="true">
          <draw:text-box>
            <text:p><text:span text:style-name="T5">Constructor Vs. Setter Injection</text:span><text:span text:style-name="T5"><text:line-break/></text:span><text:span text:style-name="T5"/></text:p>
          </draw:text-box>
        </draw:frame>
        <draw:frame presentation:style-name="pr23" draw:text-style-name="P11" draw:layer="layout" svg:width="25.395cm" svg:height="14.605cm" svg:x="1.274cm" svg:y="5.082cm" presentation:class="outline" presentation:user-transformed="true">
          <draw:text-box>
            <text:list text:style-name="L2">
              <text:list-item>
                <text:p text:style-name="P5"><text:span text:style-name="T6">Benefits of Constructor Injection</text:span></text:p>
                <text:list>
                  <text:list-item>
                    <text:p><text:span text:style-name="T7">Enforces mandatory dependencies</text:span></text:p>
                    <text:list>
                      <text:list-item>
                        <text:p><text:span text:style-name="T25">Omitting constructor-arg elements from a bean definition will result in a "LoadTime" exception</text:span></text:p>
                      </text:list-item>
                    </text:list>
                  </text:list-item>
                  <text:list-item>
                    <text:p><text:span text:style-name="T7">Promotes immutability</text:span></text:p>
                    <text:list>
                      <text:list-item>
                        <text:p><text:span text:style-name="T25">You don't want to provide a setter for an immutable object</text:span></text:p>
                      </text:list-item>
                    </text:list>
                  </text:list-item>
                </text:list>
              </text:list-item>
              <text:list-item>
                <text:p text:style-name="P5"><text:span text:style-name="T6">Benefits of Setter/Method Injection</text:span></text:p>
                <text:list>
                  <text:list-item>
                    <text:p><text:span text:style-name="T7">Allows optional dependencies and defaults</text:span></text:p>
                    <text:list>
                      <text:list-item>
                        <text:p><text:span text:style-name="T25">Omitting property elements from a bean definition does not result in a Spring Runtime exception</text:span></text:p>
                        <text:list>
                          <text:list-item>
                            <text:p><text:span text:style-name="T26">But could open the door to a subsequent null reference</text:span></text:p>
                          </text:list-item>
                        </text:list>
                      </text:list-item>
                    </text:list>
                  </text:list-item>
                  <text:list-item>
                    <text:p><text:span text:style-name="T7">Can utilize the noarg constructor</text:span></text:p>
                    <text:list>
                      <text:list-item>
                        <text:p><text:span text:style-name="T25">Eliminating the need to write a constructor</text:span></text:p>
                      </text:list-item>
                      <text:list-item>
                        <text:p><text:span text:style-name="T25">Many frameworks require the provision of a noarg constructor</text:span></text:p>
                      </text:list-item>
                    </text:list>
                  </text:list-item>
                  <text:list-item>
                    <text:p><text:span text:style-name="T7">Setters are inherited by descendant classes</text:span></text:p>
                    <text:list>
                      <text:list-item>
                        <text:p><text:span text:style-name="T25">Eliminating the need to write setters for descendants</text:span></text:p>
                      </text:list-item>
                    </text:list>
                  </text:list-item>
                  <text:list-item>
                    <text:p><text:span text:style-name="T7">Handles cyclic dependencies</text:span></text:p>
                    <text:list>
                      <text:list-item>
                        <text:p><text:span text:style-name="T25">Not possible using Constructor Injection</text:span></text:p>
                      </text:list-item>
                    </text:list>
                  </text:list-item>
                </text:list>
              </text:list-item>
            </text:list>
          </draw:text-box>
        </draw:frame>
        <draw:frame draw:style-name="gr2" draw:text-style-name="P6" draw:layer="layout" svg:width="3.174cm" svg:height="2.539cm" svg:x="23.495cm" svg:y="1.273cm">
          <draw:image xlink:href="Pictures/100002010000005A00000048418A9D34.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12" draw:text-style-name="P12" draw:layer="layout" svg:width="25.4cm" svg:height="2.54cm" svg:x="1.271cm" svg:y="1.271cm" presentation:class="title" presentation:user-transformed="true">
          <draw:text-box>
            <text:p><text:span text:style-name="T5">Using @Value To Set Attribute</text:span><text:span text:style-name="T5"><text:line-break/></text:span><text:span text:style-name="T5"/></text:p>
          </draw:text-box>
        </draw:frame>
        <draw:frame presentation:style-name="pr24" draw:text-style-name="P29" draw:layer="layout" svg:width="25.395cm" svg:height="14.605cm" svg:x="1.275cm" svg:y="5.093cm" presentation:class="outline" presentation:user-transformed="true">
          <draw:text-box>
            <text:list text:style-name="L2">
              <text:list-item>
                <text:p text:style-name="P27"><text:span text:style-name="T6">Constructor Injection</text:span></text:p>
              </text:list-item>
              <text:list-item>
                <text:p text:style-name="P27"><text:span text:style-name="T6">Method Injection</text:span></text:p>
              </text:list-item>
              <text:list-item>
                <text:p text:style-name="P28"><text:span text:style-name="T6">Field Injection</text:span></text:p>
              </text:list-item>
              <text:list-item>
                <text:p text:style-name="P28"><text:span text:style-name="T6">Supports both PropertyPlaceHolder and SpEL expressions</text:span></text:p>
              </text:list-item>
            </text:list>
          </draw:text-box>
        </draw:frame>
        <draw:rect draw:style-name="gr5" draw:text-style-name="P31" draw:layer="layout" svg:width="25.4cm" svg:height="2.794cm" svg:x="1.275cm" svg:y="6.38cm">
          <text:p text:style-name="P30"><text:span text:style-name="T27">@Autowired</text:span></text:p>
          <text:p text:style-name="P30"><text:span text:style-name="T27">public TransferServiceImpl(@Value("${daily.limit}") int max) {</text:span></text:p>
          <text:p text:style-name="P30"><text:span text:style-name="T27"><text:s text:c="4"/></text:span><text:span text:style-name="T27">this.maxTransfersPerDay = max;</text:span></text:p>
          <text:p text:style-name="P30"><text:span text:style-name="T28">} <text:s text:c="62"/></text:span></text:p>
        </draw:rect>
        <draw:rect draw:style-name="gr5" draw:text-style-name="P33" draw:layer="layout" svg:width="25.4cm" svg:height="2.794cm" svg:x="1.275cm" svg:y="10.48cm">
          <text:p text:style-name="P32"><text:span text:style-name="T28"><text:s/></text:span><text:span text:style-name="T28">@Autowired</text:span></text:p>
          <text:p text:style-name="P32"><text:span text:style-name="T28"><text:s/></text:span><text:span text:style-name="T28">public</text:span><text:span text:style-name="T29"> void setDailyLimit</text:span><text:span text:style-name="T30">(@Value("${daily.limit}") int max</text:span><text:span text:style-name="T29">) {</text:span></text:p>
          <text:p text:style-name="P32"><text:span text:style-name="T28"><text:s text:c="4"/></text:span><text:span text:style-name="T27">this.maxTransfersPerDay = max;</text:span></text:p>
          <text:p text:style-name="P32"><text:span text:style-name="T28"><text:s/></text:span><text:span text:style-name="T28">} <text:s text:c="61"/></text:span></text:p>
        </draw:rect>
        <draw:rect draw:style-name="gr5" draw:text-style-name="P31" draw:layer="layout" svg:width="25.4cm" svg:height="1.524cm" svg:x="1.275cm" svg:y="14.58cm">
          <text:p text:style-name="P30"><text:span text:style-name="T30"><text:s/></text:span><text:span text:style-name="T30">@Value("#{environment['daily.limit']}")</text:span></text:p>
          <text:p text:style-name="P30"><text:span text:style-name="T28"><text:s/></text:span><text:span text:style-name="T29">int maxTransfersPerDay; <text:s text:c="39"/></text:span></text:p>
        </draw:rect>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31">Delayed Initialization</text:span><text:span text:style-name="T31"><text:line-break/></text:span><text:span text:style-name="T31"/></text:p>
          </draw:text-box>
        </draw:frame>
        <draw:frame presentation:style-name="pr25" draw:text-style-name="P34" draw:layer="layout" svg:width="25.4cm" svg:height="14.605cm" svg:x="1.27cm" svg:y="5.081cm" presentation:class="outline" presentation:user-transformed="true">
          <draw:text-box>
            <text:list text:style-name="L2">
              <text:list-item>
                <text:p text:style-name="P4"><text:span text:style-name="T3">Beans are normally created on startup when the ApplicationContext is created</text:span></text:p>
                <text:list>
                  <text:list-item>
                    <text:p><text:span text:style-name="T6">But you can also create beans lazily</text:span></text:p>
                  </text:list-item>
                </text:list>
              </text:list-item>
              <text:list-item>
                <text:p text:style-name="P4"><text:span text:style-name="T3">Lazy beans are created when the bean is first used</text:span></text:p>
                <text:list>
                  <text:list-item>
                    <text:p><text:span text:style-name="T6">Either when the ApplicationContext's getBean method is invoked</text:span></text:p>
                  </text:list-item>
                  <text:list-item>
                    <text:p><text:span text:style-name="T6">Or when the bean is injected into another bean</text:span></text:p>
                  </text:list-item>
                </text:list>
              </text:list-item>
              <text:list-item>
                <text:p text:style-name="P4"><text:span text:style-name="T3">This can be useful when bean dependencies not available at startup</text:span></text:p>
              </text:list-item>
            </text:list>
          </draw:text-box>
        </draw:frame>
        <draw:rect draw:style-name="gr4" draw:text-style-name="P35" draw:layer="layout" svg:width="25.4cm" svg:height="5.207cm" svg:x="1.27cm" svg:y="14.297cm">
          <text:p text:style-name="P30"><text:span text:style-name="T32">@Lazy</text:span><text:span text:style-name="T33"> @Component</text:span></text:p>
          <text:p text:style-name="P30"><text:span text:style-name="T34">public class MailService {</text:span></text:p>
          <text:p text:style-name="P30"><text:span text:style-name="T34"><text:s text:c="4"/></text:span><text:span text:style-name="T34">public MailService(@Value("smtp:...") String url</text:span><text:span text:style-name="T33">) {</text:span></text:p>
          <text:p text:style-name="P30"><text:span text:style-name="T33"><text:s text:c="4"/></text:span><text:span text:style-name="T33">// Connect to a mail-server</text:span></text:p>
          <text:p text:style-name="P30"><text:span text:style-name="T33"><text:s text:c="4"/></text:span><text:span text:style-name="T33">}</text:span></text:p>
          <text:p text:style-name="P30"><text:span text:style-name="T33"><text:s text:c="4"/></text:span><text:span text:style-name="T33">...</text:span></text:p>
          <text:p text:style-name="P30"><text:span text:style-name="T33">} <text:s text:c="55"/></text:span></text:p>
        </draw:rect>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rect draw:style-name="gr5" draw:text-style-name="P36" draw:layer="layout" svg:width="12.403cm" svg:height="6.198cm" svg:x="1.27cm" svg:y="5.081cm">
          <text:p><text:span text:style-name="T35"/></text:p>
          <text:p><text:span text:style-name="T35">@Component("transferService") </text:span></text:p>
          <text:p><text:span text:style-name="T36">@Scope("prototype")</text:span></text:p>
          <text:p><text:span text:style-name="T37">@Lazy(false)</text:span></text:p>
          <text:p><text:span text:style-name="T38">public </text:span><text:span text:style-name="T39">class TransferServiceImpl </text:span></text:p>
          <text:p><text:span text:style-name="T38"><text:s text:c="4"/></text:span><text:span text:style-name="T38">implements TransferService {</text:span></text:p>
          <text:p><text:span text:style-name="T38"/></text:p>
          <text:p><text:span text:style-name="T40"><text:s text:c="4"/></text:span><text:span text:style-name="T41">@Autowired</text:span></text:p>
          <text:p><text:span text:style-name="T42"><text:s text:c="4"/></text:span><text:span text:style-name="T42">public TransferServiceImpl</text:span></text:p>
          <text:p><text:span text:style-name="T42"><text:s text:c="8"/></text:span><text:span text:style-name="T42">(AccountRepository accountRepository)</text:span></text:p>
          <text:p><text:span text:style-name="T42"><text:s text:c="8"/></text:span><text:span text:style-name="T42">{ ... }</text:span></text:p>
          <text:p><text:span text:style-name="T38"/></text:p>
          <text:p><text:span text:style-name="T38"><text:s text:c="4"/></text:span><text:span text:style-name="T38">...</text:span></text:p>
          <text:p><text:span text:style-name="T38">} <text:s text:c="44"/></text:span></text:p>
        </draw:rect>
        <draw:rect draw:style-name="gr5" draw:text-style-name="P37" draw:layer="layout" svg:width="12.403cm" svg:height="6.198cm" svg:x="14.267cm" svg:y="5.081cm">
          <text:p><text:span text:style-name="T38">...</text:span></text:p>
          <text:p><text:span text:style-name="T35">@Bean</text:span></text:p>
          <text:p><text:span text:style-name="T36">@Scope("prototype")</text:span></text:p>
          <text:p><text:span text:style-name="T37">@Lazy(false)</text:span></text:p>
          <text:p><text:span text:style-name="T38">public </text:span><text:span text:style-name="T39">TransferService transferService() </text:span><text:span text:style-name="T38">{</text:span></text:p>
          <text:p><text:span text:style-name="T38"/></text:p>
          <text:p><text:span text:style-name="T40"><text:s text:c="4"/></text:span><text:span text:style-name="T41">return</text:span></text:p>
          <text:p><text:span text:style-name="T42"><text:s text:c="8"/></text:span><text:span text:style-name="T42">new TransferServiceImpl</text:span></text:p>
          <text:p><text:span text:style-name="T42"><text:s text:c="12"/></text:span><text:span text:style-name="T42">(accountRepository());</text:span></text:p>
          <text:p><text:span text:style-name="T38"/></text:p>
          <text:p><text:span text:style-name="T38"><text:s text:c="4"/></text:span><text:span text:style-name="T38">...</text:span></text:p>
          <text:p><text:span text:style-name="T38">}</text:span></text:p>
          <text:p><text:span text:style-name="T38">...</text:span></text:p>
          <text:p><text:span text:style-name="T38"><text:s text:c="46"/></text:span></text:p>
        </draw:rect>
        <draw:frame presentation:style-name="pr12" draw:text-style-name="P12" draw:layer="layout" svg:width="25.4cm" svg:height="2.54cm" svg:x="1.27cm" svg:y="1.271cm" presentation:class="title" presentation:user-transformed="true">
          <draw:text-box>
            <text:p><text:span text:style-name="T5">Annotations Vs. Java Config</text:span><text:span text:style-name="T5"><text:line-break/></text:span><text:span text:style-name="T5"/></text:p>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Chapter Topics</text:span><text:span text:style-name="T2"><text:line-break/></text:span><text:span text:style-name="T2"/></text:p>
          </draw:text-box>
        </draw:frame>
        <draw:frame presentation:style-name="pr26" draw:text-style-name="P38" draw:layer="layout" svg:width="25.4cm" svg:height="14.605cm" svg:x="1.27cm" svg:y="5.082cm" presentation:class="outline" presentation:user-transformed="true">
          <draw:text-box>
            <text:list text:style-name="L2">
              <text:list-item>
                <text:p text:style-name="P4"><text:span text:style-name="T4">Annotation Based Configuration</text:span></text:p>
              </text:list-item>
              <text:list-item>
                <text:p text:style-name="P4"><text:span text:style-name="T3">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Optional)</text:span></text:p>
              </text:list-item>
              <text:list-item>
                <text:p text:style-name="P4"><text:span text:style-name="T4">JSR-330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31">Component Scanning Overhead</text:span><text:span text:style-name="T31"><text:line-break/></text:span><text:span text:style-name="T31"/></text:p>
          </draw:text-box>
        </draw:frame>
        <draw:frame presentation:style-name="pr27" draw:text-style-name="P39" draw:layer="layout" svg:width="25.4cm" svg:height="14.605cm" svg:x="1.27cm" svg:y="5.081cm" presentation:class="outline" presentation:user-transformed="true">
          <draw:text-box>
            <text:list text:style-name="L2">
              <text:list-item>
                <text:p text:style-name="P4"><text:span text:style-name="T3">Components are scanned at startup</text:span></text:p>
                <text:list>
                  <text:list-item>
                    <text:p><text:span text:style-name="T6">Jar dependencies also scanned!</text:span></text:p>
                  </text:list-item>
                  <text:list-item>
                    <text:p><text:span text:style-name="T6">This could result in slower startup time if too many files are scanned</text:span></text:p>
                    <text:list>
                      <text:list-item>
                        <text:p><text:span text:style-name="T7">Especially for large applications</text:span></text:p>
                      </text:list-item>
                      <text:list-item>
                        <text:p><text:span text:style-name="T7">A few seconds slower in the worst case</text:span></text:p>
                      </text:list-item>
                      <text:list-item>
                        <text:p><text:span text:style-name="T7">For the record, I can find no compelling evidence comparing the performance of Component Scanning vs. XML based configuration</text:span></text:p>
                      </text:list-item>
                    </text:list>
                  </text:list-item>
                </text:list>
              </text:list-item>
              <text:list-item>
                <text:p text:style-name="P4"><text:span text:style-name="T3">What are the best/worst practices?</text:span></text:p>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31">Best/Worst Practices</text:span><text:span text:style-name="T31"><text:line-break/></text:span><text:span text:style-name="T31"/></text:p>
          </draw:text-box>
        </draw:frame>
        <draw:frame presentation:style-name="pr28" draw:text-style-name="P42" draw:layer="layout" svg:width="25.4cm" svg:height="14.605cm" svg:x="1.27cm" svg:y="5.081cm" presentation:class="outline" presentation:user-transformed="true">
          <draw:text-box>
            <text:list text:style-name="L2">
              <text:list-item>
                <text:p text:style-name="P40"><text:span text:style-name="T3">Evil</text:span></text:p>
              </text:list-item>
              <text:list-item>
                <text:p text:style-name="P40"><text:span text:style-name="T3">Bad</text:span></text:p>
              </text:list-item>
              <text:list-item>
                <text:p text:style-name="P41"><text:span text:style-name="T3">Good</text:span></text:p>
              </text:list-item>
              <text:list-item>
                <text:p text:style-name="P5"><text:span text:style-name="T3">Additional configuration options exist</text:span></text:p>
                <text:list>
                  <text:list-item>
                    <text:p><text:span text:style-name="T6">e.g. You can include/exclude designated types of files from consideration to speed things up</text:span></text:p>
                    <text:list>
                      <text:list-item>
                        <text:p><text:span text:style-name="T7">But don't spend too much time optimizing the bootstrap process</text:span></text:p>
                        <text:list>
                          <text:list-item>
                            <text:p><text:span text:style-name="T25">Its relatively insignificant in the scale of application performance</text:span></text:p>
                          </text:list-item>
                        </text:list>
                      </text:list-item>
                    </text:list>
                  </text:list-item>
                </text:list>
              </text:list-item>
            </text:list>
          </draw:text-box>
        </draw:frame>
        <draw:rect draw:style-name="gr5" draw:text-style-name="P15" draw:layer="layout" svg:width="25.348cm" svg:height="0.813cm" svg:x="1.27cm" svg:y="6.33cm">
          <text:p text:style-name="P6"><text:span text:style-name="T43">@ComponentScan("org, com") <text:s text:c="45"/></text:span></text:p>
        </draw:rect>
        <draw:rect draw:style-name="gr5" draw:text-style-name="P15" draw:layer="layout" svg:width="25.348cm" svg:height="0.813cm" svg:x="1.27cm" svg:y="8.555cm">
          <text:p text:style-name="P6"><text:span text:style-name="T43">@ComponentScan("org") <text:s text:c="50"/></text:span></text:p>
        </draw:rect>
        <draw:rect draw:style-name="gr5" draw:text-style-name="P15" draw:layer="layout" svg:width="25.347cm" svg:height="0.813cm" svg:x="1.295cm" svg:y="10.808cm">
          <text:p text:style-name="P6"><text:span text:style-name="T43">@ComponentScan("com.acme.app.service") <text:s text:c="33"/></text:span></text:p>
        </draw:rect>
        <draw:rect draw:style-name="gr5" draw:text-style-name="P15" draw:layer="layout" svg:width="25.347cm" svg:height="0.813cm" svg:x="1.295cm" svg:y="11.953cm">
          <text:p text:style-name="P6"><text:span text:style-name="T43">@ComponentScan("com.acme.app.service, com.acme.app.repository") <text:s text:c="8"/></text:span></text:p>
        </draw:rect>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Chapter Topics</text:span><text:span text:style-name="T2"><text:line-break/></text:span><text:span text:style-name="T2"/></text:p>
          </draw:text-box>
        </draw:frame>
        <draw:frame presentation:style-name="pr29" draw:text-style-name="P38" draw:layer="layout" svg:width="25.4cm" svg:height="14.605cm" svg:x="1.27cm" svg:y="5.082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3">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44">Benefits/Costs Of Java Based Configuration</text:span><text:span text:style-name="T44"><text:line-break/></text:span><text:span text:style-name="T44"/></text:p>
          </draw:text-box>
        </draw:frame>
        <draw:frame presentation:style-name="pr30" draw:text-style-name="P17" draw:layer="layout" svg:width="25.4cm" svg:height="14.605cm" svg:x="1.27cm" svg:y="5.081cm" presentation:class="outline" presentation:user-transformed="true">
          <draw:text-box>
            <text:list text:style-name="L2">
              <text:list-item>
                <text:p text:style-name="P4"><text:span text:style-name="T3">Benefits</text:span></text:p>
                <text:list>
                  <text:list-item>
                    <text:p><text:span text:style-name="T6">Application configuration information is centralized in one class</text:span></text:p>
                  </text:list-item>
                  <text:list-item>
                    <text:p><text:span text:style-name="T6">Compile time type checking</text:span></text:p>
                  </text:list-item>
                  <text:list-item>
                    <text:p><text:span text:style-name="T6">Refactoring support</text:span></text:p>
                  </text:list-item>
                  <text:list-item>
                    <text:p><text:span text:style-name="T6">JAR file integration</text:span></text:p>
                  </text:list-item>
                  <text:list-item>
                    <text:p><text:span text:style-name="T6">Control</text:span></text:p>
                  </text:list-item>
                  <text:list-item>
                    <text:p><text:span text:style-name="T6">Can be implemented in extensible ways</text:span></text:p>
                  </text:list-item>
                  <text:list-item>
                    <text:p><text:span text:style-name="T6">Can be used to manufacture any class, not just classes you create</text:span></text:p>
                  </text:list-item>
                </text:list>
              </text:list-item>
              <text:list-item>
                <text:p text:style-name="P4"><text:span text:style-name="T3">Costs</text:span></text:p>
                <text:list>
                  <text:list-item>
                    <text:p><text:span text:style-name="T6">Verbose</text:span></text:p>
                  </text:list-item>
                  <text:list-item>
                    <text:p><text:span text:style-name="T6">The need to recompile the factory each time it is modified</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44">Benefits/Costs Of Annotation Based Configuration</text:span></text:p>
          </draw:text-box>
        </draw:frame>
        <draw:frame presentation:style-name="pr31" draw:text-style-name="P17" draw:layer="layout" svg:width="25.4cm" svg:height="14.605cm" svg:x="1.27cm" svg:y="5.081cm" presentation:class="outline" presentation:user-transformed="true">
          <draw:text-box>
            <text:list text:style-name="L2">
              <text:list-item>
                <text:p text:style-name="P4"><text:span text:style-name="T3">Benefits</text:span></text:p>
                <text:list>
                  <text:list-item>
                    <text:p><text:span text:style-name="T6">Succinct, particularly when combined with Autowiring</text:span></text:p>
                    <text:list>
                      <text:list-item>
                        <text:p><text:span text:style-name="T7">Facilitates rapid prototyping</text:span></text:p>
                      </text:list-item>
                    </text:list>
                  </text:list-item>
                  <text:list-item>
                    <text:p><text:span text:style-name="T6">One place to edit everything about the class</text:span></text:p>
                    <text:list>
                      <text:list-item>
                        <text:p><text:span text:style-name="T7">Application logic</text:span></text:p>
                      </text:list-item>
                      <text:list-item>
                        <text:p><text:span text:style-name="T7">Configuration metadata</text:span></text:p>
                      </text:list-item>
                    </text:list>
                  </text:list-item>
                  <text:list-item>
                    <text:p><text:span text:style-name="T6">JAR file integration</text:span></text:p>
                  </text:list-item>
                </text:list>
              </text:list-item>
              <text:list-item>
                <text:p text:style-name="P4"><text:span text:style-name="T3">Costs</text:span></text:p>
                <text:list>
                  <text:list-item>
                    <text:p><text:span text:style-name="T6">Only applicable to classes you create yourselves</text:span></text:p>
                  </text:list-item>
                  <text:list-item>
                    <text:p><text:span text:style-name="T6">Only applicable to Java 5+</text:span></text:p>
                  </text:list-item>
                  <text:list-item>
                    <text:p><text:span text:style-name="T6">Merges configuration code with application logic</text:span></text:p>
                  </text:list-item>
                  <text:list-item>
                    <text:p><text:span text:style-name="T6">The need to recompile the bean each time its configuration is modified</text:span></text:p>
                  </text:list-item>
                  <text:list-item>
                    <text:p><text:span text:style-name="T6">More difficult to document/debug</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Chapter Topics</text:span><text:span text:style-name="T2"><text:line-break/></text:span><text:span text:style-name="T2"/></text:p>
          </draw:text-box>
        </draw:frame>
        <draw:frame presentation:style-name="pr32" draw:text-style-name="P38" draw:layer="layout" svg:width="25.4cm" svg:height="14.605cm" svg:x="1.27cm" svg:y="5.083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3">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12" draw:text-style-name="P12" draw:layer="layout" svg:width="25.4cm" svg:height="2.54cm" svg:x="1.27cm" svg:y="1.271cm" presentation:class="title" presentation:user-transformed="true">
          <draw:text-box>
            <text:p><text:span text:style-name="T31">Mixing Dependency Injection Styles</text:span><text:span text:style-name="T31"><text:line-break/></text:span><text:span text:style-name="T31"/></text:p>
          </draw:text-box>
        </draw:frame>
        <draw:frame presentation:style-name="pr33" draw:text-style-name="P38" draw:layer="layout" svg:width="25.4cm" svg:height="14.605cm" svg:x="1.27cm" svg:y="5.081cm" presentation:class="outline" presentation:user-transformed="true">
          <draw:text-box>
            <text:list text:style-name="L2">
              <text:list-item>
                <text:p text:style-name="P4"><text:span text:style-name="T3">You can mix and match Dependency Injection styles in many ways</text:span></text:p>
                <text:list>
                  <text:list-item>
                    <text:p><text:span text:style-name="T6">Strategy 1:</text:span></text:p>
                    <text:list>
                      <text:list-item>
                        <text:p><text:span text:style-name="T7">Use annotations for Spring MVC beans</text:span></text:p>
                      </text:list-item>
                      <text:list-item>
                        <text:p><text:span text:style-name="T7">Use Java Configuration for Service and Repository beans</text:span></text:p>
                      </text:list-item>
                    </text:list>
                  </text:list-item>
                  <text:list-item>
                    <text:p><text:span text:style-name="T6">Strategy 2:</text:span></text:p>
                    <text:list>
                      <text:list-item>
                        <text:p><text:span text:style-name="T7">Use annotations for new beans</text:span></text:p>
                      </text:list-item>
                      <text:list-item>
                        <text:p><text:span text:style-name="T7">Use Java Configuration for legacy beans</text:span></text:p>
                      </text:list-item>
                    </text:list>
                  </text:list-item>
                  <text:list-item>
                    <text:p><text:span text:style-name="T6">Strategy 3:</text:span></text:p>
                    <text:list>
                      <text:list-item>
                        <text:p><text:span text:style-name="T7">Use annotations for beans you author</text:span></text:p>
                      </text:list-item>
                      <text:list-item>
                        <text:p><text:span text:style-name="T7">Use Java Configuration for third party beans</text:span></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5" draw:text-style-name="P3" draw:layer="layout" svg:width="25.4cm" svg:height="2.54cm" svg:x="1.27cm" svg:y="1.274cm" presentation:class="title" presentation:user-transformed="true">
          <draw:text-box>
            <text:p><text:span text:style-name="T2">Chapter Topics</text:span><text:span text:style-name="T2"><text:line-break/></text:span><text:span text:style-name="T2"/></text:p>
          </draw:text-box>
        </draw:frame>
        <draw:frame presentation:style-name="pr34" draw:text-style-name="P38" draw:layer="layout" svg:width="25.4cm" svg:height="14.605cm" svg:x="1.27cm" svg:y="5.084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3">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template" presentation:presentation-page-layout-name="AL2T1">
        <office:forms form:automatic-focus="false" form:apply-design-mode="false"/>
        <draw:frame presentation:style-name="pr5" draw:text-style-name="P3" draw:layer="layout" svg:width="22.225cm" svg:height="2.54cm" svg:x="1.27cm" svg:y="1.271cm" presentation:class="title" presentation:user-transformed="true">
          <draw:text-box>
            <text:p><text:span text:style-name="T2">Food For Thought</text:span><text:span text:style-name="T2"><text:line-break/></text:span><text:span text:style-name="T2"/></text:p>
          </draw:text-box>
        </draw:frame>
        <draw:frame presentation:style-name="pr35" draw:text-style-name="P43" draw:layer="layout" svg:width="25.4cm" svg:height="14.605cm" svg:x="1.27cm" svg:y="5.081cm" presentation:class="outline" presentation:user-transformed="true">
          <draw:text-box>
            <text:list text:style-name="L2">
              <text:list-item>
                <text:p text:style-name="P4"><text:span text:style-name="T7">Suppose your ApplicationContext consists of 2 beans, a Cache and a DataSource</text:span></text:p>
                <text:list>
                  <text:list-item>
                    <text:p><text:span text:style-name="T25">The Cache depends on the DataSource, a dependency established using Autowired setter injection</text:span></text:p>
                  </text:list-item>
                </text:list>
              </text:list-item>
              <text:list-item>
                <text:p text:style-name="P4"><text:span text:style-name="T7">Once the DataSource has been injected into the Cache, the Cache must invoke a method on the DataSource, to complete its own initialization</text:span></text:p>
                <text:list>
                  <text:list-item>
                    <text:p><text:span text:style-name="T25">e.g. The Cache must invoke a method on the DataSource to get data to populate the cache</text:span></text:p>
                  </text:list-item>
                </text:list>
              </text:list-item>
              <text:list-item>
                <text:p text:style-name="P4"><text:span text:style-name="T7">Where do you put this method call to populate the cache with data</text:span></text:p>
                <text:list>
                  <text:list-item>
                    <text:p><text:span text:style-name="T25">You can't put it in the Cache's constructor, because the DataSource has yet to be injected into the Cache when its constructor is invoked</text:span></text:p>
                    <text:list>
                      <text:list-item>
                        <text:p><text:span text:style-name="T26">Remember we are doing setter injection here</text:span></text:p>
                      </text:list-item>
                    </text:list>
                  </text:list-item>
                  <text:list-item>
                    <text:p><text:span text:style-name="T25">If you put the code in the Cache's set method, you will have to include logic to prevent the initialization code from being executed later, should the set method subsequently be invoked from elsewhere in the program</text:span></text:p>
                  </text:list-item>
                </text:list>
              </text:list-item>
            </text:list>
          </draw:text-box>
        </draw:frame>
        <draw:frame draw:style-name="gr2" draw:text-style-name="P6" draw:layer="layout" svg:width="3.174cm" svg:height="2.539cm" svg:x="23.489cm" svg:y="1.273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PostConstruct/@PreDestroy</text:span><text:span text:style-name="T2"><text:line-break/></text:span><text:span text:style-name="T2"/></text:p>
          </draw:text-box>
        </draw:frame>
        <draw:frame presentation:style-name="pr36" draw:text-style-name="P43" draw:layer="layout" svg:width="25.4cm" svg:height="14.563cm" svg:x="1.27cm" svg:y="5.081cm" presentation:class="outline" presentation:user-transformed="true">
          <draw:text-box>
            <text:list text:style-name="L2">
              <text:list-item>
                <text:p text:style-name="P4"><text:span text:style-name="T3">JEE provides and Spring supports 2 annotations designed to facilitate bean initialization and cleanup</text:span></text:p>
                <text:list>
                  <text:list-item>
                    <text:p><text:span text:style-name="T6">@PostConstruct</text:span></text:p>
                    <text:list>
                      <text:list-item>
                        <text:p><text:span text:style-name="T7">Invoked after setter injection</text:span></text:p>
                      </text:list-item>
                    </text:list>
                  </text:list-item>
                  <text:list-item>
                    <text:p><text:span text:style-name="T6">@PreDestroy</text:span></text:p>
                    <text:list>
                      <text:list-item>
                        <text:p text:style-name="P44"><text:span text:style-name="T7">Invoked in response to invocation of the close method on your ApplicationContext before the bean is destroyed</text:span></text:p>
                      </text:list-item>
                    </text:list>
                  </text:list-item>
                  <text:list-item>
                    <text:p><text:span text:style-name="T6">@PostConstruct/@PreDestroy method requirements</text:span></text:p>
                    <text:list>
                      <text:list-item>
                        <text:p><text:span text:style-name="T7">Return type must be void</text:span></text:p>
                      </text:list-item>
                      <text:list-item>
                        <text:p><text:span text:style-name="T7">Must take 0 parameters</text:span></text:p>
                      </text:list-item>
                      <text:list-item>
                        <text:p><text:span text:style-name="T7">May only throw RuntimeExceptions</text:span></text:p>
                      </text:list-item>
                    </text:list>
                  </text:list-item>
                </text:list>
              </text:list-item>
            </text:list>
          </draw:text-box>
        </draw:frame>
        <draw:rect draw:style-name="gr4" draw:text-style-name="P46" draw:layer="layout" svg:width="25.4cm" svg:height="3.734cm" svg:x="1.27cm" svg:y="11.889cm">
          <text:p text:style-name="P45"><text:span text:style-name="T45">@Component</text:span></text:p>
          <text:p text:style-name="P45"><text:span text:style-name="T45">public class JdbcAccountRepository {</text:span></text:p>
          <text:p text:style-name="P45"><text:span text:style-name="T45"><text:s text:c="4"/></text:span><text:span text:style-name="T46">@PostConstruct</text:span></text:p>
          <text:p text:style-name="P45"><text:span text:style-name="T45"><text:s text:c="4"/></text:span><text:span text:style-name="T45">public void populateCache() { ... }</text:span></text:p>
          <text:p text:style-name="P45"><text:span text:style-name="T45"><text:s text:c="4"/></text:span><text:span text:style-name="T46">@PreDestroy</text:span></text:p>
          <text:p text:style-name="P45"><text:span text:style-name="T45"><text:s text:c="4"/></text:span><text:span text:style-name="T45">public void clearCache() { ... }</text:span></text:p>
          <text:p text:style-name="P45"><text:span text:style-name="T45">} <text:s text:c="81"/></text:span></text:p>
        </draw:rect>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About @PostConstruct And @PreDestroy</text:span><text:span text:style-name="T2"><text:line-break/></text:span><text:span text:style-name="T2"/></text:p>
          </draw:text-box>
        </draw:frame>
        <draw:frame presentation:style-name="pr37" draw:text-style-name="P43" draw:layer="layout" svg:width="25.4cm" svg:height="14.605cm" svg:x="1.27cm" svg:y="5.082cm" presentation:class="outline" presentation:user-transformed="true">
          <draw:text-box>
            <text:list text:style-name="L2">
              <text:list-item>
                <text:p text:style-name="P4"><text:span text:style-name="T3">Beans are created in the usual ways:</text:span></text:p>
                <text:list>
                  <text:list-item>
                    <text:p><text:span text:style-name="T6">Returned from @Bean methods</text:span></text:p>
                  </text:list-item>
                  <text:list-item>
                    <text:p><text:span text:style-name="T6">Or found and created by the component-scanner</text:span></text:p>
                  </text:list-item>
                </text:list>
              </text:list-item>
              <text:list-item>
                <text:p text:style-name="P4"><text:span text:style-name="T3">Spring then invokes these methods automatically</text:span></text:p>
                <text:list>
                  <text:list-item>
                    <text:p><text:span text:style-name="T6">During the bean-creation process</text:span></text:p>
                  </text:list-item>
                </text:list>
              </text:list-item>
              <text:list-item>
                <text:p text:style-name="P4"><text:span text:style-name="T3">These are not Spring annotations</text:span></text:p>
                <text:list>
                  <text:list-item>
                    <text:p><text:span text:style-name="T6">Defined by JSR-250, part of Java since Java 6</text:span></text:p>
                  </text:list-item>
                  <text:list-item>
                    <text:p><text:span text:style-name="T6">In javax.annotation package</text:span></text:p>
                  </text:list-item>
                  <text:list-item>
                    <text:p><text:span text:style-name="T6">Supported by Spring, and by JEE</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template" presentation:presentation-page-layout-name="AL2T1">
        <office:forms form:automatic-focus="false" form:apply-design-mode="false"/>
        <draw:frame presentation:style-name="pr12" draw:text-style-name="P47" draw:layer="layout" svg:width="25.4cm" svg:height="2.54cm" svg:x="1.27cm" svg:y="1.27cm" presentation:class="title" presentation:user-transformed="true">
          <draw:text-box>
            <text:p><text:span text:style-name="T47">Example: @PostConstruct</text:span><text:span text:style-name="T47"><text:line-break/></text:span><text:span text:style-name="T47"/></text:p>
          </draw:text-box>
        </draw:frame>
        <draw:rect draw:style-name="gr4" draw:text-style-name="P48" draw:layer="layout" svg:width="25.4cm" svg:height="7.239cm" svg:x="1.27cm" svg:y="6.28cm">
          <text:p text:style-name="P18"><text:span text:style-name="T48">public class JdbcAccountRepository {</text:span></text:p>
          <text:p text:style-name="P18"><text:span text:style-name="T48"><text:s text:c="4"/></text:span><text:span text:style-name="T48">private DataSource dataSource;</text:span></text:p>
          <text:p text:style-name="P18"><text:span text:style-name="T48"><text:s text:c="4"/></text:span><text:span text:style-name="T48">@Autowired</text:span></text:p>
          <text:p text:style-name="P18"><text:span text:style-name="T48"><text:s text:c="4"/></text:span><text:span text:style-name="T48">public void setDataSource(DataSource dataSource</text:span></text:p>
          <text:p text:style-name="P18"><text:span text:style-name="T48"><text:s text:c="8"/></text:span><text:span text:style-name="T48">{ this.dataSource = dataSource; }</text:span></text:p>
          <text:p text:style-name="P18"><text:span text:style-name="T48"><text:s text:c="4"/></text:span><text:span text:style-name="T48">@PostConstruct </text:span></text:p>
          <text:p text:style-name="P18"><text:span text:style-name="T48"><text:s text:c="4"/></text:span><text:span text:style-name="T48">public void populateCache() {</text:span></text:p>
          <text:p text:style-name="P18"><text:span text:style-name="T48"><text:s text:c="8"/></text:span><text:span text:style-name="T48">Connection conn = dataSource.getConnection();</text:span></text:p>
          <text:p text:style-name="P18"><text:span text:style-name="T48"><text:s text:c="8"/></text:span><text:span text:style-name="T48">... </text:span></text:p>
          <text:p text:style-name="P18"><text:span text:style-name="T48"><text:s text:c="4"/></text:span><text:span text:style-name="T48">} </text:span></text:p>
          <text:p text:style-name="P18"><text:span text:style-name="T48">} <text:s text:c="62"/></text:span></text:p>
        </draw:rect>
        <draw:rect draw:style-name="gr7" draw:text-style-name="P6" draw:layer="layout" svg:width="25.4cm" svg:height="3.007cm" svg:x="1.27cm" svg:y="14.021cm">
          <text:p/>
        </draw:rect>
        <draw:custom-shape draw:name="Oval 17" draw:style-name="gr8" draw:text-style-name="P49" draw:layer="layout" svg:width="1.068cm" svg:height="0.938cm" svg:x="1.971cm" svg:y="15.01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AutoShape 4" draw:style-name="gr9" draw:text-style-name="P51" draw:layer="layout" svg:width="5.564cm" svg:height="1.855cm" svg:x="4.212cm" svg:y="14.555cm">
          <text:p text:style-name="P50"><text:span text:style-name="T49">Constructor</text:span></text:p>
          <text:p text:style-name="P50"><text:span text:style-name="T49">c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9" draw:text-style-name="P53" draw:layer="layout" svg:width="5.672cm" svg:height="2.003cm" svg:x="11.786cm" svg:y="14.481cm">
          <text:p text:style-name="P52"><text:span text:style-name="T50">Setter(s) c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0" draw:text-style-name="P53" draw:layer="layout" svg:width="6.17cm" svg:height="1.974cm" svg:x="19.579cm" svg:y="14.495cm">
          <text:p text:style-name="P52"><text:span text:style-name="T50">@PostConstruct method(s) cal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layer="layout" svg:x1="9.893cm" svg:y1="15.482cm" svg:x2="11.699cm" svg:y2="15.482cm">
          <text:p/>
        </draw:line>
        <draw:line draw:style-name="gr11" draw:layer="layout" svg:x1="17.598cm" svg:y1="15.482cm" svg:x2="19.564cm" svg:y2="15.482cm">
          <text:p/>
        </draw:line>
        <draw:line draw:style-name="gr12" draw:layer="layout" svg:x1="3.151cm" svg:y1="15.484cm" svg:x2="4.074cm" svg:y2="15.48cm">
          <text:p/>
        </draw:line>
        <draw:frame presentation:style-name="pr38" draw:text-style-name="P55" draw:layer="layout" svg:width="25.399cm" svg:height="14.605cm" svg:x="1.272cm" svg:y="5.081cm" presentation:class="outline" presentation:user-transformed="true">
          <draw:text-box>
            <text:list text:style-name="L2">
              <text:list-item>
                <text:p text:style-name="P54"><text:span text:style-name="T3">Called after setter methods are invoked</text:span></text:p>
              </text:list-item>
            </text:list>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template" presentation:presentation-page-layout-name="AL2T1">
        <office:forms form:automatic-focus="false" form:apply-design-mode="false"/>
        <draw:frame presentation:style-name="pr12" draw:text-style-name="P47" draw:layer="layout" svg:width="25.4cm" svg:height="2.54cm" svg:x="1.27cm" svg:y="1.271cm" presentation:class="title" presentation:user-transformed="true">
          <draw:text-box>
            <text:p><text:span text:style-name="T47">Example: @PreDestroy</text:span><text:span text:style-name="T47"><text:line-break/></text:span><text:span text:style-name="T47"/></text:p>
          </draw:text-box>
        </draw:frame>
        <draw:rect draw:style-name="gr4" draw:text-style-name="P56" draw:layer="layout" svg:width="25.4cm" svg:height="3.073cm" svg:x="1.27cm" svg:y="8.48cm">
          <text:p text:style-name="P18"><text:span text:style-name="T51">public class JdbcAccountRepository {</text:span></text:p>
          <text:p text:style-name="P18"><text:span text:style-name="T51"><text:s text:c="4"/></text:span><text:span text:style-name="T51">...</text:span></text:p>
          <text:p text:style-name="P18"><text:span text:style-name="T51"><text:s text:c="4"/></text:span><text:span text:style-name="T51">@PreDestroy </text:span></text:p>
          <text:p text:style-name="P18"><text:span text:style-name="T51"><text:s text:c="4"/></text:span><text:span text:style-name="T51">public void clearCache() {...}</text:span></text:p>
          <text:p text:style-name="P18"><text:span text:style-name="T51">} <text:s text:c="70"/></text:span></text:p>
        </draw:rect>
        <draw:frame presentation:style-name="pr39" draw:text-style-name="P58" draw:layer="layout" svg:width="25.399cm" svg:height="14.605cm" svg:x="1.271cm" svg:y="5.081cm" presentation:class="outline" presentation:user-transformed="true">
          <draw:text-box>
            <text:list text:style-name="L2">
              <text:list-item>
                <text:p text:style-name="P5"><text:span text:style-name="T7">Called when a ConfigurableApplicationContext is closed</text:span></text:p>
                <text:list>
                  <text:list-item>
                    <text:p><text:span text:style-name="T25">Useful for releasing resources &amp; cleanup</text:span></text:p>
                  </text:list-item>
                  <text:list-item>
                    <text:p><text:span text:style-name="T25">Not called for prototype beans</text:span></text:p>
                  </text:list-item>
                </text:list>
              </text:list-item>
              <text:list-item>
                <text:p text:style-name="P57"><text:span text:style-name="T7">Component</text:span></text:p>
              </text:list-item>
              <text:list-item>
                <text:p><text:span text:style-name="T7">Application</text:span></text:p>
              </text:list-item>
            </text:list>
          </draw:text-box>
        </draw:frame>
        <draw:rect draw:style-name="gr4" draw:text-style-name="P59" draw:layer="layout" svg:width="25.4cm" svg:height="4.75cm" svg:x="1.27cm" svg:y="12.83cm">
          <text:p text:style-name="P7"><text:span text:style-name="T52">public class Application {</text:span></text:p>
          <text:p text:style-name="P7"><text:span text:style-name="T52"><text:s text:c="4"/></text:span><text:span text:style-name="T52">public static void main(String [] args) {</text:span></text:p>
          <text:p text:style-name="P7"><text:span text:style-name="T52"><text:s text:c="8"/></text:span><text:span text:style-name="T53">ConfigurableApplicationContext</text:span><text:span text:style-name="T52"> context = </text:span></text:p>
          <text:p text:style-name="P7"><text:span text:style-name="T52"><text:s text:c="12"/></text:span><text:span text:style-name="T52">SpringApplication.run(Application.class);</text:span></text:p>
          <text:p text:style-name="P7"><text:span text:style-name="T52"><text:s text:c="8"/></text:span><text:span text:style-name="T52">...</text:span></text:p>
          <text:p text:style-name="P7"><text:span text:style-name="T52"><text:s text:c="8"/></text:span><text:span text:style-name="T52">context.</text:span><text:span text:style-name="T53">close()</text:span><text:span text:style-name="T52">; <text:s/>// Triggers invocation of @PreDestroy method</text:span></text:p>
          <text:p text:style-name="P7"><text:span text:style-name="T52"><text:s text:c="4"/></text:span><text:span text:style-name="T52">}</text:span></text:p>
          <text:p text:style-name="P7"><text:span text:style-name="T52">} <text:s text:c="70"/></text:span></text:p>
        </draw:rect>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template" presentation:presentation-page-layout-name="AL2T1">
        <office:forms form:automatic-focus="false" form:apply-design-mode="false"/>
        <draw:frame presentation:style-name="pr12" draw:text-style-name="P47" draw:layer="layout" svg:width="25.4cm" svg:height="2.54cm" svg:x="1.271cm" svg:y="1.272cm" presentation:class="title" presentation:user-transformed="true">
          <draw:text-box>
            <text:p><text:span text:style-name="T47">Lifecycle Methods Via @Bean</text:span><text:span text:style-name="T47"><text:line-break/></text:span><text:span text:style-name="T47"/></text:p>
          </draw:text-box>
        </draw:frame>
        <draw:frame presentation:style-name="pr40" draw:text-style-name="P60" draw:layer="layout" svg:width="25.399cm" svg:height="14.605cm" svg:x="1.272cm" svg:y="5.082cm" presentation:class="outline" presentation:user-transformed="true">
          <draw:text-box>
            <text:list text:style-name="L2">
              <text:list-item>
                <text:p text:style-name="P5"><text:span text:style-name="T3">Alternatively, @Bean has attributes to define lifecycle methods associated with a bean</text:span></text:p>
                <text:list>
                  <text:list-item>
                    <text:p text:style-name="P13"><text:span text:style-name="T6">Equivalent to @PostConstruct and @PreDestroy</text:span></text:p>
                  </text:list-item>
                </text:list>
              </text:list-item>
              <text:list-item>
                <text:p><text:span text:style-name="T3">Common Usage:</text:span></text:p>
                <text:list>
                  <text:list-item>
                    <text:p><text:span text:style-name="T6">@PostConstruct/@PreDestroy for your own classes</text:span></text:p>
                  </text:list-item>
                  <text:list-item>
                    <text:p><text:span text:style-name="T6">@Bean properties for classes you didn't write and can't annotate</text:span></text:p>
                  </text:list-item>
                </text:list>
              </text:list-item>
            </text:list>
          </draw:text-box>
        </draw:frame>
        <draw:frame draw:style-name="gr2" draw:text-style-name="P6" draw:layer="layout" svg:width="3.174cm" svg:height="2.539cm" svg:x="23.494cm" svg:y="1.273cm">
          <draw:image xlink:href="Pictures/100002010000005A00000048418A9D34.png" xlink:type="simple" xlink:show="embed" xlink:actuate="onLoad">
            <text:p/>
          </draw:image>
        </draw:frame>
        <draw:rect draw:style-name="gr4" draw:text-style-name="P62" draw:layer="layout" svg:width="25.4cm" svg:height="2.515cm" svg:x="1.27cm" svg:y="8.398cm">
          <text:p text:style-name="P61"><text:span text:style-name="T54">@Bean (initMethod="populateCache", destroyMethod="flushCache")</text:span></text:p>
          <text:p text:style-name="P61"><text:span text:style-name="T54">public AccountRepository accountRepository() {</text:span></text:p>
          <text:p text:style-name="P61"><text:span text:style-name="T54"><text:s text:c="4"/></text:span><text:span text:style-name="T54">// ...</text:span></text:p>
          <text:p text:style-name="P61"><text:span text:style-name="T54">} <text:s text:c="70"/></text:span></text:p>
        </draw:rect>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Register A Shutdown Hook</text:span><text:span text:style-name="T2"><text:line-break/></text:span><text:span text:style-name="T2"/></text:p>
          </draw:text-box>
        </draw:frame>
        <draw:frame presentation:style-name="pr41" draw:text-style-name="P63" draw:layer="layout" svg:width="25.398cm" svg:height="14.605cm" svg:x="1.272cm" svg:y="5.081cm" presentation:class="outline" presentation:user-transformed="true">
          <draw:text-box>
            <text:list text:style-name="L2">
              <text:list-item>
                <text:p text:style-name="P5"><text:span text:style-name="T25">One limit of the ConfigurableApplicationContext.close() method is that it is only invoked on graceful shutdowns</text:span></text:p>
                <text:list>
                  <text:list-item>
                    <text:p><text:span text:style-name="T26">e.g. It will not be invoked if your application is shutdown by an Exception </text:span></text:p>
                  </text:list-item>
                </text:list>
              </text:list-item>
              <text:list-item>
                <text:p text:style-name="P5"><text:span text:style-name="T25">However, the ConfigurableApplicationContext also provides a registerShutdownHook() method, that closes the ApplicationContext in response to a signal to shutdown the JVM, even signals triggered by an Exception</text:span></text:p>
              </text:list-item>
              <text:list-item>
                <text:p text:style-name="P5"><text:span text:style-name="T25">If you are using Spring Boot, the SpringApplication.run() method</text:span></text:p>
                <text:list>
                  <text:list-item>
                    <text:p><text:span text:style-name="T26">Registers invokes the registerShutdownHook method on behalf of your application automatically, eliminating</text:span></text:p>
                    <text:list>
                      <text:list-item>
                        <text:p><text:span text:style-name="T55">The need for you to invoke the ConfigurableApplicationContext.close() method manually</text:span></text:p>
                      </text:list-item>
                      <text:list-item>
                        <text:p><text:span text:style-name="T55">Errors that might occur due to the lack of a graceful shutdown mechanism in response to application failures</text:span></text:p>
                      </text:list-item>
                    </text:list>
                  </text:list-item>
                </text:list>
              </text:list-item>
              <text:list-item>
                <text:p><text:span text:style-name="T25">If you are not using Spring Boot,you must invoke the registerShutdownHook method manually</text:span></text:p>
              </text:list-item>
              <text:list-item>
                <text:p><text:span text:style-name="T25">https://stackoverflow.com/questions/42018044/what-is-the-difference-between-registershutdownhook-and-close</text:span></text:p>
              </text:list-item>
            </text:list>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template" presentation:presentation-page-layout-name="AL2T1">
        <office:forms form:automatic-focus="false" form:apply-design-mode="false"/>
        <draw:frame presentation:style-name="pr5" draw:text-style-name="P3" draw:layer="layout" svg:width="25.4cm" svg:height="2.54cm" svg:x="1.27cm" svg:y="1.275cm" presentation:class="title" presentation:user-transformed="true">
          <draw:text-box>
            <text:p><text:span text:style-name="T2">Chapter Topics</text:span><text:span text:style-name="T2"><text:line-break/></text:span><text:span text:style-name="T2"/></text:p>
          </draw:text-box>
        </draw:frame>
        <draw:frame presentation:style-name="pr42" draw:text-style-name="P38" draw:layer="layout" svg:width="25.4cm" svg:height="14.605cm" svg:x="1.27cm" svg:y="5.085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3">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template" presentation:presentation-page-layout-name="AL2T1">
        <office:forms form:automatic-focus="false" form:apply-design-mode="false"/>
        <draw:frame presentation:style-name="pr5" draw:text-style-name="P3" draw:layer="layout" svg:width="22.225cm" svg:height="2.54cm" svg:x="1.27cm" svg:y="1.271cm" presentation:class="title" presentation:user-transformed="true">
          <draw:text-box>
            <text:p><text:span text:style-name="T2">What Are Meta-Annotations?</text:span><text:span text:style-name="T2"><text:line-break/></text:span><text:span text:style-name="T2"/></text:p>
          </draw:text-box>
        </draw:frame>
        <draw:frame presentation:style-name="pr43" draw:text-style-name="P65" draw:layer="layout" svg:width="25.399cm" svg:height="14.605cm" svg:x="1.27cm" svg:y="5.081cm" presentation:class="outline" presentation:user-transformed="true">
          <draw:text-box>
            <text:list text:style-name="L2">
              <text:list-item>
                <text:p text:style-name="P64"><text:span text:style-name="T3">Annotations defined in terms of other annotations</text:span></text:p>
                <text:list>
                  <text:list-item>
                    <text:p><text:span text:style-name="T6">In the example above, MyTransactionService takes on the characteristics of several other annotations</text:span></text:p>
                  </text:list-item>
                </text:list>
              </text:list-item>
            </text:list>
          </draw:text-box>
        </draw:frame>
        <draw:rect draw:style-name="gr4" draw:text-style-name="P66" draw:layer="layout" svg:width="12.268cm" svg:height="3.226cm" svg:x="1.27cm" svg:y="6.303cm">
          <text:p text:style-name="P45"><text:span text:style-name="T56">@Configuration</text:span></text:p>
          <text:p text:style-name="P45"><text:span text:style-name="T56">@ComponentScan("org, com")</text:span></text:p>
          <text:p text:style-name="P45"><text:span text:style-name="T56">public class Factory { ... }</text:span></text:p>
          <text:p text:style-name="P45"><text:span text:style-name="T56"/></text:p>
          <text:p text:style-name="P45"><text:span text:style-name="T56"/></text:p>
          <text:p text:style-name="P45"><text:span text:style-name="T56"/></text:p>
          <text:p text:style-name="P45"><text:span text:style-name="T56"><text:s text:c="44"/></text:span></text:p>
        </draw:rect>
        <draw:rect draw:style-name="gr4" draw:text-style-name="P67" draw:layer="layout" svg:width="12.268cm" svg:height="3.226cm" svg:x="14.398cm" svg:y="6.303cm">
          <text:p text:style-name="P18"><text:span text:style-name="T57">@Retention(RetentionPolicy.</text:span><text:span text:style-name="T58">RUNTIME</text:span><text:span text:style-name="T57">)</text:span></text:p>
          <text:p text:style-name="P18"><text:span text:style-name="T57">@Target(ElementType.</text:span><text:span text:style-name="T58">TYPE</text:span><text:span text:style-name="T57">)</text:span></text:p>
          <text:p text:style-name="P18"><text:span text:style-name="T59">@Service</text:span></text:p>
          <text:p text:style-name="P18"><text:span text:style-name="T60">@Transactional(timeout=60)</text:span></text:p>
          <text:p text:style-name="P18"><text:span text:style-name="T60">public @interface MyTransactionService {</text:span></text:p>
          <text:p text:style-name="P18"><text:span text:style-name="T61"><text:s text:c="4"/></text:span><text:span text:style-name="T61">String value() default "";</text:span></text:p>
          <text:p text:style-name="P18"><text:span text:style-name="T8">} <text:s text:c="42"/></text:span></text:p>
        </draw:rect>
        <draw:rect draw:style-name="gr4" draw:text-style-name="P67" draw:layer="layout" svg:width="25.399cm" svg:height="1.092cm" svg:x="1.27cm" svg:y="9.803cm">
          <text:p text:style-name="P68"><text:span text:style-name="T62">@</text:span><text:span text:style-name="T59">MyTransactionService</text:span></text:p>
          <text:p text:style-name="P68"><text:span text:style-name="T63">public class TransferServiceImpl implements TransferService { ... } <text:s text:c="26"/></text:span></text:p>
        </draw:rect>
        <draw:frame draw:style-name="gr2" draw:text-style-name="P6" draw:layer="layout" svg:width="3.174cm" svg:height="2.539cm" svg:x="23.493cm" svg:y="1.273cm">
          <draw:image xlink:href="Pictures/100002010000005A00000048418A9D34.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What Are Stereotype Annotations?</text:span><text:span text:style-name="T2"><text:line-break/></text:span><text:span text:style-name="T2"/></text:p>
          </draw:text-box>
        </draw:frame>
        <draw:frame presentation:style-name="pr44" draw:text-style-name="P70" draw:layer="layout" svg:width="25.4cm" svg:height="14.605cm" svg:x="1.27cm" svg:y="5.081cm" presentation:class="outline" presentation:user-transformed="true">
          <draw:text-box>
            <text:list text:style-name="L2">
              <text:list-item>
                <text:p text:style-name="P69"><text:span text:style-name="T6">A special type of Meta-Annotation, one that captures the architectural significance of an annotation</text:span></text:p>
                <text:list>
                  <text:list-item>
                    <text:p><text:span text:style-name="T7">In addition to being component-scanned, most stereotype annotations are imbued with tier-specific architectural features</text:span></text:p>
                    <text:list>
                      <text:list-item>
                        <text:p><text:span text:style-name="T25">e.g. @Repository has features related to SQL <text:s/>exception handling</text:span></text:p>
                      </text:list-item>
                    </text:list>
                  </text:list-item>
                </text:list>
              </text:list-item>
            </text:list>
          </draw:text-box>
        </draw:frame>
        <draw:rect draw:style-name="gr7" draw:text-style-name="P6" draw:layer="layout" svg:width="25.4cm" svg:height="8.607cm" svg:x="1.27cm" svg:y="7.194cm">
          <text:p/>
        </draw:rect>
        <draw:custom-shape draw:style-name="gr13" draw:text-style-name="P71" xml:id="id3" draw:id="id3" draw:layer="layout" svg:width="4.916cm" svg:height="1.994cm" svg:x="3.009cm" svg:y="9.954cm">
          <text:p text:style-name="P6"><text:span text:style-name="T64">@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1" draw:layer="layout" svg:width="4.916cm" svg:height="1.994cm" svg:x="7.455cm" svg:y="12.753cm">
          <text:p text:style-name="P6"><text:span text:style-name="T64">@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1" draw:layer="layout" svg:width="4.916cm" svg:height="1.994cm" svg:x="14.356cm" svg:y="12.791cm">
          <text:p text:style-name="P6"><text:span text:style-name="T6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1" xml:id="id2" draw:id="id2" draw:layer="layout" svg:width="5.338cm" svg:height="1.994cm" svg:x="19.66cm" svg:y="9.957cm">
          <text:p text:style-name="P6"><text:span text:style-name="T64">@Configu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 draw:text-style-name="P72" xml:id="id1" draw:id="id1" draw:layer="layout" svg:width="4.877cm" svg:height="4.41cm" svg:x="11.583cm" svg:y="7.614cm">
          <text:p><text:span text:style-name="T64">@Component</text:span></text:p>
        </draw:ellipse>
        <draw:connector draw:style-name="gr12" draw:layer="layout" draw:type="line" svg:x1="16.46cm" svg:y1="9.819cm" svg:x2="19.66cm" svg:y2="10.954cm" draw:start-shape="id1" draw:start-glue-point="1" draw:end-shape="id2" draw:end-glue-point="3" svg:d="M16460 9819l3200 1135">
          <text:p/>
        </draw:connector>
        <draw:line draw:style-name="gr12" draw:layer="layout" svg:x1="12.251cm" svg:y1="11.333cm" svg:x2="10.403cm" svg:y2="12.752cm">
          <text:p/>
        </draw:line>
        <draw:connector draw:style-name="gr12" draw:layer="layout" draw:type="line" svg:x1="11.583cm" svg:y1="9.819cm" svg:x2="7.925cm" svg:y2="10.951cm" draw:start-shape="id1" draw:start-glue-point="3" draw:end-shape="id3" draw:end-glue-point="1" svg:d="M11583 9819l-3658 1132">
          <text:p/>
        </draw:connector>
        <draw:line draw:style-name="gr12" draw:layer="layout" svg:x1="15.319cm" svg:y1="11.679cm" svg:x2="16.342cm" svg:y2="12.791cm">
          <text:p/>
        </draw:line>
        <draw:frame draw:style-name="gr14" draw:text-style-name="P73" draw:layer="layout" svg:width="4.658cm" svg:height="0.927cm" svg:x="3.224cm" svg:y="11.995cm">
          <draw:text-box>
            <text:p><text:span text:style-name="T65">Service classes</text:span></text:p>
          </draw:text-box>
        </draw:frame>
        <draw:frame draw:style-name="gr14" draw:text-style-name="P73" draw:layer="layout" svg:width="5.978cm" svg:height="0.927cm" svg:x="7.018cm" svg:y="14.688cm">
          <draw:text-box>
            <text:p><text:span text:style-name="T65">Data access classes</text:span></text:p>
          </draw:text-box>
        </draw:frame>
        <draw:frame draw:style-name="gr14" draw:text-style-name="P73" draw:layer="layout" svg:width="7.564cm" svg:height="0.927cm" svg:x="13.378cm" svg:y="14.688cm">
          <draw:text-box>
            <text:p><text:span text:style-name="T65">Web classes (Spring MVC)</text:span></text:p>
          </draw:text-box>
        </draw:frame>
        <draw:frame draw:style-name="gr14" draw:text-style-name="P73" draw:layer="layout" svg:width="5.542cm" svg:height="0.927cm" svg:x="19.711cm" svg:y="11.994cm">
          <draw:text-box>
            <text:p><text:span text:style-name="T65">Java Configuration</text:span></text:p>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template" presentation:presentation-page-layout-name="AL2T1">
        <office:forms form:automatic-focus="false" form:apply-design-mode="false"/>
        <draw:frame presentation:style-name="pr5" draw:text-style-name="P3" draw:layer="layout" svg:width="25.4cm" svg:height="2.54cm" svg:x="1.27cm" svg:y="1.276cm" presentation:class="title" presentation:user-transformed="true">
          <draw:text-box>
            <text:p><text:span text:style-name="T2">Chapter Topics</text:span><text:span text:style-name="T2"><text:line-break/></text:span><text:span text:style-name="T2"/></text:p>
          </draw:text-box>
        </draw:frame>
        <draw:frame presentation:style-name="pr45" draw:text-style-name="P38" draw:layer="layout" svg:width="25.4cm" svg:height="14.605cm" svg:x="1.27cm" svg:y="5.086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3">@Resource (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Using @Resource</text:span><text:span text:style-name="T2"><text:line-break/></text:span><text:span text:style-name="T2"/></text:p>
          </draw:text-box>
        </draw:frame>
        <draw:frame presentation:style-name="pr46" draw:text-style-name="P38" draw:layer="layout" svg:width="25.4cm" svg:height="14.605cm" svg:x="1.27cm" svg:y="5.081cm" presentation:class="outline" presentation:user-transformed="true">
          <draw:text-box>
            <text:list text:style-name="L2">
              <text:list-item>
                <text:p text:style-name="P4"><text:span text:style-name="T3">@Resource is a JSR-250 annotation, supported by JEE and Spring</text:span></text:p>
              </text:list-item>
              <text:list-item>
                <text:p text:style-name="P4"><text:span text:style-name="T3">Defines a standard for identifying dependencies by name (rather than by type as @Autowired does)</text:span></text:p>
                <text:list>
                  <text:list-item>
                    <text:p><text:span text:style-name="T6">The Spring bean name, rather than the Spring bean type</text:span></text:p>
                  </text:list-item>
                </text:list>
              </text:list-item>
              <text:list-item>
                <text:p><text:span text:style-name="T3">Applicable to setter and field injection only</text:span></text:p>
              </text:list-item>
            </text:list>
          </draw:text-box>
        </draw:frame>
        <draw:rect draw:style-name="gr4" draw:text-style-name="P74" draw:layer="layout" svg:width="25.4cm" svg:height="2.793cm" svg:x="1.27cm" svg:y="11.507cm">
          <text:p><text:span text:style-name="T66">@Resource(name=</text:span><text:span text:style-name="T67">"jdbcAccountRepository")</text:span></text:p>
          <text:p text:style-name="P18"><text:span text:style-name="T29">public void setAccountRepository(AccountRepository repo) {</text:span></text:p>
          <text:p text:style-name="P18"><text:span text:style-name="T28"><text:s text:c="4"/></text:span><text:span text:style-name="T28">this.accountRepository = repo;</text:span></text:p>
          <text:p text:style-name="P18"><text:span text:style-name="T28">} <text:s text:c="62"/></text:span></text:p>
        </draw:rect>
        <draw:rect draw:style-name="gr4" draw:text-style-name="P74" draw:layer="layout" svg:width="25.4cm" svg:height="1.524cm" svg:x="1.27cm" svg:y="14.606cm">
          <text:p><text:span text:style-name="T66">@Resource(name=</text:span><text:span text:style-name="T67">"jdbcAccountRepository")</text:span></text:p>
          <text:p text:style-name="P18"><text:span text:style-name="T29">private AccountRepository accountRepository ; <text:s text:c="18"/></text:span></text:p>
        </draw:rect>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Resource Name Qualification</text:span><text:span text:style-name="T2"><text:line-break/></text:span><text:span text:style-name="T2"/></text:p>
          </draw:text-box>
        </draw:frame>
        <draw:frame presentation:style-name="pr47" draw:text-style-name="P38" draw:layer="layout" svg:width="25.4cm" svg:height="14.605cm" svg:x="1.27cm" svg:y="5.081cm" presentation:class="outline" presentation:user-transformed="true">
          <draw:text-box>
            <text:list text:style-name="L2">
              <text:list-item>
                <text:p text:style-name="P4"><text:span text:style-name="T3">@Resource follows the same rules for name qualification as Spring</text:span></text:p>
                <text:list>
                  <text:list-item>
                    <text:p><text:span text:style-name="T6">When no name is suppled in the @Resource definition, the name is inferred from the property/field name</text:span></text:p>
                  </text:list-item>
                  <text:list-item>
                    <text:p text:style-name="P75"><text:span text:style-name="T6">Or falls back to injection by type</text:span></text:p>
                  </text:list-item>
                </text:list>
              </text:list-item>
              <text:list-item>
                <text:p><text:span text:style-name="T3">So in the example illustrated above, the resource name would be assumed to be “accountRepository” and the bean type AccountRepository, based on the property declaration</text:span></text:p>
              </text:list-item>
            </text:list>
          </draw:text-box>
        </draw:frame>
        <draw:rect draw:style-name="gr4" draw:text-style-name="P74" draw:layer="layout" svg:width="25.4cm" svg:height="2.793cm" svg:x="1.27cm" svg:y="10.207cm">
          <text:p><text:span text:style-name="T28">@Resource</text:span></text:p>
          <text:p text:style-name="P18"><text:span text:style-name="T29">public void setAccountRepository(AccountRepository repo) {</text:span></text:p>
          <text:p text:style-name="P18"><text:span text:style-name="T28"><text:s text:c="4"/></text:span><text:span text:style-name="T28">this.accountRepository = repo;</text:span></text:p>
          <text:p text:style-name="P18"><text:span text:style-name="T28">} <text:s text:c="62"/></text:span></text:p>
        </draw:rect>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template" presentation:presentation-page-layout-name="AL2T1">
        <office:forms form:automatic-focus="false" form:apply-design-mode="false"/>
        <draw:frame presentation:style-name="pr5" draw:text-style-name="P3" draw:layer="layout" svg:width="25.4cm" svg:height="2.54cm" svg:x="1.27cm" svg:y="1.277cm" presentation:class="title" presentation:user-transformed="true">
          <draw:text-box>
            <text:p><text:span text:style-name="T2">Chapter Topics</text:span><text:span text:style-name="T2"><text:line-break/></text:span><text:span text:style-name="T2"/></text:p>
          </draw:text-box>
        </draw:frame>
        <draw:frame presentation:style-name="pr48" draw:text-style-name="P38" draw:layer="layout" svg:width="25.4cm" svg:height="14.605cm" svg:x="1.27cm" svg:y="5.087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3">JSR-330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What is JSR-330?</text:span><text:span text:style-name="T2"><text:line-break/></text:span><text:span text:style-name="T2"/></text:p>
          </draw:text-box>
        </draw:frame>
        <draw:frame presentation:style-name="pr49" draw:text-style-name="P38" draw:layer="layout" svg:width="25.4cm" svg:height="14.605cm" svg:x="1.27cm" svg:y="5.081cm" presentation:class="outline" presentation:user-transformed="true">
          <draw:text-box>
            <text:list text:style-name="L2">
              <text:list-item>
                <text:p text:style-name="P4"><text:span text:style-name="T3">JSR-330 is a joint JCP backed by Google and Spring</text:span></text:p>
              </text:list-item>
              <text:list-item>
                <text:p text:style-name="P4"><text:span text:style-name="T3">Defines a standard set of annotations for component scanning and dependency injection</text:span></text:p>
                <text:list>
                  <text:list-item>
                    <text:p><text:span text:style-name="T6">Offers a subset of the functionality provided by Spring Autowiring</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JSR-330 Annotations</text:span><text:span text:style-name="T2"><text:line-break/></text:span><text:span text:style-name="T2"/></text:p>
          </draw:text-box>
        </draw:frame>
        <draw:rect draw:style-name="gr4" draw:text-style-name="P76" draw:layer="layout" svg:width="25.4cm" svg:height="2.159cm" svg:x="1.27cm" svg:y="5.081cm">
          <text:p text:style-name="P45"><text:span text:style-name="T68">@Configuration</text:span></text:p>
          <text:p text:style-name="P45"><text:span text:style-name="T68">@ComponentScan("org, com")</text:span></text:p>
          <text:p text:style-name="P45"><text:span text:style-name="T68">public class Factory { ... } <text:s text:c="35"/></text:span></text:p>
        </draw:rect>
        <draw:rect draw:style-name="gr4" draw:text-style-name="P77" draw:layer="layout" svg:width="25.4cm" svg:height="5.334cm" svg:x="1.27cm" svg:y="7.647cm">
          <text:p text:style-name="P30"><text:span text:style-name="T66">import javax.inject.Inject;</text:span></text:p>
          <text:p text:style-name="P30"><text:span text:style-name="T66">import javax.inject.Named;</text:span></text:p>
          <text:p text:style-name="P30"><text:span text:style-name="T66">@Named</text:span></text:p>
          <text:p text:style-name="P30"><text:span text:style-name="T69">public class TransferServiceImpl implements TransferService {</text:span></text:p>
          <text:p text:style-name="P30"><text:span text:style-name="T28"><text:s text:c="4"/></text:span><text:span text:style-name="T66">@Inject</text:span><text:span text:style-name="T28"> </text:span></text:p>
          <text:p text:style-name="P30"><text:span text:style-name="T69"><text:s text:c="4"/></text:span><text:span text:style-name="T69">public TransferServiceImpl(</text:span><text:span text:style-name="T67">@Named("accountRepository"</text:span><text:span text:style-name="T29">) </text:span><text:span text:style-name="T29"><text:tab/></text:span></text:p>
          <text:p text:style-name="P30"><text:span text:style-name="T29"><text:s text:c="8"/></text:span><text:span text:style-name="T69">AccountRepository accountRepository</text:span><text:span text:style-name="T28">) { ... } <text:s/></text:span></text:p>
          <text:p text:style-name="P30"><text:span text:style-name="T28">} <text:s text:c="62"/></text:span></text:p>
        </draw:rect>
        <draw:rect draw:style-name="gr4" draw:text-style-name="P77" draw:layer="layout" svg:width="25.4cm" svg:height="2.794cm" svg:x="1.27cm" svg:y="13.449cm">
          <text:p text:style-name="P30"><text:span text:style-name="T67">import javax.inject.Named;</text:span></text:p>
          <text:p text:style-name="P30"><text:span text:style-name="T67">@Named("accountRepository")</text:span></text:p>
          <text:p text:style-name="P30"><text:span text:style-name="T69">public class JdbcAccountRepository </text:span></text:p>
          <text:p text:style-name="P30"><text:span text:style-name="T69"><text:s text:c="4"/></text:span><text:span text:style-name="T69">implements AccountRepository { ... } <text:s text:c="23"/></text:span></text:p>
        </draw:rect>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From @Autowired To @Inject</text:span><text:span text:style-name="T2"><text:line-break/></text:span><text:span text:style-name="T2"/></text:p>
          </draw:text-box>
        </draw:frame>
        <draw:frame draw:style-name="gr15" draw:layer="layout" svg:width="25.399cm" svg:height="11.591cm" svg:x="1.27cm" svg:y="5.082cm">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70">Spring</text:span></text:p>
              </table:table-cell>
              <table:table-cell>
                <text:p><text:span text:style-name="T70">JSR-330</text:span></text:p>
              </table:table-cell>
              <table:table-cell>
                <text:p><text:span text:style-name="T70">Comments</text:span></text:p>
              </table:table-cell>
            </table:table-row>
            <table:table-row table:style-name="ro2" table:default-cell-style-name="ce3">
              <table:table-cell>
                <text:p>@Autowired</text:p>
              </table:table-cell>
              <table:table-cell>
                <text:p>@Inject</text:p>
              </table:table-cell>
              <table:table-cell>
                <text:p>@Inject always mandatory. Has no required option</text:p>
              </table:table-cell>
            </table:table-row>
            <table:table-row table:style-name="ro2" table:default-cell-style-name="ce3">
              <table:table-cell table:style-name="ce4">
                <text:p>@Component</text:p>
              </table:table-cell>
              <table:table-cell>
                <text:p>@Named</text:p>
              </table:table-cell>
              <table:table-cell>
                <text:p>Spring scans for components with this annotation</text:p>
              </table:table-cell>
            </table:table-row>
            <table:table-row table:style-name="ro2" table:default-cell-style-name="ce3">
              <table:table-cell>
                <text:p>@Scope</text:p>
              </table:table-cell>
              <table:table-cell>
                <text:p>@Scope</text:p>
              </table:table-cell>
              <table:table-cell>
                <text:p>JSR-330 Scope for meta annotation and injection points only</text:p>
              </table:table-cell>
            </table:table-row>
            <table:table-row table:style-name="ro2" table:default-cell-style-name="ce3">
              <table:table-cell>
                <text:p>@Scope(“singleton”)</text:p>
              </table:table-cell>
              <table:table-cell>
                <text:p>@Singleton</text:p>
              </table:table-cell>
              <table:table-cell>
                <text:p>JSR-330 default scope is like Spring's prototype</text:p>
              </table:table-cell>
            </table:table-row>
            <table:table-row table:style-name="ro1" table:default-cell-style-name="ce3">
              <table:table-cell>
                <text:p>@Qualifier</text:p>
              </table:table-cell>
              <table:table-cell>
                <text:p>@Named</text:p>
              </table:table-cell>
              <table:table-cell/>
            </table:table-row>
            <table:table-row table:style-name="ro1" table:default-cell-style-name="ce3">
              <table:table-cell>
                <text:p>@Value</text:p>
              </table:table-cell>
              <table:table-cell>
                <text:p>No equivalent</text:p>
              </table:table-cell>
              <table:table-cell>
                <text:p>SpEL specific</text:p>
              </table:table-cell>
            </table:table-row>
            <table:table-row table:style-name="ro1" table:default-cell-style-name="ce3">
              <table:table-cell>
                <text:p>@Required</text:p>
              </table:table-cell>
              <table:table-cell>
                <text:p>Redundant</text:p>
              </table:table-cell>
              <table:table-cell>
                <text:p>@Inject is always required</text:p>
              </table:table-cell>
            </table:table-row>
            <table:table-row table:style-name="ro1" table:default-cell-style-name="ce3">
              <table:table-cell>
                <text:p>@Lazy</text:p>
              </table:table-cell>
              <table:table-cell>
                <text:p>No equivalent</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template" presentation:presentation-page-layout-name="AL2T1">
        <office:forms form:automatic-focus="false" form:apply-design-mode="false"/>
        <draw:frame presentation:style-name="pr5" draw:text-style-name="P3" draw:layer="layout" svg:width="25.4cm" svg:height="2.54cm" svg:x="1.27cm" svg:y="1.278cm" presentation:class="title" presentation:user-transformed="true">
          <draw:text-box>
            <text:p><text:span text:style-name="T2">Chapter Topics</text:span><text:span text:style-name="T2"><text:line-break/></text:span><text:span text:style-name="T2"/></text:p>
          </draw:text-box>
        </draw:frame>
        <draw:frame presentation:style-name="pr50" draw:text-style-name="P38" draw:layer="layout" svg:width="25.4cm" svg:height="14.605cm" svg:x="1.27cm" svg:y="5.088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3">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78" draw:layer="layout" svg:width="16.799cm" svg:height="13.364cm" svg:x="2.1cm" svg:y="14.107cm" presentation:class="notes" presentation:placeholder="true">
            <draw:text-box/>
          </draw:frame>
        </presentation:notes>
      </draw:page>
      <draw:page draw:name="page49" draw:style-name="dp1" draw:master-page-name="template" presentation:presentation-page-layout-name="AL2T1">
        <draw:frame presentation:style-name="pr5" draw:text-style-name="P3" draw:layer="layout" svg:width="25.4cm" svg:height="2.54cm" svg:x="1.27cm" svg:y="1.27cm" presentation:class="title" presentation:user-transformed="true">
          <draw:text-box>
            <text:p><text:span text:style-name="T2">Summary</text:span><text:span text:style-name="T2"><text:line-break/></text:span><text:span text:style-name="T2"/></text:p>
          </draw:text-box>
        </draw:frame>
        <draw:frame presentation:style-name="pr51" draw:text-style-name="P38" draw:layer="layout" svg:width="25.4cm" svg:height="14.605cm" svg:x="1.27cm" svg:y="5.081cm" presentation:class="outline" presentation:user-transformed="true">
          <draw:text-box>
            <text:list text:style-name="L2">
              <text:list-item>
                <text:p text:style-name="P4"><text:span text:style-name="T3">Spring beans can be defined:</text:span></text:p>
                <text:list>
                  <text:list-item>
                    <text:p><text:span text:style-name="T6">Explicitly using @Bean methods</text:span></text:p>
                  </text:list-item>
                  <text:list-item>
                    <text:p><text:span text:style-name="T6">Implicitly using @Component and component-scanning</text:span></text:p>
                  </text:list-item>
                </text:list>
              </text:list-item>
              <text:list-item>
                <text:p text:style-name="P4"><text:span text:style-name="T3">Most applications use both</text:span></text:p>
                <text:list>
                  <text:list-item>
                    <text:p><text:span text:style-name="T6">Implicit for your classes</text:span></text:p>
                  </text:list-item>
                  <text:list-item>
                    <text:p><text:span text:style-name="T6">Explicit for the rest</text:span></text:p>
                  </text:list-item>
                </text:list>
              </text:list-item>
              <text:list-item>
                <text:p text:style-name="P4"><text:span text:style-name="T3">Can perform initialization and clean-up</text:span></text:p>
                <text:list>
                  <text:list-item>
                    <text:p><text:span text:style-name="T6">Use @PostConstruct and @PreDestroy</text:span></text:p>
                  </text:list-item>
                </text:list>
              </text:list-item>
              <text:list-item>
                <text:p text:style-name="P4"><text:span text:style-name="T3">Use Spring's stereotypes and/or define your own meta annotations</text:span></text:p>
              </text:list-item>
            </text:list>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template" presentation:presentation-page-layout-name="AL2T1">
        <draw:frame presentation:style-name="pr5" draw:text-style-name="P3" draw:layer="layout" svg:width="25.4cm" svg:height="2.54cm" svg:x="1.27cm" svg:y="1.278cm" presentation:class="title" presentation:user-transformed="true">
          <draw:text-box>
            <text:p><text:span text:style-name="T2">Chapter Topics</text:span><text:span text:style-name="T2"><text:line-break/></text:span><text:span text:style-name="T2"/></text:p>
          </draw:text-box>
        </draw:frame>
        <draw:frame presentation:style-name="pr52" draw:text-style-name="P38" draw:layer="layout" svg:width="25.4cm" svg:height="14.605cm" svg:x="1.27cm" svg:y="5.088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3">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template" presentation:presentation-page-layout-name="AL2T1">
        <draw:frame presentation:style-name="pr5" draw:text-style-name="P3" draw:layer="layout" svg:width="25.4cm" svg:height="2.54cm" svg:x="1.27cm" svg:y="1.27cm" presentation:class="title" presentation:user-transformed="true">
          <draw:text-box>
            <text:p><text:span text:style-name="T2">References</text:span><text:span text:style-name="T2"><text:line-break/></text:span><text:span text:style-name="T2"/></text:p>
          </draw:text-box>
        </draw:frame>
        <draw:frame presentation:style-name="pr53" draw:text-style-name="P38" draw:layer="layout" svg:width="25.4cm" svg:height="14.605cm" svg:x="1.27cm" svg:y="5.081cm" presentation:class="outline" presentation:user-transformed="true">
          <draw:text-box>
            <text:list text:style-name="L2">
              <text:list-item>
                <text:p text:style-name="P4"><text:span text:style-name="T3">None</text:span></text:p>
              </text:list-item>
            </text:list>
          </draw:text-box>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template" presentation:presentation-page-layout-name="AL2T1">
        <draw:frame presentation:style-name="pr5" draw:text-style-name="P3" draw:layer="layout" svg:width="25.4cm" svg:height="2.54cm" svg:x="1.27cm" svg:y="1.278cm" presentation:class="title" presentation:user-transformed="true">
          <draw:text-box>
            <text:p><text:span text:style-name="T2">Chapter Topics</text:span><text:span text:style-name="T2"><text:line-break/></text:span><text:span text:style-name="T2"/></text:p>
          </draw:text-box>
        </draw:frame>
        <draw:frame presentation:style-name="pr54" draw:text-style-name="P38" draw:layer="layout" svg:width="25.4cm" svg:height="14.605cm" svg:x="1.27cm" svg:y="5.088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3">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52" presentation:class="page"/>
          <draw:frame presentation:style-name="pr4" draw:text-style-name="P78" draw:layer="layout" svg:width="16.799cm" svg:height="13.364cm" svg:x="2.1cm" svg:y="14.107cm" presentation:class="notes" presentation:placeholder="true">
            <draw:text-box/>
          </draw:frame>
        </presentation:notes>
      </draw:page>
      <draw:page draw:name="page53"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text:span><text:span text:style-name="T47"><text:line-break/></text:span><text:span text:style-name="T47"/></text:p>
          </draw:text-box>
        </draw:frame>
        <draw:frame presentation:style-name="pr55" draw:text-style-name="P80" draw:layer="layout" svg:width="25.4cm" svg:height="14.605cm" svg:x="1.27cm" svg:y="5.081cm" presentation:class="outline" presentation:user-transformed="true">
          <draw:text-box>
            <text:list text:style-name="L2">
              <text:list-item>
                <text:p text:style-name="P4"><text:span text:style-name="T3">What annotations are at the heart of Annotation based configuration in Spring?</text:span></text:p>
              </text:list-item>
            </text:list>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 Answer</text:span><text:span text:style-name="T47"><text:line-break/></text:span><text:span text:style-name="T47"/></text:p>
          </draw:text-box>
        </draw:frame>
        <draw:frame presentation:style-name="pr56" draw:text-style-name="P80" draw:layer="layout" svg:width="25.4cm" svg:height="14.605cm" svg:x="1.27cm" svg:y="5.081cm" presentation:class="outline" presentation:user-transformed="true">
          <draw:text-box>
            <text:list text:style-name="L2">
              <text:list-item>
                <text:p text:style-name="P4"><text:span text:style-name="T3">What annotations are at the heart of Annotation based configuration in Spring?</text:span></text:p>
                <text:list>
                  <text:list-item>
                    <text:p><text:span text:style-name="T71">On the bean itself</text:span></text:p>
                    <text:list>
                      <text:list-item>
                        <text:p><text:span text:style-name="T72">@Component</text:span></text:p>
                      </text:list-item>
                      <text:list-item>
                        <text:p><text:span text:style-name="T72">@Autowired</text:span></text:p>
                      </text:list-item>
                    </text:list>
                  </text:list-item>
                  <text:list-item>
                    <text:p><text:span text:style-name="T71">On the Factory</text:span></text:p>
                    <text:list>
                      <text:list-item>
                        <text:p><text:span text:style-name="T72">@ComponentScan</text:span></text:p>
                      </text:list-item>
                    </text:list>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text:span><text:span text:style-name="T47"><text:line-break/></text:span><text:span text:style-name="T47"/></text:p>
          </draw:text-box>
        </draw:frame>
        <draw:frame presentation:style-name="pr57" draw:text-style-name="P80" draw:layer="layout" svg:width="25.4cm" svg:height="14.605cm" svg:x="1.27cm" svg:y="5.081cm" presentation:class="outline" presentation:user-transformed="true">
          <draw:text-box>
            <text:list text:style-name="L2">
              <text:list-item>
                <text:p text:style-name="P4"><text:span text:style-name="T3">Where does Spring look for component scanned beans?</text:span></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78" draw:layer="layout" svg:width="16.799cm" svg:height="13.364cm" svg:x="2.1cm" svg:y="14.107cm" presentation:class="notes" presentation:placeholder="true">
            <draw:text-box/>
          </draw:frame>
        </presentation:notes>
      </draw:page>
      <draw:page draw:name="page56"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 Answer</text:span><text:span text:style-name="T47"><text:line-break/></text:span><text:span text:style-name="T47"/></text:p>
          </draw:text-box>
        </draw:frame>
        <draw:frame presentation:style-name="pr58" draw:text-style-name="P80" draw:layer="layout" svg:width="25.4cm" svg:height="14.605cm" svg:x="1.27cm" svg:y="5.081cm" presentation:class="outline" presentation:user-transformed="true">
          <draw:text-box>
            <text:list text:style-name="L2">
              <text:list-item>
                <text:p text:style-name="P4"><text:span text:style-name="T3">Where does Spring look for component scanned beans?</text:span></text:p>
                <text:list>
                  <text:list-item>
                    <text:p><text:span text:style-name="T71">In any directory, subdirectory or JAR file found beneath the directory or directories listed in the factory's @ComponentScan annotation</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4" draw:text-style-name="P78" draw:layer="layout" svg:width="16.799cm" svg:height="13.364cm" svg:x="2.1cm" svg:y="14.107cm" presentation:class="notes" presentation:placeholder="true">
            <draw:text-box/>
          </draw:frame>
        </presentation:notes>
      </draw:page>
      <draw:page draw:name="page57"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text:span><text:span text:style-name="T47"><text:line-break/></text:span><text:span text:style-name="T47"/></text:p>
          </draw:text-box>
        </draw:frame>
        <draw:frame presentation:style-name="pr59" draw:text-style-name="P34" draw:layer="layout" svg:width="25.4cm" svg:height="14.605cm" svg:x="1.27cm" svg:y="5.081cm" presentation:class="outline" presentation:user-transformed="true">
          <draw:text-box>
            <text:list text:style-name="L2">
              <text:list-item>
                <text:p text:style-name="P4"><text:span text:style-name="T3">What is the role of name qualification in Spring?</text:span></text:p>
              </text:list-item>
            </text:list>
          </draw:text-box>
        </draw:frame>
        <presentation:notes draw:style-name="dp2">
          <draw:page-thumbnail draw:style-name="gr1" draw:layer="layout" svg:width="14.848cm" svg:height="11.136cm" svg:x="3.075cm" svg:y="2.257cm" draw:page-number="57" presentation:class="page"/>
          <draw:frame presentation:style-name="pr4" draw:text-style-name="P78" draw:layer="layout" svg:width="16.799cm" svg:height="13.364cm" svg:x="2.1cm" svg:y="14.107cm" presentation:class="notes" presentation:placeholder="true">
            <draw:text-box/>
          </draw:frame>
        </presentation:notes>
      </draw:page>
      <draw:page draw:name="page58"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 Answer</text:span><text:span text:style-name="T47"><text:line-break/></text:span><text:span text:style-name="T47"/></text:p>
          </draw:text-box>
        </draw:frame>
        <draw:frame presentation:style-name="pr60" draw:text-style-name="P34" draw:layer="layout" svg:width="25.4cm" svg:height="14.605cm" svg:x="1.27cm" svg:y="5.081cm" presentation:class="outline" presentation:user-transformed="true">
          <draw:text-box>
            <text:list text:style-name="L2">
              <text:list-item>
                <text:p text:style-name="P4"><text:span text:style-name="T3">What is the role of name qualification in Spring?</text:span></text:p>
                <text:list>
                  <text:list-item>
                    <text:p><text:span text:style-name="T71">By default, Spring Autowires by type, searching the ApplicationContext for the one and only bean whose type corresponds to that of the Autowired element</text:span></text:p>
                  </text:list-item>
                  <text:list-item>
                    <text:p><text:span text:style-name="T71">But if an application declares multiple beans of the same type (a rarity) Spring needs additional information in order to know which bean to inject</text:span></text:p>
                  </text:list-item>
                  <text:list-item>
                    <text:p><text:span text:style-name="T71">This is the role of name qualification</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4" draw:text-style-name="P78" draw:layer="layout" svg:width="16.799cm" svg:height="13.364cm" svg:x="2.1cm" svg:y="14.107cm" presentation:class="notes" presentation:placeholder="true">
            <draw:text-box/>
          </draw:frame>
        </presentation:notes>
      </draw:page>
      <draw:page draw:name="page59"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text:span><text:span text:style-name="T47"><text:line-break/></text:span><text:span text:style-name="T47"/></text:p>
          </draw:text-box>
        </draw:frame>
        <draw:frame presentation:style-name="pr61" draw:text-style-name="P34" draw:layer="layout" svg:width="25.4cm" svg:height="14.605cm" svg:x="1.27cm" svg:y="5.081cm" presentation:class="outline" presentation:user-transformed="true">
          <draw:text-box>
            <text:list text:style-name="L2">
              <text:list-item>
                <text:p text:style-name="P4"><text:span text:style-name="T3">What elements of a class may be annotated with @Autowired?</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78" draw:layer="layout" svg:width="16.799cm" svg:height="13.364cm" svg:x="2.1cm" svg:y="14.107cm" presentation:class="notes" presentation:placeholder="true">
            <draw:text-box/>
          </draw:frame>
        </presentation:notes>
      </draw:page>
      <draw:page draw:name="page60"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Review Answer</text:span><text:span text:style-name="T47"><text:line-break/></text:span><text:span text:style-name="T47"/></text:p>
          </draw:text-box>
        </draw:frame>
        <draw:frame presentation:style-name="pr62" draw:text-style-name="P34" draw:layer="layout" svg:width="25.4cm" svg:height="14.605cm" svg:x="1.27cm" svg:y="5.081cm" presentation:class="outline" presentation:user-transformed="true">
          <draw:text-box>
            <text:list text:style-name="L2">
              <text:list-item>
                <text:p text:style-name="P4"><text:span text:style-name="T3">What elements of a class may be annotated with @Autowired?</text:span></text:p>
                <text:list>
                  <text:list-item>
                    <text:p><text:span text:style-name="T71">Constructor</text:span></text:p>
                  </text:list-item>
                  <text:list-item>
                    <text:p><text:span text:style-name="T71">Method</text:span></text:p>
                  </text:list-item>
                  <text:list-item>
                    <text:p><text:span text:style-name="T71">Attribute</text:spa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4" draw:text-style-name="P78" draw:layer="layout" svg:width="16.799cm" svg:height="13.364cm" svg:x="2.1cm" svg:y="14.107cm" presentation:class="notes" presentation:placeholder="true">
            <draw:text-box/>
          </draw:frame>
        </presentation:notes>
      </draw:page>
      <draw:page draw:name="page61" draw:style-name="dp1" draw:master-page-name="template" presentation:presentation-page-layout-name="AL2T1">
        <draw:frame presentation:style-name="pr12" draw:text-style-name="P12" draw:layer="layout" svg:width="25.4cm" svg:height="2.54cm" svg:x="1.27cm" svg:y="1.271cm" presentation:class="title" presentation:user-transformed="true">
          <draw:text-box>
            <text:p><text:span text:style-name="T44">Review</text:span><text:span text:style-name="T44"><text:line-break/></text:span><text:span text:style-name="T44"/></text:p>
          </draw:text-box>
        </draw:frame>
        <draw:frame presentation:style-name="pr63" draw:text-style-name="P81" draw:layer="layout" svg:width="25.4cm" svg:height="14.605cm" svg:x="1.27cm" svg:y="5.081cm" presentation:class="outline" presentation:user-transformed="true">
          <draw:text-box>
            <text:list text:style-name="L2">
              <text:list-item>
                <text:p text:style-name="P4"><text:span text:style-name="T7">For each benefit listed below, is it a benefit of Java Based configuration or Annotation Based configuration?</text:span></text:p>
                <text:list>
                  <text:list-item>
                    <text:p><text:span text:style-name="T25">Application configuration information is centralized in one class</text:span></text:p>
                  </text:list-item>
                  <text:list-item>
                    <text:p><text:span text:style-name="T25">Compile time type checking</text:span></text:p>
                  </text:list-item>
                  <text:list-item>
                    <text:p><text:span text:style-name="T25">Refactoring support</text:span></text:p>
                  </text:list-item>
                  <text:list-item>
                    <text:p><text:span text:style-name="T25">Jar file integration</text:span></text:p>
                  </text:list-item>
                  <text:list-item>
                    <text:p><text:span text:style-name="T25">Control</text:span></text:p>
                  </text:list-item>
                  <text:list-item>
                    <text:p><text:span text:style-name="T25">Can be implemented in extensible ways</text:span></text:p>
                  </text:list-item>
                  <text:list-item>
                    <text:p><text:span text:style-name="T25">Can be used to manufacture any class, not just classes you create</text:span></text:p>
                  </text:list-item>
                </text:list>
              </text:list-item>
            </text:list>
            <text:list text:style-name="L3">
              <text:list-item>
                <text:list>
                  <text:list-item>
                    <text:p><text:span text:style-name="T25">Succinct, particularly when combined with Autowiring</text:span></text:p>
                    <text:list>
                      <text:list-item>
                        <text:p><text:span text:style-name="T26">Facilitates rapid prototyping</text:span></text:p>
                      </text:list-item>
                    </text:list>
                  </text:list-item>
                  <text:list-item>
                    <text:p><text:span text:style-name="T25">One place to edit everything about the class</text:span></text:p>
                    <text:list>
                      <text:list-item>
                        <text:p><text:span text:style-name="T26">Application logic</text:span></text:p>
                      </text:list-item>
                      <text:list-item>
                        <text:p><text:span text:style-name="T26">Configuration metadata</text:span></text:p>
                      </text:list-item>
                    </text:list>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4" draw:text-style-name="P78" draw:layer="layout" svg:width="16.799cm" svg:height="13.364cm" svg:x="2.1cm" svg:y="14.107cm" presentation:class="notes" presentation:placeholder="true">
            <draw:text-box/>
          </draw:frame>
        </presentation:notes>
      </draw:page>
      <draw:page draw:name="page62" draw:style-name="dp1" draw:master-page-name="template" presentation:presentation-page-layout-name="AL2T1">
        <draw:frame presentation:style-name="pr12" draw:text-style-name="P12" draw:layer="layout" svg:width="25.4cm" svg:height="2.54cm" svg:x="1.27cm" svg:y="1.271cm" presentation:class="title" presentation:user-transformed="true">
          <draw:text-box>
            <text:p><text:span text:style-name="T44">Review Answer</text:span><text:span text:style-name="T44"><text:line-break/></text:span><text:span text:style-name="T44"/></text:p>
          </draw:text-box>
        </draw:frame>
        <draw:frame presentation:style-name="pr64" draw:text-style-name="P82" draw:layer="layout" svg:width="25.4cm" svg:height="14.605cm" svg:x="1.27cm" svg:y="5.081cm" presentation:class="outline" presentation:user-transformed="true">
          <draw:text-box>
            <text:list text:style-name="L2">
              <text:list-item>
                <text:p text:style-name="P4"><text:span text:style-name="T7">For each benefit listed below, is it a benefit of Java Based configuration or Annotation Based configuration?</text:span></text:p>
                <text:list>
                  <text:list-item>
                    <text:p><text:span text:style-name="T25">Application configuration information is centralized in one class </text:span><text:span text:style-name="T73">(Java Based)</text:span></text:p>
                  </text:list-item>
                </text:list>
              </text:list-item>
            </text:list>
            <text:list text:style-name="L3">
              <text:list-item>
                <text:list>
                  <text:list-item>
                    <text:p><text:span text:style-name="T25">Compile time type checking </text:span><text:span text:style-name="T73">(Java Based)</text:span></text:p>
                  </text:list-item>
                  <text:list-item>
                    <text:p><text:span text:style-name="T25">Refactoring support </text:span><text:span text:style-name="T73">(Java Based)</text:span></text:p>
                  </text:list-item>
                </text:list>
              </text:list-item>
            </text:list>
            <text:list text:style-name="L2">
              <text:list-item>
                <text:list>
                  <text:list-item>
                    <text:p><text:span text:style-name="T25">Jar file integration </text:span><text:span text:style-name="T73">(Both)</text:span></text:p>
                  </text:list-item>
                </text:list>
              </text:list-item>
            </text:list>
            <text:list text:style-name="L3">
              <text:list-item>
                <text:list>
                  <text:list-item>
                    <text:p><text:span text:style-name="T25">Control </text:span><text:span text:style-name="T73">(Java Based)</text:span></text:p>
                  </text:list-item>
                  <text:list-item>
                    <text:p><text:span text:style-name="T25">Can be implemented in extensible ways </text:span><text:span text:style-name="T73">(Both)</text:span></text:p>
                  </text:list-item>
                  <text:list-item>
                    <text:p><text:span text:style-name="T25">Can be used to manufacture any class, not just classes you create </text:span><text:span text:style-name="T73">(Java Based)</text:span></text:p>
                  </text:list-item>
                  <text:list-item>
                    <text:p><text:span text:style-name="T25">Succinct, particularly when combined with Autowiring </text:span><text:span text:style-name="T73">(Annotation Based)</text:span></text:p>
                    <text:list>
                      <text:list-item>
                        <text:p><text:span text:style-name="T26">Facilitates rapid prototyping</text:span></text:p>
                      </text:list-item>
                    </text:list>
                  </text:list-item>
                  <text:list-item>
                    <text:p><text:span text:style-name="T25">One place to edit everything about the class </text:span><text:span text:style-name="T73">(Annotation Based)</text:span></text:p>
                    <text:list>
                      <text:list-item>
                        <text:p><text:span text:style-name="T26">Application logic</text:span></text:p>
                      </text:list-item>
                      <text:list-item>
                        <text:p><text:span text:style-name="T26">Configuration metadata</text:span></text:p>
                      </text:list-item>
                    </text:list>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4" draw:text-style-name="P78" draw:layer="layout" svg:width="16.799cm" svg:height="13.364cm" svg:x="2.1cm" svg:y="14.107cm" presentation:class="notes" presentation:placeholder="true">
            <draw:text-box/>
          </draw:frame>
        </presentation:notes>
      </draw:page>
      <draw:page draw:name="page63" draw:style-name="dp1" draw:master-page-name="template" presentation:presentation-page-layout-name="AL2T1">
        <draw:frame presentation:style-name="pr12" draw:text-style-name="P12" draw:layer="layout" svg:width="25.4cm" svg:height="2.54cm" svg:x="1.27cm" svg:y="1.272cm" presentation:class="title" presentation:user-transformed="true">
          <draw:text-box>
            <text:p><text:span text:style-name="T44">Review</text:span><text:span text:style-name="T44"><text:line-break/></text:span><text:span text:style-name="T44"/></text:p>
          </draw:text-box>
        </draw:frame>
        <draw:frame presentation:style-name="pr65" draw:text-style-name="P82" draw:layer="layout" svg:width="25.4cm" svg:height="14.605cm" svg:x="1.27cm" svg:y="5.082cm" presentation:class="outline" presentation:user-transformed="true">
          <draw:text-box>
            <text:list text:style-name="L2">
              <text:list-item>
                <text:p text:style-name="P4"><text:span text:style-name="T3">For each benefit listed below, is it a benefit of Constructor Injection or Setter Injection?</text:span></text:p>
              </text:list-item>
            </text:list>
            <text:list text:style-name="L5">
              <text:list-item>
                <text:list>
                  <text:list-item>
                    <text:p><text:span text:style-name="T6">Handles cyclic dependencies</text:span></text:p>
                  </text:list-item>
                </text:list>
              </text:list-item>
            </text:list>
            <text:list text:style-name="L2">
              <text:list-item>
                <text:list>
                  <text:list-item>
                    <text:p><text:span text:style-name="T6">Enforces mandatory dependencies</text:span></text:p>
                  </text:list-item>
                </text:list>
              </text:list-item>
            </text:list>
            <text:list text:style-name="L5">
              <text:list-item>
                <text:list>
                  <text:list-item>
                    <text:p><text:span text:style-name="T6">Allows optional dependencies and defaults</text:span></text:p>
                  </text:list-item>
                  <text:list-item>
                    <text:p><text:span text:style-name="T6">Can utilize the noarg constructor</text:span></text:p>
                  </text:list-item>
                  <text:list-item>
                    <text:p><text:span text:style-name="T6">Setters are inherited by descendant classes</text:span></text:p>
                  </text:list-item>
                  <text:list-item>
                    <text:p><text:span text:style-name="T6">Promotes immutability</text:span></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template" presentation:presentation-page-layout-name="AL2T1">
        <draw:frame presentation:style-name="pr12" draw:text-style-name="P12" draw:layer="layout" svg:width="25.4cm" svg:height="2.54cm" svg:x="1.27cm" svg:y="1.273cm" presentation:class="title" presentation:user-transformed="true">
          <draw:text-box>
            <text:p><text:span text:style-name="T44">Review Answer</text:span><text:span text:style-name="T44"><text:line-break/></text:span><text:span text:style-name="T44"/></text:p>
          </draw:text-box>
        </draw:frame>
        <draw:frame presentation:style-name="pr66" draw:text-style-name="P82" draw:layer="layout" svg:width="25.4cm" svg:height="14.605cm" svg:x="1.27cm" svg:y="5.083cm" presentation:class="outline" presentation:user-transformed="true">
          <draw:text-box>
            <text:list text:style-name="L2">
              <text:list-item>
                <text:p text:style-name="P4"><text:span text:style-name="T3">For each benefit listed below, is it a benefit of Constructor Injection or Setter Injection?</text:span></text:p>
              </text:list-item>
            </text:list>
            <text:list text:style-name="L5">
              <text:list-item>
                <text:list>
                  <text:list-item>
                    <text:p><text:span text:style-name="T6">Handles cyclic dependencies </text:span><text:span text:style-name="T6"><text:tab/></text:span><text:span text:style-name="T6"><text:tab/></text:span><text:span text:style-name="T6"><text:tab/></text:span><text:span text:style-name="T6"><text:tab/></text:span><text:span text:style-name="T6"><text:tab/></text:span><text:span text:style-name="T71">(Setter)</text:span></text:p>
                  </text:list-item>
                </text:list>
              </text:list-item>
            </text:list>
            <text:list text:style-name="L2">
              <text:list-item>
                <text:list>
                  <text:list-item>
                    <text:p><text:span text:style-name="T6">Enforces mandatory dependencies </text:span><text:span text:style-name="T6"><text:tab/></text:span><text:span text:style-name="T6"><text:tab/></text:span><text:span text:style-name="T6"><text:tab/></text:span><text:span text:style-name="T6"><text:tab/></text:span><text:span text:style-name="T71">(Constructor)</text:span></text:p>
                  </text:list-item>
                </text:list>
              </text:list-item>
            </text:list>
            <text:list text:style-name="L5">
              <text:list-item>
                <text:list>
                  <text:list-item>
                    <text:p><text:span text:style-name="T6">Allows optional dependencies and defaults </text:span><text:span text:style-name="T6"><text:tab/></text:span><text:span text:style-name="T71">(Setter)</text:span></text:p>
                  </text:list-item>
                  <text:list-item>
                    <text:p><text:span text:style-name="T6">Can utilize the noarg constructor </text:span><text:span text:style-name="T6"><text:tab/></text:span><text:span text:style-name="T6"><text:tab/></text:span><text:span text:style-name="T6"><text:tab/></text:span><text:span text:style-name="T6"><text:tab/></text:span><text:span text:style-name="T71">(Setter)</text:span></text:p>
                  </text:list-item>
                  <text:list-item>
                    <text:p><text:span text:style-name="T6">Setters are inherited by descendant classes</text:span><text:span text:style-name="T6"><text:tab/></text:span><text:span text:style-name="T71">(Setter)</text:span></text:p>
                  </text:list-item>
                  <text:list-item>
                    <text:p><text:span text:style-name="T6">Promotes immutability</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71">(Constructor)</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template" presentation:presentation-page-layout-name="AL2T1">
        <draw:frame presentation:style-name="pr12" draw:text-style-name="P12" draw:layer="layout" svg:width="25.4cm" svg:height="2.54cm" svg:x="1.27cm" svg:y="1.271cm" presentation:class="title" presentation:user-transformed="true">
          <draw:text-box>
            <text:p><text:span text:style-name="T44">Review</text:span><text:span text:style-name="T44"><text:line-break/></text:span><text:span text:style-name="T44"/></text:p>
          </draw:text-box>
        </draw:frame>
        <draw:frame presentation:style-name="pr67" draw:text-style-name="P17" draw:layer="layout" svg:width="25.4cm" svg:height="14.605cm" svg:x="1.27cm" svg:y="5.081cm" presentation:class="outline" presentation:user-transformed="true">
          <draw:text-box>
            <text:list text:style-name="L2">
              <text:list-item>
                <text:p text:style-name="P4"><text:span text:style-name="T3">For what general use case is @PostConstruct is ideal?</text:span></text:p>
              </text:list-item>
            </text:list>
          </draw:text-box>
        </draw:frame>
        <presentation:notes draw:style-name="dp2">
          <draw:page-thumbnail draw:style-name="gr1"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template" presentation:presentation-page-layout-name="AL2T1">
        <draw:frame presentation:style-name="pr12" draw:text-style-name="P12" draw:layer="layout" svg:width="25.4cm" svg:height="2.54cm" svg:x="1.27cm" svg:y="1.272cm" presentation:class="title" presentation:user-transformed="true">
          <draw:text-box>
            <text:p><text:span text:style-name="T44">Review Answer</text:span><text:span text:style-name="T44"><text:line-break/></text:span><text:span text:style-name="T44"/></text:p>
          </draw:text-box>
        </draw:frame>
        <draw:frame presentation:style-name="pr68" draw:text-style-name="P17" draw:layer="layout" svg:width="25.4cm" svg:height="14.605cm" svg:x="1.27cm" svg:y="5.082cm" presentation:class="outline" presentation:user-transformed="true">
          <draw:text-box>
            <text:list text:style-name="L2">
              <text:list-item>
                <text:p text:style-name="P4"><text:span text:style-name="T3">For what general use case is @PostConstruct is ideal?</text:span></text:p>
                <text:list>
                  <text:list-item>
                    <text:p><text:span text:style-name="T71">Initialization after setter/field based dependency injection</text:span></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template" presentation:presentation-page-layout-name="AL2T1">
        <draw:frame presentation:style-name="pr12" draw:text-style-name="P12" draw:layer="layout" svg:width="25.4cm" svg:height="2.54cm" svg:x="1.27cm" svg:y="1.271cm" presentation:class="title" presentation:user-transformed="true">
          <draw:text-box>
            <text:p><text:span text:style-name="T44">Review</text:span><text:span text:style-name="T44"><text:line-break/></text:span><text:span text:style-name="T44"/></text:p>
          </draw:text-box>
        </draw:frame>
        <draw:frame presentation:style-name="pr69" draw:text-style-name="P17" draw:layer="layout" svg:width="25.4cm" svg:height="14.605cm" svg:x="1.27cm" svg:y="5.081cm" presentation:class="outline" presentation:user-transformed="true">
          <draw:text-box>
            <text:list text:style-name="L2">
              <text:list-item>
                <text:p text:style-name="P4"><text:span text:style-name="T3">What 4 stereotype annotations are often used in lieu of @Component?</text:span></text:p>
              </text:list-item>
            </text:list>
          </draw:text-box>
        </draw:frame>
        <presentation:notes draw:style-name="dp2">
          <draw:page-thumbnail draw:style-name="gr1"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1" draw:master-page-name="template" presentation:presentation-page-layout-name="AL2T1">
        <draw:frame presentation:style-name="pr12" draw:text-style-name="P12" draw:layer="layout" svg:width="25.4cm" svg:height="2.54cm" svg:x="1.27cm" svg:y="1.271cm" presentation:class="title" presentation:user-transformed="true">
          <draw:text-box>
            <text:p><text:span text:style-name="T44">Review Answer</text:span><text:span text:style-name="T44"><text:line-break/></text:span><text:span text:style-name="T44"/></text:p>
          </draw:text-box>
        </draw:frame>
        <draw:frame presentation:style-name="pr70" draw:text-style-name="P17" draw:layer="layout" svg:width="25.4cm" svg:height="14.605cm" svg:x="1.27cm" svg:y="5.081cm" presentation:class="outline" presentation:user-transformed="true">
          <draw:text-box>
            <text:list text:style-name="L2">
              <text:list-item>
                <text:p text:style-name="P4"><text:span text:style-name="T3">What 4 stereotype annotations are often used in lieu of @Component?</text:span></text:p>
                <text:list>
                  <text:list-item>
                    <text:p><text:span text:style-name="T71">@Service</text:span></text:p>
                  </text:list-item>
                  <text:list-item>
                    <text:p><text:span text:style-name="T71">@Repository</text:span></text:p>
                  </text:list-item>
                  <text:list-item>
                    <text:p><text:span text:style-name="T71">@Controller</text:span></text:p>
                  </text:list-item>
                  <text:list-item>
                    <text:p><text:span text:style-name="T71">@Configuration</text:span></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template" presentation:presentation-page-layout-name="AL2T1">
        <draw:frame presentation:style-name="pr5" draw:text-style-name="P3" draw:layer="layout" svg:width="25.4cm" svg:height="2.54cm" svg:x="1.27cm" svg:y="1.279cm" presentation:class="title" presentation:user-transformed="true">
          <draw:text-box>
            <text:p><text:span text:style-name="T2">Chapter Topics</text:span><text:span text:style-name="T2"><text:line-break/></text:span><text:span text:style-name="T2"/></text:p>
          </draw:text-box>
        </draw:frame>
        <draw:frame presentation:style-name="pr71" draw:text-style-name="P38" draw:layer="layout" svg:width="25.4cm" svg:height="14.605cm" svg:x="1.27cm" svg:y="5.089cm" presentation:class="outline" presentation:user-transformed="true">
          <draw:text-box>
            <text:list text:style-name="L2">
              <text:list-item>
                <text:p text:style-name="P4"><text:span text:style-name="T4">Annotation Based Configuration</text:span></text:p>
              </text:list-item>
              <text:list-item>
                <text:p text:style-name="P4"><text:span text:style-name="T4">Best Practices</text:span></text:p>
              </text:list-item>
              <text:list-item>
                <text:p text:style-name="P4"><text:span text:style-name="T4">Choosing Between Java Based Configuration And Annotation Based Configuration</text:span></text:p>
              </text:list-item>
              <text:list-item>
                <text:p text:style-name="P4"><text:span text:style-name="T4">Mixing Dependency Injection Styles</text:span></text:p>
              </text:list-item>
              <text:list-item>
                <text:p text:style-name="P4"><text:span text:style-name="T4">Initialization And Cleanup</text:span></text:p>
              </text:list-item>
              <text:list-item>
                <text:p text:style-name="P4"><text:span text:style-name="T4">Meta-Annotations And Stereotypes</text:span></text:p>
              </text:list-item>
              <text:list-item>
                <text:p text:style-name="P4"><text:span text:style-name="T4">@Resource <text:s/>(Optional)</text:span></text:p>
              </text:list-item>
              <text:list-item>
                <text:p text:style-name="P4"><text:span text:style-name="T4">JSR-330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3">Lab</text:span></text:p>
              </text:list-item>
            </text:list>
          </draw:text-box>
        </draw:frame>
        <presentation:notes draw:style-name="dp2">
          <draw:page-thumbnail draw:style-name="gr1" draw:layer="layout" svg:width="14.848cm" svg:height="11.136cm" svg:x="3.075cm" svg:y="2.257cm" draw:page-number="69" presentation:class="page"/>
          <draw:frame presentation:style-name="pr4" draw:text-style-name="P78" draw:layer="layout" svg:width="16.799cm" svg:height="13.364cm" svg:x="2.1cm" svg:y="14.107cm" presentation:class="notes" presentation:placeholder="true">
            <draw:text-box/>
          </draw:frame>
        </presentation:notes>
      </draw:page>
      <draw:page draw:name="page70" draw:style-name="dp1" draw:master-page-name="template" presentation:presentation-page-layout-name="AL2T1">
        <draw:frame presentation:style-name="pr12" draw:text-style-name="P79" draw:layer="layout" svg:width="25.4cm" svg:height="2.54cm" svg:x="1.27cm" svg:y="1.271cm" presentation:class="title" presentation:user-transformed="true">
          <draw:text-box>
            <text:p><text:span text:style-name="T47">Lab</text:span><text:span text:style-name="T47"><text:line-break/></text:span><text:span text:style-name="T47"/></text:p>
          </draw:text-box>
        </draw:frame>
        <draw:frame presentation:style-name="pr72" draw:text-style-name="P80" draw:layer="layout" svg:width="25.4cm" svg:height="14.605cm" svg:x="1.27cm" svg:y="5.081cm" presentation:class="outline" presentation:user-transformed="true">
          <draw:text-box>
            <text:list text:style-name="L2">
              <text:list-item>
                <text:p text:style-name="P4"><text:span text:style-name="T3">Chapter 4: Annotation Driven Configuration</text:span></text:p>
              </text:list-item>
            </text:list>
            <text:list text:style-name="L3">
              <text:list-item>
                <text:list>
                  <text:list-item>
                    <text:p><text:span text:style-name="T6">Eclipse Project</text:span></text:p>
                  </text:list-item>
                </text:list>
              </text:list-item>
            </text:list>
            <text:list text:style-name="L5">
              <text:list-item>
                <text:list>
                  <text:list-item>
                    <text:list>
                      <text:list-item>
                        <text:p><text:span text:style-name="T7">04-annotations</text:span></text:p>
                      </text:list-item>
                    </text:list>
                  </text:list-item>
                </text:list>
              </text:list-item>
            </text:list>
            <text:list text:style-name="L3">
              <text:list-item>
                <text:list>
                  <text:list-item>
                    <text:p><text:span text:style-name="T6">Instructions</text:span></text:p>
                  </text:list-item>
                </text:list>
              </text:list-item>
            </text:list>
            <text:list text:style-name="L5">
              <text:list-item>
                <text:list>
                  <text:list-item>
                    <text:list>
                      <text:list-item>
                        <text:p><text:span text:style-name="T7">Configuration With Annotations</text:span></text:p>
                      </text:list-item>
                    </text:list>
                  </text:list-item>
                  <text:list-item>
                    <text:p><text:span text:style-name="T6">Completion Time</text:span></text:p>
                    <text:list>
                      <text:list-item>
                        <text:p><text:span text:style-name="T7">45 minutes</text:span></text:p>
                      </text:list-item>
                    </text:list>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2" style:family="presentation" style:parent-style-name="template-backgroundobjects">
      <style:graphic-properties draw:stroke="none" draw:fill="none" draw:fill-color="#ffffff" draw:auto-grow-height="false" fo:min-height="1.485cm"/>
    </style:style>
    <style:style style:name="Mpr3"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template-title" draw:layer="backgroundobjects" svg:width="25.4cm" svg:height="2.367cm" svg:x="1.27cm" svg:y="1.27cm" presentation:class="title" presentation:placeholder="true">
        <draw:text-box/>
      </draw:frame>
      <draw:frame presentation:style-name="template-outline1" draw:layer="backgroundobjects" svg:width="25.4cm" svg:height="14.605cm" svg:x="1.27cm" svg:y="5.08cm" presentation:class="outline" presentation:placeholder="true">
        <draw:text-box/>
      </draw:frame>
      <draw:line presentation:style-name="Mpr1" draw:text-style-name="MP3" draw:layer="backgroundobjects" svg:x1="1.27cm" svg:y1="4.445cm" svg:x2="26.67cm" svg:y2="4.445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1-10-08T17:52:39</meta:creation-date>
    <meta:editing-duration>P4DT13H47M3S</meta:editing-duration>
    <meta:editing-cycles>738</meta:editing-cycles>
    <meta:generator>OpenOffice/4.1.5$Unix OpenOffice.org_project/415m1$Build-9789</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8-08-21T16:16:23</dc:date>
    <meta:document-statistic meta:object-count="375"/>
    <meta:user-defined meta:name="License">&lt;a href="http://www.youtube.com/hagetaka0&gt;YouTube - hagetaka0's Channel&lt;/a&gt;</meta:user-defined>
  </office:meta>
</office:document-meta>
</file>